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Arial" svg:font-family="Arial" style:font-family-generic="swiss"/>
    <style:font-face style:name="Calibri" svg:font-family="Calibri" style:font-family-generic="swiss"/>
    <style:font-face style:name="Liberation Sans1" svg:font-family="'Liberation Sans'" style:font-family-generic="swiss"/>
    <style:font-face style:name="Liberation Serif" svg:font-family="'Liberation Serif'" style:font-family-generic="swiss"/>
    <style:font-face style:name="OpenSymbol" svg:font-family="OpenSymbol" style:font-family-generic="swiss"/>
    <style:font-face style:name="Segoe UI" svg:font-family="'Segoe UI'"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paragraph-properties fo:text-align="center" style:justify-single-word="false"/>
      <style:text-properties fo:font-size="18pt" officeooo:paragraph-rsid="0018f1e9" style:font-size-asian="18pt" style:font-size-complex="18pt"/>
    </style:style>
    <style:style style:name="P2" style:family="paragraph" style:parent-style-name="Heading_20_2">
      <style:text-properties officeooo:paragraph-rsid="0018f1e9"/>
    </style:style>
    <style:style style:name="P3" style:family="paragraph" style:parent-style-name="Heading_20_2">
      <style:paragraph-properties fo:text-align="center" style:justify-single-word="false" fo:break-before="page"/>
      <style:text-properties officeooo:rsid="0020f6ed" officeooo:paragraph-rsid="0020f6ed"/>
    </style:style>
    <style:style style:name="P4" style:family="paragraph" style:parent-style-name="Heading_20_2" style:master-page-name="">
      <style:paragraph-properties fo:hyphenation-ladder-count="no-limit" style:page-number="auto" style:writing-mode="lr-tb"/>
      <style:text-properties officeooo:paragraph-rsid="0018f1e9" fo:hyphenate="true" fo:hyphenation-remain-char-count="2" fo:hyphenation-push-char-count="2"/>
    </style:style>
    <style:style style:name="P5" style:family="paragraph" style:parent-style-name="Heading_20_2">
      <style:paragraph-properties fo:hyphenation-ladder-count="no-limit" style:writing-mode="lr-tb"/>
      <style:text-properties fo:hyphenate="true" fo:hyphenation-remain-char-count="2" fo:hyphenation-push-char-count="2"/>
    </style:style>
    <style:style style:name="P6" style:family="paragraph" style:parent-style-name="Heading_20_2">
      <style:paragraph-properties fo:hyphenation-ladder-count="no-limit" style:writing-mode="lr-tb"/>
      <style:text-properties officeooo:paragraph-rsid="0018f1e9" fo:hyphenate="true" fo:hyphenation-remain-char-count="2" fo:hyphenation-push-char-count="2"/>
    </style:style>
    <style:style style:name="P7" style:family="paragraph" style:parent-style-name="Heading_20_2">
      <style:paragraph-properties fo:hyphenation-ladder-count="no-limit" style:writing-mode="lr-tb"/>
      <style:text-properties officeooo:rsid="001f4647" officeooo:paragraph-rsid="001f4647" fo:hyphenate="true" fo:hyphenation-remain-char-count="2" fo:hyphenation-push-char-count="2"/>
    </style:style>
    <style:style style:name="P8" style:family="paragraph" style:parent-style-name="Heading_20_2" style:master-page-name="">
      <style:paragraph-properties fo:hyphenation-ladder-count="no-limit" style:page-number="auto" style:writing-mode="lr-tb"/>
      <style:text-properties officeooo:paragraph-rsid="0018f1e9" fo:hyphenate="false" fo:hyphenation-remain-char-count="2" fo:hyphenation-push-char-count="2"/>
    </style:style>
    <style:style style:name="P9" style:family="paragraph" style:parent-style-name="Heading_20_2" style:master-page-name="">
      <style:paragraph-properties fo:hyphenation-ladder-count="no-limit" style:page-number="auto" style:writing-mode="lr-tb"/>
      <style:text-properties fo:hyphenate="false" fo:hyphenation-remain-char-count="2" fo:hyphenation-push-char-count="2"/>
    </style:style>
    <style:style style:name="P10" style:family="paragraph" style:parent-style-name="Heading_20_2" style:master-page-name="">
      <style:paragraph-properties fo:hyphenation-ladder-count="no-limit" style:page-number="auto" style:writing-mode="lr-tb"/>
      <style:text-properties fo:hyphenate="false" fo:hyphenation-remain-char-count="2" fo:hyphenation-push-char-count="2"/>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font-name="Liberation Sans Narrow" fo:font-size="11pt" officeooo:paragraph-rsid="0018f1e9" style:font-size-asian="11pt"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8f1e9" style:font-size-asian="11pt" style:font-size-complex="11pt" fo:hyphenate="true" fo:hyphenation-remain-char-count="2" fo:hyphenation-push-char-count="2"/>
    </style:style>
    <style:style style:name="P13"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f4647" style:font-size-asian="11pt" style:font-size-complex="11pt" fo:hyphenate="true" fo:hyphenation-remain-char-count="2" fo:hyphenation-push-char-count="2"/>
    </style:style>
    <style:style style:name="P14"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8f1e9" style:font-size-asian="11pt" style:font-name-complex="Times New Roman1" style:font-size-complex="11pt" fo:hyphenate="true" fo:hyphenation-remain-char-count="2" fo:hyphenation-push-char-count="2"/>
    </style:style>
    <style:style style:name="P15"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8f1e9" style:font-size-asian="11pt" style:language-asian="es" style:country-asian="PY" style:font-name-complex="Times New Roman1" style:font-size-complex="11pt" fo:hyphenate="true" fo:hyphenation-remain-char-count="2" fo:hyphenation-push-char-count="2"/>
    </style:style>
    <style:style style:name="P16"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fo:font-style="italic" officeooo:paragraph-rsid="0018f1e9" style:font-size-asian="11pt" style:font-style-asian="italic" style:font-name-complex="Times New Roman1" style:font-size-complex="11pt" fo:hyphenate="true" fo:hyphenation-remain-char-count="2" fo:hyphenation-push-char-count="2"/>
    </style:style>
    <style:style style:name="P17"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fo:font-style="italic" officeooo:paragraph-rsid="0018f1e9" style:font-size-asian="11pt" style:font-style-asian="italic" style:font-size-complex="11pt" style:font-style-complex="italic" fo:hyphenate="true" fo:hyphenation-remain-char-count="2" fo:hyphenation-push-char-count="2"/>
    </style:style>
    <style:style style:name="P1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fo:color="#00000a" style:font-name="Liberation Sans Narrow" fo:font-size="11pt" fo:language="es" fo:country="ES" officeooo:paragraph-rsid="0018f1e9" style:font-name-asian="Calibri1" style:font-size-asian="11pt" style:language-asian="en" style:country-asian="US" style:font-name-complex="Times New Roman1" style:font-size-complex="11pt" style:language-complex="ar" style:country-complex="SA"/>
    </style:style>
    <style:style style:name="P19" style:family="paragraph" style:parent-style-name="Standard">
      <style:paragraph-properties fo:margin-left="0in" fo:margin-right="0in" fo:margin-top="0in" fo:margin-bottom="0in" loext:contextual-spacing="false" fo:line-height="100%" fo:text-align="end" style:justify-single-word="false" fo:text-indent="0in" style:auto-text-indent="false" style:writing-mode="lr-tb"/>
      <style:text-properties fo:color="#00000a" style:font-name="Liberation Sans Narrow" fo:font-size="11pt" fo:language="es" fo:country="ES" officeooo:rsid="00129926" officeooo:paragraph-rsid="0014471d" style:font-name-asian="Calibri1" style:font-size-asian="11pt" style:language-asian="en" style:country-asian="US" style:font-name-complex="Times New Roman1" style:font-size-complex="11pt" style:language-complex="ar" style:country-complex="SA"/>
    </style:style>
    <style:style style:name="P20"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fo:color="#00000a" style:font-name="Liberation Sans Narrow" fo:font-size="11pt" fo:language="es" fo:country="ES" fo:font-style="normal" officeooo:paragraph-rsid="0018f1e9" style:font-name-asian="Calibri1" style:font-size-asian="11pt" style:language-asian="en" style:country-asian="US" style:font-style-asian="normal" style:font-name-complex="Times New Roman1" style:font-size-complex="11pt" style:language-complex="ar" style:country-complex="SA" style:font-style-complex="normal" fo:hyphenate="true" fo:hyphenation-remain-char-count="2" fo:hyphenation-push-char-count="2"/>
    </style:style>
    <style:style style:name="P2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fo:color="#00000a" style:font-name="Liberation Sans Narrow" fo:font-size="10pt" fo:language="es" fo:country="ES" officeooo:paragraph-rsid="0018f1e9" style:font-name-asian="Calibri1" style:font-size-asian="10pt" style:language-asian="en" style:country-asian="US" style:font-name-complex="Times New Roman1" style:font-size-complex="10pt" style:language-complex="ar" style:country-complex="SA"/>
    </style:style>
    <style:style style:name="P2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fo:color="#00000a" style:font-name="Liberation Sans Narrow" fo:font-size="10pt" fo:language="es" fo:country="ES" officeooo:rsid="0014471d" officeooo:paragraph-rsid="0018f1e9" style:font-name-asian="Calibri1" style:font-size-asian="10pt" style:language-asian="en" style:country-asian="US" style:font-name-complex="Times New Roman1" style:font-size-complex="10pt" style:language-complex="ar" style:country-complex="SA"/>
    </style:style>
    <style:style style:name="P2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fo:color="#00000a" style:font-name="Liberation Sans Narrow" fo:font-size="10pt" fo:language="es" fo:country="ES" officeooo:rsid="00129926" officeooo:paragraph-rsid="0018f1e9" style:font-name-asian="Calibri1" style:font-size-asian="10pt" style:language-asian="en" style:country-asian="US" style:font-name-complex="Times New Roman1" style:font-size-complex="10pt" style:language-complex="ar" style:country-complex="SA"/>
    </style:style>
    <style:style style:name="P24"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left="0in" fo:padding-right="0in" fo:padding-top="0in" fo:padding-bottom="0.0291in" fo:border-left="none" fo:border-right="none" fo:border-top="none" fo:border-bottom="0.06pt solid #000000" style:writing-mode="lr-tb" style:join-border="false"/>
      <style:text-properties fo:color="#00000a" style:font-name="Liberation Sans Narrow" fo:font-size="11pt" fo:language="es" fo:country="ES" officeooo:paragraph-rsid="0018f1e9" style:font-name-asian="Calibri1" style:font-size-asian="11pt" style:language-asian="en" style:country-asian="US" style:font-name-complex="Times New Roman1" style:font-size-complex="11pt" style:language-complex="ar" style:country-complex="SA"/>
    </style:style>
    <style:style style:name="P25"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left="0in" fo:padding-right="0in" fo:padding-top="0in" fo:padding-bottom="0.0291in" fo:border-left="none" fo:border-right="none" fo:border-top="none" fo:border-bottom="0.06pt solid #000000" style:writing-mode="lr-tb" style:join-border="false"/>
      <style:text-properties fo:color="#00000a" style:font-name="Liberation Sans Narrow" fo:font-size="10pt" fo:language="es" fo:country="ES" officeooo:paragraph-rsid="0018f1e9" style:font-name-asian="Calibri1" style:font-size-asian="10pt" style:language-asian="en" style:country-asian="US" style:font-name-complex="Times New Roman1" style:font-size-complex="10pt" style:language-complex="ar" style:country-complex="SA"/>
    </style:style>
    <style:style style:name="P26" style:family="paragraph" style:parent-style-name="Standard" style:master-page-name="Standard">
      <style:paragraph-properties fo:margin-left="0in" fo:margin-right="0in" fo:margin-top="0in" fo:margin-bottom="0in" loext:contextual-spacing="false" fo:line-height="100%" fo:text-align="justify" style:justify-single-word="false" fo:text-indent="0in" style:auto-text-indent="false" style:page-number="auto" style:writing-mode="lr-tb"/>
      <style:text-properties fo:color="#00000a" style:font-name="Liberation Sans Narrow" fo:font-size="12pt" fo:language="es" fo:country="ES" officeooo:paragraph-rsid="0018f1e9" style:font-name-asian="Calibri1" style:font-size-asian="12pt" style:language-asian="en" style:country-asian="US" style:font-name-complex="Times New Roman1" style:font-size-complex="12pt" style:language-complex="ar" style:country-complex="SA"/>
    </style:style>
    <style:style style:name="P27" style:family="paragraph" style:parent-style-name="Standard" style:list-style-name="">
      <style:paragraph-properties fo:margin-left="0.5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8f1e9" style:font-size-asian="11pt" style:font-name-complex="Times New Roman1" style:font-size-complex="11pt" fo:hyphenate="true" fo:hyphenation-remain-char-count="2" fo:hyphenation-push-char-count="2"/>
    </style:style>
    <style:style style:name="P28" style:family="paragraph" style:parent-style-name="Standard">
      <style:paragraph-properties fo:margin-left="0.5909in" fo:margin-right="0in" fo:margin-top="0in" fo:margin-bottom="0in" loext:contextual-spacing="false" fo:line-height="100%" fo:text-align="justify" style:justify-single-word="false" fo:hyphenation-ladder-count="no-limit" fo:text-indent="-0.1972in" style:auto-text-indent="false" style:writing-mode="lr-tb"/>
      <style:text-properties style:font-name="Liberation Sans Narrow" fo:font-size="11pt" officeooo:paragraph-rsid="0018f1e9" style:font-size-asian="11pt" style:font-name-complex="Times New Roman1" style:font-size-complex="11pt" fo:hyphenate="true" fo:hyphenation-remain-char-count="2" fo:hyphenation-push-char-count="2"/>
    </style:style>
    <style:style style:name="P29"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0" style:family="paragraph" style:parent-style-name="Standard" style:list-style-name="L5">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1" style:family="paragraph" style:parent-style-name="Standard" style:list-style-name="L32">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2" style:family="paragraph" style:parent-style-name="Standard" style:list-style-name="L33">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3" style:family="paragraph" style:parent-style-name="Standard" style:list-style-name="L35">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4" style:family="paragraph" style:parent-style-name="Standard" style:list-style-name="L36">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5" style:family="paragraph" style:parent-style-name="Standard" style:list-style-name="L37">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6" style:family="paragraph" style:parent-style-name="Standard" style:list-style-name="L38">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7" style:family="paragraph" style:parent-style-name="Standard" style:list-style-name="L40">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8" style:family="paragraph" style:parent-style-name="Standard" style:list-style-name="L41">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39" style:family="paragraph" style:parent-style-name="Standard" style:list-style-name="L42">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40" style:family="paragraph" style:parent-style-name="Standard" style:list-style-name="L49">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41" style:family="paragraph" style:parent-style-name="Standard" style:list-style-name="L50">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42" style:family="paragraph" style:parent-style-name="Standard" style:list-style-name="L51">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43" style:family="paragraph" style:parent-style-name="Standard" style:list-style-name="L52">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44" style:family="paragraph" style:parent-style-name="Standard" style:list-style-name="L29">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45" style:family="paragraph" style:parent-style-name="Standard" style:list-style-name="L30">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46" style:family="paragraph" style:parent-style-name="Standard" style:list-style-name="L31">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47" style:family="paragraph" style:parent-style-name="Standard" style:list-style-name="L34">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48" style:family="paragraph" style:parent-style-name="Standard" style:list-style-name="L39">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49" style:family="paragraph" style:parent-style-name="Standard" style:list-style-name="L43">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50" style:family="paragraph" style:parent-style-name="Standard" style:list-style-name="L44">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51" style:family="paragraph" style:parent-style-name="Standard" style:list-style-name="L45">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52" style:family="paragraph" style:parent-style-name="Standard" style:list-style-name="L46">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53" style:family="paragraph" style:parent-style-name="Standard" style:list-style-name="L47">
      <style:paragraph-properties fo:margin-top="0in" fo:margin-bottom="0in" loext:contextual-spacing="false" fo:line-height="100%" fo:text-align="justify" style:justify-single-word="false" fo:hyphenation-ladder-count="no-limit" style:writing-mode="lr-tb"/>
      <style:text-properties officeooo:paragraph-rsid="0018f1e9" fo:hyphenate="true" fo:hyphenation-remain-char-count="2" fo:hyphenation-push-char-count="2"/>
    </style:style>
    <style:style style:name="P54" style:family="paragraph" style:parent-style-name="Standard">
      <style:paragraph-properties fo:line-height="100%" fo:text-align="justify" style:justify-single-word="false" fo:hyphenation-ladder-count="no-limit" style:writing-mode="lr-tb"/>
      <style:text-properties style:font-name="Liberation Sans Narrow" fo:font-size="11pt" fo:font-style="italic" officeooo:paragraph-rsid="0018f1e9" style:font-size-asian="11pt" style:font-style-asian="italic" style:font-name-complex="Times New Roman1" style:font-size-complex="11pt" fo:hyphenate="true" fo:hyphenation-remain-char-count="2" fo:hyphenation-push-char-count="2"/>
    </style:style>
    <style:style style:name="P55" style:family="paragraph" style:parent-style-name="List_20_Paragraph">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8f1e9" style:font-size-asian="11pt" style:font-size-complex="11pt" fo:hyphenate="true" fo:hyphenation-remain-char-count="2" fo:hyphenation-push-char-count="2"/>
    </style:style>
    <style:style style:name="P56" style:family="paragraph" style:parent-style-name="List_20_Paragraph">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8f1e9" style:font-size-asian="11pt" style:font-name-complex="Times New Roman1" style:font-size-complex="11pt" fo:hyphenate="true" fo:hyphenation-remain-char-count="2" fo:hyphenation-push-char-count="2"/>
    </style:style>
    <style:style style:name="P57" style:family="paragraph" style:parent-style-name="List_20_Paragraph">
      <style:paragraph-properties fo:margin-left="0.5in" fo:margin-right="0in" fo:margin-top="0in" fo:margin-bottom="0in" loext:contextual-spacing="false" fo:line-height="100%" fo:text-align="justify" style:justify-single-word="false" fo:text-indent="-0.5in" style:auto-text-indent="false" style:writing-mode="lr-tb"/>
      <style:text-properties style:font-name="Liberation Sans Narrow" fo:font-size="11pt" officeooo:paragraph-rsid="0018f1e9" style:font-size-asian="11pt" style:font-size-complex="11pt"/>
    </style:style>
    <style:style style:name="P58" style:family="paragraph" style:parent-style-name="List_20_Paragraph" style:list-style-name="L1">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59" style:family="paragraph" style:parent-style-name="List_20_Paragraph" style:list-style-name="L8">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0" style:family="paragraph" style:parent-style-name="List_20_Paragraph" style:list-style-name="L9">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1" style:family="paragraph" style:parent-style-name="List_20_Paragraph" style:list-style-name="L10">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2" style:family="paragraph" style:parent-style-name="List_20_Paragraph" style:list-style-name="L11">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3" style:family="paragraph" style:parent-style-name="List_20_Paragraph" style:list-style-name="L12">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4" style:family="paragraph" style:parent-style-name="List_20_Paragraph" style:list-style-name="L13">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5" style:family="paragraph" style:parent-style-name="List_20_Paragraph" style:list-style-name="L14">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6" style:family="paragraph" style:parent-style-name="List_20_Paragraph" style:list-style-name="L15">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7" style:family="paragraph" style:parent-style-name="List_20_Paragraph" style:list-style-name="L16">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8" style:family="paragraph" style:parent-style-name="List_20_Paragraph" style:list-style-name="L17">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69" style:family="paragraph" style:parent-style-name="List_20_Paragraph" style:list-style-name="L18">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0" style:family="paragraph" style:parent-style-name="List_20_Paragraph" style:list-style-name="L19">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1" style:family="paragraph" style:parent-style-name="List_20_Paragraph" style:list-style-name="L20">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2" style:family="paragraph" style:parent-style-name="List_20_Paragraph" style:list-style-name="L21">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3" style:family="paragraph" style:parent-style-name="List_20_Paragraph" style:list-style-name="L22">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4" style:family="paragraph" style:parent-style-name="List_20_Paragraph" style:list-style-name="L23">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5" style:family="paragraph" style:parent-style-name="List_20_Paragraph" style:list-style-name="L24">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6" style:family="paragraph" style:parent-style-name="List_20_Paragraph" style:list-style-name="L25">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7" style:family="paragraph" style:parent-style-name="List_20_Paragraph" style:list-style-name="L26">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8" style:family="paragraph" style:parent-style-name="List_20_Paragraph" style:list-style-name="L27">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79" style:family="paragraph" style:parent-style-name="List_20_Paragraph" style:list-style-name="L28">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80" style:family="paragraph" style:parent-style-name="List_20_Paragraph" style:list-style-name="L48">
      <style:paragraph-properties fo:margin-top="0in" fo:margin-bottom="0in" loext:contextual-spacing="false" fo:line-height="100%" fo:text-align="justify" style:justify-single-word="false" fo:hyphenation-ladder-count="no-limit" style:writing-mode="lr-tb"/>
      <style:text-properties style:font-name="Liberation Sans Narrow" fo:font-size="11pt" officeooo:paragraph-rsid="0018f1e9" style:font-size-asian="11pt" style:font-size-complex="11pt" fo:hyphenate="true" fo:hyphenation-remain-char-count="2" fo:hyphenation-push-char-count="2"/>
    </style:style>
    <style:style style:name="P81" style:family="paragraph" style:parent-style-name="List_20_Paragraph" style:list-style-name="L6">
      <style:paragraph-properties fo:margin-top="0in" fo:margin-bottom="0in" loext:contextual-spacing="false" fo:line-height="100%" fo:text-align="justify" style:justify-single-word="false" fo:hyphenation-ladder-count="no-limit" style:writing-mode="lr-tb"/>
      <style:text-properties fo:color="#00000a" style:font-name="Liberation Sans Narrow" fo:font-size="11pt" fo:language="es" fo:country="ES" fo:font-style="normal" officeooo:paragraph-rsid="0018f1e9" style:font-name-asian="Calibri1" style:font-size-asian="11pt" style:language-asian="en" style:country-asian="US" style:font-style-asian="normal" style:font-name-complex="Times New Roman1" style:font-size-complex="11pt" style:language-complex="ar" style:country-complex="SA" style:font-style-complex="normal" fo:hyphenate="true" fo:hyphenation-remain-char-count="2" fo:hyphenation-push-char-count="2"/>
    </style:style>
    <style:style style:name="P82" style:family="paragraph" style:parent-style-name="List_20_Paragraph" style:list-style-name="L7">
      <style:paragraph-properties fo:margin-top="0in" fo:margin-bottom="0in" loext:contextual-spacing="false" fo:line-height="100%" fo:text-align="justify" style:justify-single-word="false" fo:hyphenation-ladder-count="no-limit" style:writing-mode="lr-tb"/>
      <style:text-properties fo:color="#00000a" style:font-name="Liberation Sans Narrow" fo:font-size="11pt" fo:language="es" fo:country="ES" fo:font-style="normal" officeooo:paragraph-rsid="0018f1e9" style:font-name-asian="Calibri1" style:font-size-asian="11pt" style:language-asian="en" style:country-asian="US" style:font-style-asian="normal" style:font-name-complex="Times New Roman1" style:font-size-complex="11pt" style:language-complex="ar" style:country-complex="SA" style:font-style-complex="normal" fo:hyphenate="true" fo:hyphenation-remain-char-count="2" fo:hyphenation-push-char-count="2"/>
    </style:style>
    <style:style style:name="P83" style:family="paragraph" style:parent-style-name="List_20_Paragraph">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officeooo:paragraph-rsid="0018f1e9" style:font-size-asian="11pt" style:font-size-complex="11pt" fo:hyphenate="true" fo:hyphenation-remain-char-count="2" fo:hyphenation-push-char-count="2"/>
    </style:style>
    <style:style style:name="T1" style:family="text">
      <style:text-properties style:font-name="Liberation Serif" fo:font-size="12pt" style:font-size-asian="12pt" style:font-name-complex="Times New Roman1" style:font-size-complex="12pt"/>
    </style:style>
    <style:style style:name="T2" style:family="text">
      <style:text-properties style:font-name="Times New Roman" fo:font-size="12pt" style:font-size-asian="12pt" style:font-name-complex="Times New Roman1"/>
    </style:style>
    <style:style style:name="T3" style:family="text">
      <style:text-properties style:text-position="super 58%" style:font-name-complex="Times New Roman1"/>
    </style:style>
    <style:style style:name="T4" style:family="text">
      <style:text-properties style:font-name-complex="Times New Roman1"/>
    </style:style>
    <style:style style:name="T5" style:family="text">
      <style:text-properties officeooo:rsid="0017ca4e" style:font-name-complex="Times New Roman1"/>
    </style:style>
    <style:style style:name="T6" style:family="text">
      <style:text-properties officeooo:rsid="0018f1e9" style:font-name-complex="Times New Roman1"/>
    </style:style>
    <style:style style:name="T7" style:family="text">
      <style:text-properties officeooo:rsid="001b71b8" style:font-name-complex="Times New Roman1"/>
    </style:style>
    <style:style style:name="T8" style:family="text">
      <style:text-properties officeooo:rsid="0021cc6b" style:font-name-complex="Times New Roman1"/>
    </style:style>
    <style:style style:name="T9" style:family="text">
      <style:text-properties officeooo:rsid="00253329" style:font-name-complex="Times New Roman1"/>
    </style:style>
    <style:style style:name="T10" style:family="text">
      <style:text-properties fo:font-style="italic" style:font-style-asian="italic" style:font-name-complex="Times New Roman1"/>
    </style:style>
    <style:style style:name="T11" style:family="text">
      <style:text-properties fo:font-style="italic" style:font-style-asian="italic" style:font-name-complex="Times New Roman1" style:font-style-complex="italic"/>
    </style:style>
    <style:style style:name="T12" style:family="text">
      <style:text-properties fo:font-style="italic" officeooo:rsid="001a44cc" style:font-style-asian="italic" style:font-name-complex="Times New Roman1" style:font-style-complex="italic"/>
    </style:style>
    <style:style style:name="T13" style:family="text">
      <style:text-properties fo:font-style="italic" style:language-asian="es" style:country-asian="PY" style:font-style-asian="italic" style:font-name-complex="Times New Roman1"/>
    </style:style>
    <style:style style:name="T14" style:family="text">
      <style:text-properties fo:language="en" fo:country="US" style:font-name-complex="Times New Roman1"/>
    </style:style>
    <style:style style:name="T15" style:family="text">
      <style:text-properties fo:language="en" fo:country="US" officeooo:rsid="001a44cc" style:font-name-complex="Times New Roman1"/>
    </style:style>
    <style:style style:name="T16" style:family="text">
      <style:text-properties fo:language="en" fo:country="US" fo:font-style="italic" style:font-style-asian="italic" style:font-name-complex="Times New Roman1" style:font-style-complex="italic"/>
    </style:style>
    <style:style style:name="T17" style:family="text">
      <style:text-properties fo:language="en" fo:country="US" fo:font-style="italic" officeooo:rsid="001a44cc" style:font-style-asian="italic" style:font-name-complex="Times New Roman1" style:font-style-complex="italic"/>
    </style:style>
    <style:style style:name="T18" style:family="text">
      <style:text-properties style:language-asian="es" style:country-asian="PY" style:font-name-complex="Times New Roman1"/>
    </style:style>
    <style:style style:name="T19" style:family="text">
      <style:text-properties fo:font-style="normal" style:font-style-asian="normal" style:font-name-complex="Times New Roman1" style:font-style-complex="normal"/>
    </style:style>
    <style:style style:name="T20" style:family="text">
      <style:text-properties fo:font-style="normal" style:font-style-asian="normal" style:font-style-complex="normal"/>
    </style:style>
    <style:style style:name="T21" style:family="text">
      <style:text-properties fo:color="#00000a" fo:language="es" fo:country="ES" style:font-name-asian="Calibri1" style:language-asian="en" style:country-asian="US" style:font-name-complex="Times New Roman1" style:language-complex="ar" style:country-complex="SA"/>
    </style:style>
    <style:style style:name="T22" style:family="text">
      <style:text-properties fo:color="#00000a" fo:language="es" fo:country="ES" fo:font-style="normal" style:font-name-asian="Calibri1" style:language-asian="en" style:country-asian="US" style:font-style-asian="normal" style:font-name-complex="Times New Roman1" style:language-complex="ar" style:country-complex="SA" style:font-style-complex="normal"/>
    </style:style>
    <style:style style:name="T23" style:family="text">
      <style:text-properties officeooo:rsid="0014e8c8"/>
    </style:style>
    <style:style style:name="T24" style:family="text">
      <style:text-properties style:font-name="Liberation Sans Narrow" fo:font-size="11pt" style:font-size-asian="11pt" style:font-name-complex="Times New Roman1" style:font-size-complex="11pt"/>
    </style:style>
    <style:style style:name="Sect1" style:family="section">
      <style:section-properties text:dont-balance-text-columns="false" style:editable="false">
        <style:columns fo:column-count="2" fo:column-gap="0.25in">
          <style:column style:rel-width="4658*" fo:start-indent="0in" fo:end-indent="0.1252in"/>
          <style:column style:rel-width="4659*"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arlene Ojeda de Orrego</text:p>
      <text:p text:style-name="P21">Facultad de Ciencias de la Salud</text:p>
      <text:p text:style-name="P22">Universidad del Norte</text:p>
      <text:p text:style-name="P23">Rev UN Med 2017 6(1): 87-174</text:p>
      <text:p text:style-name="P18"/>
      <text:h text:style-name="P1" text:outline-level="1"><text:bookmark text:name="__DdeLink__2371_1181655541"/>Plan de <text:span text:style-name="T23">c</text:span>uidados de <text:span text:style-name="T23">e</text:span>nfermería a <text:span text:style-name="T23">p</text:span>aciente con <text:span text:style-name="T23">e</text:span>nfermedad <text:span text:style-name="T23">a</text:span>utoinmune <text:span text:style-name="T23">s</text:span>indrome de Guillain-Barré</text:h>
      <text:p text:style-name="P24"/>
      <text:h text:style-name="P2" text:outline-level="2">RESUMEN</text:h>
      <text:p text:style-name="P21">En el trabajo se enfocó en una investigación cualitativa basada en el estudio del caso encontrado. Donde se evalúa el proceso de cuidado al paciente con síndrome de Guillain-Barré. El objetivo principal del trabajo se centró en el conocimiento y <text:s/>las técnicas de procedimientos reales en el periodo del año 2014. <text:s/>Se pudo identificar los esfuerzos físicos y de capacitaciones, los cuales, de manera combinada dieron buenos resultados. Así se demostró que el comportamiento sumado a la destreza y habilidad evidencia un mejor entendimiento de los aspectos preponderantes de la enfermedad.</text:p>
      <text:p text:style-name="P21"><text:tab/>El aporte informativo consistió en explicar de qué manera sucedió este aprendizaje a partir de fuentes originales recogidas en entrevistas a profesionales de enfermería y <text:s/>la observación directa. En función del <text:s/>amplio consenso que señala, por un lado, la dificultad que presentan los estudios agregados <text:s/>sobre la precariedad del ente público para arribar a conclusiones, y por el otro, la existencia de casos esporádicos que merecen ser estudiados ya sea para renovar las evidencias disponibles, difundir experiencias, así como para nutrir los conocimientos.</text:p>
      <text:p text:style-name="P25"/>
      <text:p text:style-name="P18"/>
      <text:section text:style-name="Sect1" text:name="Section1">
        <text:h text:style-name="P4" text:outline-level="2">INTRODUCCIÓN</text:h>
        <text:p text:style-name="P12"><text:span text:style-name="T21">Este trabajo <text:s/>detalló <text:s/>las características semiológicas del síndrome de Guillain-Barré, así como también sus causas, secuelas, tratamientos y la valoración física del paciente para el posterior cuidado de enfermería. El Síndrome de Guillain-Barré es una enfermedad poco con</text:span><text:span text:style-name="T4">ocida pero <text:s/>que a su vez puede causar trastornos graves en el sistema nervioso motor y sensitivo. En los pacientes se puede apreciar graves secuelas neurológicas y causar parálisis diafragmática e incluso la muerte. </text:span></text:p>
        <text:p text:style-name="P12"><text:span text:style-name="T4"><text:tab/>En estos casos es necesaria la utilización de asistencia respiratoria mecánica y cuidados de enfermería, por lo tanto debe internarse al paciente en unidad de terapia intensiva. Es una enfermedad poco frecuente que está al alcance de todos. Incluso se cree que puede ser provocada por la inoculación de vacunas de uso corriente. Dentro del grupo de las enfermedades neuromusculares, el síndrome de Guillain-Barré es el cuadro clínico que acapara mayor interés es la causa más frecuente de parálisis aguda generalizada. </text:span></text:p>
        <text:p text:style-name="P12"><text:span text:style-name="T4"><text:tab/>En la actualidad se realizan grandes avances en el conocimiento de las neuropatías desmielinizantes. El síndrome de Guillain-Barré posee una patogenia bien precisada gracias a los progresos que se realizan en la reacción y la respuesta del sistema nervioso periférico, por lo cual han mejorado los aspectos clínicos y terapéuticos del síndrome y se obtienen resultados beneficiosos. Es una enfermedad autoinmune que se desencadena por una infección vírica o bacteriana y se caracteriza por presentarse como una debilidad simétrica rápidamente progresiva, de comienzo distal y avance proximal, a veces llega a afectar a la musculatura bulbar respiratoria; cursa con pérdida de reflejos osteotendinosos y con signos sensitivos leves o ausentes.</text:span></text:p>
        <text:p text:style-name="P14"/>
        <text:h text:style-name="P8" text:outline-level="2">PLANTEAMIENTO DEL PROBLEMA</text:h>
        <text:p text:style-name="P12"><text:span text:style-name="T4">En el siguiente material se enfocó un paciente adulto hombre que padeció este síndrome, condiciones de vida de este paciente, como se vio afectada su vida tras haber tenido este padecimiento. El síndrome de Guillain Barré es un trastorno poco común que hace que el sistema inmunológico ataque el sistema nervioso periférico. La lesión de estos nervios dificulta la transmisión de las señales. Como resultado, los músculos tienen problemas para responder <text:s text:c="2"/>a las señales del cerebro. Nadie conoce la causa de este síndrome.</text:span></text:p>
        <text:p text:style-name="P12"><text:span text:style-name="T4">Algunas veces, es desencadenado por una infección, una cirugía o una vacuna. De esta forma se formula la siguiente pregunta macro: ¿Qué cuidados de enfermería son los necesarios para brindarle al paciente con SGB hospitalizado y que <text:s/>tipos de cuidados se requieren para prevenir complicaciones o en el peor de los casos, cuando <text:s/>ya están presentes?</text:span></text:p>
        <text:p text:style-name="P14"/>
        <text:h text:style-name="P6" text:outline-level="2"><text:soft-page-break/>PREGUNTAS DE INVESTIGACION</text:h>
        <text:list xml:id="list1627999247" text:style-name="L1">
          <text:list-item>
            <text:p text:style-name="P58"><text:span text:style-name="T4">¿En qué consiste el Síndrome de Guillain Barré?</text:span></text:p>
          </text:list-item>
          <text:list-item>
            <text:p text:style-name="P58"><text:span text:style-name="T4">¿Cuál es el factor de riesgo en el Síndrome de Guillain-Barré? </text:span></text:p>
          </text:list-item>
          <text:list-item>
            <text:p text:style-name="P58"><text:span text:style-name="T4">¿Cuáles son las manifestaciones clínicas del Síndrome de Guillain-Barré?</text:span></text:p>
          </text:list-item>
          <text:list-item>
            <text:p text:style-name="P58"><text:span text:style-name="T4">¿De qué forma se lleva a cabo la detección del Síndrome de Guillain-Barré?</text:span></text:p>
          </text:list-item>
          <text:list-item>
            <text:p text:style-name="P58"><text:span text:style-name="T4">¿Cuáles son las complicaciones que acarrea este Síndrome?</text:span></text:p>
          </text:list-item>
          <text:list-item>
            <text:p text:style-name="P58"><text:span text:style-name="T4">¿Cuáles son los cuidados de enfermería en <text:s/>pacientes con este Síndrome?</text:span></text:p>
          </text:list-item>
          <text:list-item>
            <text:p text:style-name="P58"><text:span text:style-name="T4">¿Está establecido un protocolo de atención de enfermería por parte del MSPBS?</text:span></text:p>
          </text:list-item>
        </text:list>
        <text:p text:style-name="P14"/>
        <text:h text:style-name="P6" text:outline-level="2">HIPÓTESIS</text:h>
        <text:p text:style-name="P12"><text:span text:style-name="T10">Hi. </text:span><text:span text:style-name="T4">El conocimiento del profesional de enfermería acerca del tratamiento del Síndrome de Guillain-Barré, permite <text:s/>ayudar al paciente en su recuperación.</text:span></text:p>
        <text:p text:style-name="P14"/>
        <text:h text:style-name="P6" text:outline-level="2"><text:span text:style-name="T4">OBJETIVO</text:span><text:span text:style-name="T5">S</text:span></text:h>
        <text:p text:style-name="P17"><text:span text:style-name="T5">Objetivo General</text:span></text:p>
        <text:list xml:id="list1810187946" text:style-name="L29">
          <text:list-item>
            <text:p text:style-name="P44"><text:span text:style-name="T24">Precisar los cuidados y el tratamiento del paciente con Síndrome de Guillain Barré, así como también crear estrategias para promover su auto cuidado.</text:span></text:p>
          </text:list-item>
        </text:list>
        <text:p text:style-name="P12"><text:span text:style-name="T10"/></text:p>
        <text:p text:style-name="P12"><text:span text:style-name="T10">Objetivos Específicos</text:span></text:p>
        <text:list xml:id="list1320912248" text:style-name="L28">
          <text:list-item>
            <text:p text:style-name="P79"><text:span text:style-name="T4">Identificar la enfermedad denominada síndrome de Guillain-Barré.</text:span></text:p>
          </text:list-item>
          <text:list-item>
            <text:p text:style-name="P79"><text:span text:style-name="T4">Examinar <text:s/>las manifestaciones clínicas del Síndrome de Guillain-Barré.</text:span></text:p>
          </text:list-item>
          <text:list-item>
            <text:p text:style-name="P79"><text:span text:style-name="T4">Detallar las causas del Síndrome de Guillain-Barré.</text:span></text:p>
          </text:list-item>
          <text:list-item>
            <text:p text:style-name="P79"><text:span text:style-name="T4">Indicar las pruebas de diagnóstico <text:s/>para la detección del Síndrome de Guillain-Barré</text:span></text:p>
          </text:list-item>
          <text:list-item>
            <text:p text:style-name="P79"><text:span text:style-name="T4">Explicar <text:s/>el rol del profesional de enfermería en las atenciones <text:s/>a usuarios con síndrome de Guillain-Barré.</text:span></text:p>
          </text:list-item>
          <text:list-item>
            <text:p text:style-name="P79"><text:span text:style-name="T4">Especificar el protocolo que debe cumplir el profesional de enfermería en la atención a usuarios con síndrome de Guillain Barré.</text:span></text:p>
          </text:list-item>
        </text:list>
        <text:p text:style-name="P14"/>
        <text:h text:style-name="P6" text:outline-level="2">FUNDAMENTACION</text:h>
        <text:p text:style-name="P12"><text:span text:style-name="T4">La realización de este trabajo investigativo pretende brindar información de carácter teórico practico en donde implica complementar y ayudar al conocimiento sobre este síndrome .Esta aportación consta de un impacto transcendental para la sociedad en si, por lo que busca conocer las <text:s/>manifestaciones clínicas, secuelas que deja a los que padecen este síndrome tratándose de una enfermedad poco común que puede ser difícil de diagnosticar, ya que está relacionada por presentar síntomas similar con otras patologías. </text:span></text:p>
        <text:p text:style-name="P12"><text:span text:style-name="T4"><text:tab/>Se ha considerado <text:s/>la importancia del estudio de este síndrome <text:s/>por la <text:s/>poca <text:s/>incidencia de casos ocurrentes, la falta de información apropiada sumado a la baja estructura para la detención especifica de diagnostico, mencionando además el desconocimiento en la formulación de planes de cuidados en la intervención directa de los usuarios una vez detectado el problema por lo que me corresponde compartir y con el propósito de analizar profundamente, examinar los conocimientos de los profesionales de Enfermería . <text:s/>Por lo tanto creo importante que este tipo de patología sea más conocida por nuestro servicio ya que somos <text:s/>el primer contacto para nuestros pacientes y el diagnóstico oportuno y tratamiento inmediato puede ayudar para el pronóstico y evolución del paciente.</text:span></text:p>
        <text:p text:style-name="P14"/>
        <text:h text:style-name="P6" text:outline-level="2">ANTECEDENTES, DEFINICION, CLASIFICACION Y ETIOLOGIA</text:h>
        <text:p text:style-name="P12"><text:span text:style-name="T10">Antecedentes del Síndrome Guillain-Barré </text:span></text:p>
        <text:p text:style-name="P12"><text:span text:style-name="T4">La primera noticia de lo que podría ser una neuropatía periférica fue dada por John Lestón en 1787; en esta descripción dejó de anotar cualquier base patológica o anatómica de la enfermedad, y en 1822, James Jackson, describió una neuropatía del alcohólico, pero sin rasgos anatómicos o patológico.</text:span></text:p>
        <text:p text:style-name="P12"><text:span text:style-name="T4"><text:tab/> Descripciones de parálisis progresiva y debilidad, desarrolladas en periodos de corto tiempo, y que eran seguidas por recuperación espontánea existen en artículos médicos desde el inicio del siglo 19. Sin embargo, el poco conocimiento acerca del sistema nervioso periférico no daba ninguna explicación posible. No fue sino hasta 1848 que se sugirió la posible causa en el sistema nervioso de esta alteración.</text:span></text:p>
        <text:p text:style-name="P12"><text:span text:style-name="T4">La mejor descripción de "parálisis ascendente" durante el comienzo del siglo XIX, fue realizada por el francés Jean Baptiste Octave Landry de Thezillat de 1859 (1826-1865), la descripción de Landry se basó en 10 casos, cinco vistos por él mismo y cinco de la literatura médica; en uno de los casos realizó la descripción de un paciente que eventualmente murió por asfixia; sin embargo Landry no ofreció ninguna explicación cuando ninguna anormalidad fue encontrada durante el estudio poste mortem. El término de "parálisis ascendente de Landry" fue usado por primera vez en 1876 (Westpahl), y el tratamiento común era a base de estricnina que probablemente era peor que la enfermedad, Landry no contribuyo más con la neurología, murió justo seis años </text:span><text:soft-page-break/><text:span text:style-name="T4">después de la publicación de este documento, de cólera.</text:span></text:p>
        <text:p text:style-name="P12"><text:span text:style-name="T4"><text:tab/>La polineuritis aguda febril fue una de seis clases de polineuropatía propuesta por Ostler el 1892, él consideraba que algunos de los paciente de Landry bien podían ubicarse dentro de ésta categoría, mientras que los demás bien pudieron sufrir de mielitis (inflamación medular).La descripción realizada por Ostler es similar a la hecha por Guillain y Barré pero con la diferencia fundamental de que presentaban fiebre, Guillain y Barré estudiaron medicina en la Saltpetriere en París al final del siglo pasado y se especializaron en Neurología, durante la Primera Guerra Mundial estuvieron al servicio de la armada francesa. Ellos observaron el caso de dos soldados que presentaron parálisis parcial a la cuál describieron como radiculoneuritis, con la misma sintomatología descrita por Ostler y Landry, pero de una recuperación rápida y espontánea. </text:span></text:p>
        <text:p text:style-name="P12"><text:span text:style-name="T4"><text:tab/>Después de la Primera Guerra Mundial se enfrentaron a tres casos en condiciones similares: Parálisis Ascendente de Landry, Neuropatía Aguda Febril y un caso de Radiculoneuritis descrito por ellos; ninguno de los casos presentaba diferencias. Juntos con Strohl habían publicado en 1916 sus observaciones dónde describían que los reflejos se encontraban disminuidos y que el nivel de las proteínas en el fluido cerebroespinal se encontraba aumentado pero que no se acompañaba con aumento de las células blancas en la sangre; siendo la primera correlación entre el aumento de proteínas del LCR y la Parálisis Ascendente, la causa de la condición no fue explicada asumiéndose debía <text:s/>ser una desconocida <text:s/>infección o envenenamiento.</text:span></text:p>
        <text:p text:style-name="P12"><text:span text:style-name="T4">En estos casos Landry había descrito la implicación de la falla respiratoria, pero fue menospreciada por Guillain al no ver tales evidencias, creyendo que la enfermedad que él había descrito no era seria. Fue en 1927 cuando el término síndrome de Guillain-Barré fue usado por primera vez en una presentación por Dragonescu y Claudian. Su presentación fue introducida por Barré mismo, pero el nombre de Strohl fue omitido no sólo del título de la presentación sino también de la lista de autores en las referencias documentales de 1916.</text:span></text:p>
        <text:p text:style-name="P12"><text:span text:style-name="T4"><text:s/><text:tab/>Más tarde, e inevitablemente, se sugería que las tres condiciones estaban incluidas (fiebre, debilidad, parálisis), pero Guillain no lo aprobaba. Él enfatizó que la fiebre no estaba en su descripción, que el elemento esencial de su definición era el nivel de proteína levantado cerebroespinal que el Mozo de cuadra y los otros no habían mencionado (porque la punción lumbar no había sido introducida), y que los casos de Landry eran una miscelánea de condiciones incluso complicaciones de poliomielitis y encefalomielitis.</text:span></text:p>
        <text:p text:style-name="P12"><text:span text:style-name="T4">En 1949 Haymaker and Kemohan sugirieron una definición más amplia de la enfermedad, refiriendo que la parálisis de ascensión de Landry y el síndrome Guillain-Barré eran en realidad indistinguibles y llamaron a esta condición el síndrome de Landry-Guillain-Barré.Guillain, quién dos años antes se había retirado de su cátedra de Neurología en Saltpetriere, se sintió relegado y continuo enfatizando sobre su propia definición.</text:span></text:p>
        <text:p text:style-name="P12"><text:span text:style-name="T4">En 1956, C Miller Fisher, un neurólogo canadiense, describió tres pacientes con oftalmoplejia <text:s/>(parálisis ocular), ataxia y arreflexia; dos de este paciente no tenían enfermedad y en otro había una parálisis facial, los tres se recuperaron espontáneamente. El estudio de otros pacientes con iguales características pero que sufrían del Síndrome de Guillain Barré lo llevaron a concluir que se trataba de un subtipo de la misma enfermedad.</text:span></text:p>
        <text:p text:style-name="P12"><text:span text:style-name="T4"><text:tab/>En 1958, en un documento publicado por el Dr. J. H. Austin se describió por primera vez una forma crónica del Síndrome De Guillain Barré basado en una revisión de treinta casos, y que finalmente sería conocido con el nombre de Polineuropatía Idiopática Crónica o Síndrome de Austin. Guillain murió en 1961 y Barré en 1967. Habiendo publicado primero la relación entre la parálisis ascendente y un aumento de las proteínas del líquido cerebroespinal en 1916, fueron testigos del enorme aumento del conocimiento, así como habían atestiguado el uso de tempranas técnicas de cuidado intensivas.</text:span></text:p>
        <text:p text:style-name="P12"><text:span text:style-name="T4">Llegará el día en que todo sea conocido y redefinido, y Guillain y Barré seguirá recibiendo el reconocimiento merecido, pero poco a poco se dará importancia a las observaciones de Strohl de quién la historia ha descuidado y omitido, y considera también el trabajo de Landry, víctima de una temprana muerte de una enfermedad que él contrato de su paciente.</text:span></text:p>
        <text:p text:style-name="P14"/>
        <text:p text:style-name="P12"><text:span text:style-name="T10">Historia del Síndrome de Guillain-Barré</text:span></text:p>
        <text:p text:style-name="P12"><text:span text:style-name="T4">En 1834 Wardrop y Olivier describen casos de parálisis rápidamente progresiva y otros detalles del Síndrome de Guillain Barré. 1859 <text:s/>Landry unifica los hallazgos clínicos en su "parálisis ascendente aguda" 1876 El término "parálisis ascendente de Landry" es usado por primera vez. 1916 Guillain, Barré y Strohl hacen notar la relación de la presencias de aumento de las proteínas del fluido cerebro medular. 1920 Guillain y Barre publican el texto de "Travaus Neurologiques de Guerre, donde se mencionan brevemente sus nombre al definir el síndrome, que lo diferencian de la parálisis ascendente de Landry y de causas de envenenamiento. </text:span></text:p>
        <text:p text:style-name="P12"><text:span text:style-name="T4"><text:tab/>1937: En el simposio de Bruselas se presenta la exclusión de Strohl de los trabajos, y se dan muchas descripciones detalladas de enfermos, consolidándose la definición del síndrome de Guillain - Barré. 1940 Se desarrolla la unidad de cuidados intensivos respiratorios y se usa la ventilación con presión positiva para reducir la mortalidad de los pacientes con el síndrome de Guillain - Barré. 1949 Hayrnarker y Kernohan reportan </text:span><text:soft-page-break/><text:span text:style-name="T4">la correlación clínica-patológica en una serie de 50 casos fatales del síndrome de Landry - Guillain - Barré.</text:span></text:p>
        <text:p text:style-name="P12"><text:span text:style-name="T4"><text:tab/>1955: Una Neuritis Experimental Auto inmune es desarrollada por Walkman y Adams, en animales de experimentación, con una fisiopatología similar a la presentada por el síndrome de Guillain Barré en humanos. 1956 Se describe el síndrome de Fisher. 1969 Estudios patológicos por Asbury y sus colaboradores presentan infiltración linfocítica en raíces y nervios medulares.</text:span></text:p>
        <text:p text:style-name="P12"><text:span text:style-name="T4"><text:tab/>1975: El programa de vacunación contra la influenza despierta interés en el síndrome al relacionársele nuevos casos (mil casos de SGB en los E.E.U.U. después de seguir el programa de vacunación masiva contra el swine <text:s/>finales de 1976) 1978 El uso de la plasmaferesis como tratamiento se reporta por primera vez por Batlle y colaboradores. 1981 El simposio sobre el Síndrome de Guillain-Barré tenia consigo datos clínicos y patológicos destacados y propone criterios modernos diagnósticos.</text:span></text:p>
        <text:p text:style-name="P14"/>
        <text:p text:style-name="P12"><text:span text:style-name="T10">Definición del Síndrome de Guillain Barré</text:span></text:p>
        <text:p text:style-name="P12"><text:span text:style-name="T4">De acuerdo con el Instituto de las Enfermedades Neurológicas y del Derrame Cerebral (National Institute for Neurological Disorders and Stroke, NINDS): El Guillain-Barré recibe el nombre de síndrome en lugar <text:s/>de enfermedad debido a que no está claro si existe un agente específico causante de enfermedad. Un síndrome es una condición médica que se caracteriza por un conjunto de síntomas (lo que siente el paciente) y señales (lo que el médico puede observar o medir).</text:span></text:p>
        <text:p text:style-name="P12"><text:span text:style-name="T4"><text:tab/>Las señales y síntomas del síndrome de Guillain-Barré son bastante variados por lo que, en raras ocasiones, los médicos pueden encontrar difícil realizar el diagnóstico en las etapas iniciales. En la actualidad se ha avanzado impresionantemente sobre el conocimiento del síndrome, surgiendo un sin número de definiciones, por ejemplo, la "Guillain-Barré Síndrome Fundación Internacional USA", la define como "polineuropatía inflamatoria aguda o polineuritis idiopática aguda, enfermedad neurológica, que es una inflamación repentina de los nervios periféricos, que trae como consecuencia debilidad y parálisis de los músculos de las piernas, brazos y otras partes del cuerpo, con alteración de la sensibilidad".</text:span></text:p>
        <text:p text:style-name="P15"/>
        <text:p text:style-name="P12"><text:span text:style-name="T4"><text:tab/>Por su parte, el Nacional Institute of Neurological Disorders and Stroke de estados unidos, lo define como "es un trastorno en el que el sistema inmunológico del cuerpo ataca parte del sistema nervioso periférico, con debilidad, parálisis, alteraciones de la sensibilidad, en forma gradual y que de comprometerse la función respiratoria pone en peligro la vida del paciente.</text:span></text:p>
        <text:p text:style-name="P12"><text:span text:style-name="T4">El LCR muestra una disociación albumino-citológica, con aumento de proteínas y normalidad celular. También conocido como: Parálisis deKussmaul Landry, parálisis Ascendente de Landry, polineuritis Post Infecciosa, polineuritis Desmielinizantes Aguda, polineuritis Aguda Idiomática, parálisis Ascendente, polineuritis Aguda Inmune, Polirradiculoneuropatia inflamatoria aguda desmielinizantes, polineuropatía inflamatoria aguda, polineuritis idiopática aguda y otros nombres menos comunes <text:s/>ha sido ampliamente estudiado o comentado en la literatura médica, y definido de múltiples formas, sin embargo, ninguna de estas definiciones es amplia o describe al síndrome, por lo cual les presentó a consideración la siguiente definición híbrida, pero que intenta reunir las características más importante de algunas de ellas: "Forma aguda y en general rápidamente progresiva de polineuropatía inflamatoria aguda caracterizada por debilidad simétrica muscular y déficit sensitivo, de comienzo distal y avance proximal que a veces llega a afectar la musculatura bulbar respiratoria, con pérdida de los reflejos osteotendinosos, con o sin afectación de los nervios craneales y que en aproximadamente dos tercios de los casos tiene su inicio entre cinco días y tres semanas después de una infección banal, una intervención quirúrgica o una vacunación, prototipo de una neuropatía resultante de un desorden auto inmunitario.</text:span></text:p>
        <text:p text:style-name="P14"/>
        <text:p text:style-name="P12"><text:span text:style-name="T10">Tipos de Nervios Periféricos</text:span></text:p>
        <text:p text:style-name="P12"><text:span text:style-name="T4">Una explicación de la función del sistema nervioso periférico ayudará a entender lo que le sucede al paciente que padece el SGB. Para que una persona pueda realizar una actividad, tal como caminar, el cerebro transmite señales eléctricas a través de conductos nerviosos para estimular las células nerviosas o las neuronas de la médula espinal. Por su parte, las células conducen el impulso eléctrico fuera de la médula y a lo largo del axón—una prolongación cilíndrica y estrecha de la neurona— del nervio. </text:span></text:p>
        <text:p text:style-name="P12"><text:span text:style-name="T4">El axón sale de la médula en forma de raíces nerviosas, a través de los espacios entre los huesos de la columna o vértebras adyacentes, y hacia el músculo en el que el impulso estimula las fibras musculares. Los nervios que llevan las señales a los músculos se denominan nervios motores. Si suficientes nervios motores estimulan suficientes fibras musculares, el músculo se contrae o se acorta produciendo el movimiento de la extremidad, como cuando uno camina.</text:span></text:p>
        <text:p text:style-name="P12"><text:span text:style-name="T4"><text:tab/>Los axones individuales son muy pequeños y no pueden verse sin la ayuda de un microscopio. Cientos de axones nerviosos agrupados forman un nervio periférico. Un ejemplo es el nervio ciático. Si los axones del nervio motor se dañan, los músculos no reciben una señal lo suficientemente fuerte para contraerse, lo cual da lugar al debilitamiento e inclusive la parálisis. Los nervios sensitivos llevan información desde diversas partes del cuerpo, tales como la piel y las articulaciones, hacia la médula espinal y posteriormente al cere</text:span><text:soft-page-break/><text:span text:style-name="T4">bro, donde la señal se registra como una sensación. Entre los ejemplos de sensaciones se hallan temperatura, dolor, texturas duras versus blandas, así como la posición articular como un codo flexionado o extendido. </text:span></text:p>
        <text:p text:style-name="P12"><text:span text:style-name="T4"><text:tab/>Los nervios autónomos llevan señales desde y hacia los órganos internos para regular automáticamente sus actividades, tales como el ritmo cardiaco, la tensión arterial y la sensación de tener que vaciar la vejiga.</text:span></text:p>
        <text:p text:style-name="P14"/>
        <text:p text:style-name="P12"><text:span text:style-name="T10">La Mielina Ayuda a la Conducción de las Señales de los Nervios Periféricos</text:span></text:p>
        <text:p text:style-name="P12"><text:span text:style-name="T4">Los nervios periféricos transmiten señales eléctricas desde la médula espinal hasta el músculo, y desde la piel y las articulaciones hasta la médula espinal y de allí hasta el cerebro. Muchos axones (el núcleo de la conducción de señales de los nervios periféricos) están recubiertos por una vaina aislante llamada mielina. En el caso del SGB, la parte del nervio que suele verse afectada inicialmente es ante todo la mielina. La mielina es como la capa aislante de los cables eléctricos de uso doméstico y ayuda a las señales se conduzcan con rapidez y precisión, lo cual evita que la señal del axón sufra un corto circuito o pierda velocidad. </text:span></text:p>
        <text:p text:style-name="P12"><text:span text:style-name="T4"><text:tab/>La mielina, producida por las células de Schwann, envuelve segmentos de axones y se extiende a todo lo largo. Las hendiduras pequeñas entre los segmentos se denominan nódulos de Ranvier. En las hendiduras, una superficie delgada y porosa del axón subyacente (una membrada llamada axolema) carece de 5 recubrimientos y está expuesta. Los iones, tales como el potasio y el sodio, tienen carga eléctrica y pueden desplazarse rápidamente por los conductos del axolema para crear un impulso eléctrico nervioso. El impulso salta de un nódulo o hendidura hacia el siguiente, en un proceso denominado conducción saltatoria. Si la mielina se daña o se pierde, la conducción del impulso nervioso pierde velocidad o simplemente se pierde, lo cual produce la debilidad muscular o los cambios en las sensaciones.</text:span></text:p>
        <text:p text:style-name="P14"/>
        <text:p text:style-name="P12"><text:span text:style-name="T10">Daños Neurales en el SGB</text:span></text:p>
        <text:p text:style-name="P12"><text:span text:style-name="T4">La característica principal en la mayoría de los pacientes que padece SGB a nivel de tejido microscópico es el daño a la mielina en los nervios periféricos. El sistema inmunológico del organismo, que normalmente combate las infecciones, provoca este daño a través de glóbulos blancos especiales denominados macrófagos. De hecho, la identificación de células del sistema inmunológico (linfocitos y macrófagos) en los puntos de daño mielítico en los pacientes con SGB dio origen al entendimiento actual de que el SGB es producto de una reacción anormal o extrema del sistema inmunológico.</text:span></text:p>
        <text:p text:style-name="P12"><text:span text:style-name="T4"><text:tab/>Se considera que el SGB es un trastorno auto inmunológico dado que el sistema inmunológico, que normalmente protege el tejido del paciente, lo <text:s/>ataca o se ataca a sí mismo, por lo que se emplea el prefijo “auto” (contra “sí mismo”). Se desconoce la razón exacta por la cual el sistema inmunológico actúa fuera de control en ciertas personas, aunque no así no en otras. En promedio, el daño a la mielina se produce en un periodo de tres semanas aproximadamente, aunque es posible que se desarrolle en cuestión de horas días, tiempo durante el cual el paciente presenta debilidad y pérdida <text:s/>sensitiva de forma progresiva.</text:span></text:p>
        <text:p text:style-name="P12"><text:span text:style-name="T4">Si la velocidad de la conducción en el nervio disminuye demasiado o la conducción se ve obstruida por completo, el <text:s/>músculo que inerva se paraliza. Eso podría ser mortal si se trata de un músculo como el diafragma que es imprescindible para respirar.</text:span></text:p>
        <text:p text:style-name="P12"><text:span text:style-name="T3"><text:tab/></text:span><text:span text:style-name="T4">Después de alcanzarse el punto máximo de daño, los nervios suelen sanarse lentamente y vuelven a recubrirse <text:s/>de mielina o a repararse; durante dicho proceso, el <text:s/>paciente recupera las fuerzas y la sensibilidad. Sin embargo, en ciertos casos, la recuperación puede ser lenta o incompleta, lo cual se traduce en <text:s/>una debilidad prolongada, sobre todo si el axón nervioso ha sufrido daños. </text:span></text:p>
        <text:p text:style-name="P12"><text:span text:style-name="T4"><text:tab/>Los daños pueden ser de índole primaria o secundaria y se tratarán más adelante. Como se ha indicado, los nervios sensitivos nos permiten sentir la <text:s/>temperatura, la posición de las extremidades, telas de superficies ásperas y suaves, etc. Cuando se dañan los nervios sensitivos, el paciente podría presentar sensaciones disminuidas o incluso anormales, un equilibrio <text:s/>deficiente y hasta dolor. Desde el punto de vista clínico, el cerebro y la <text:s/>médula espinal parecen no sufrir daño alguno, aunque las autopsias han demostrado daños a áreas pequeñas de mielina en el cerebro y en la <text:s text:c="2"/>médula espinal. Rara vez, los pacientes desarrolla <text:s/>pérdida visual además de la pérdida de mielina central en el nervio óptico <text:s/>la inflamación de tal <text:s/>nervio.</text:span></text:p>
        <text:p text:style-name="P12"><text:span text:style-name="T4"><text:tab/>El SGB no es tan sólo un trastorno de parálisis y de sensaciones anormales. Los daños a la mielina y a los axones de las fibras autónomas pueden <text:s/>Causar anomalías en el ritmo cardiaco, hipertensión (tensión arterial <text:s/>elevada) <text:s/>o tensión arterial variable, impotencia, retención de la orina y parálisis intestinal.</text:span></text:p>
        <text:p text:style-name="P14"/>
        <text:p text:style-name="P12"><text:span text:style-name="T10">El SGB y otras Neuropatías Inflamatorias: Una Familia de Trastornos</text:span></text:p>
        <text:p text:style-name="P12"><text:span text:style-name="T4">Los trastornos que se tratan en este folleto tienen en común las Características principales del SGB: todos ellos:</text:span></text:p>
        <text:p text:style-name="P14"/>
        <text:list xml:id="list176895061" text:style-name="L52">
          <text:list-item>
            <text:p text:style-name="P43"><text:span text:style-name="T4">Se adquieren más que se heredan.</text:span></text:p>
          </text:list-item>
          <text:list-item>
            <text:p text:style-name="P43"><text:span text:style-name="T4">Probablemente se deben a los daños que provoca el sistema inmunológico en los nervios </text:span><text:soft-page-break/><text:span text:style-name="T4">periféricos. Estos trastornos difieren en cuanto su aparición, duración, simetría de las manifestaciones clínicas y si dañan principalmente a la mielina, al axón o mayormente a las fibras de los nervios periféricos que se dedican a las funciones motoras, sensitivas y autónomas. El diagnóstico preciso de estos trastornos es importante ya que su tratamiento y los resultados varían entre ellos.</text:span></text:p>
          </text:list-item>
        </text:list>
        <text:p text:style-name="P12"><text:span text:style-name="T4"><text:s/></text:span></text:p>
        <text:p text:style-name="P12"><text:span text:style-name="T10">Clasificación del Síndrome Guillain-Barré</text:span></text:p>
        <text:p text:style-name="P12"><text:span text:style-name="T4">El síndrome de Guillain-Barré está ubicado en dos contextos de clasificación internacional, por una parte se trata de una neuropatía de afección nerviosa y origen inmunológico y en segundo lugar está clasificado dentro de los trastornos y lesiones de las raíces nerviosas espinales y los nervios periféricos en los trastornos músculo esqueléticos generales y específicos (ICD-lO G 61.0), en donde comparte este capítulo con la compresión de las raíces nerviosas y los síndromes de atrapamiento de los nervios periféricos.</text:span></text:p>
        <text:p text:style-name="P12"><text:span text:style-name="T4"><text:s/><text:tab/>En este sentido, se encuentra manejado como polineuropatía, con tres subclacificaciones, la primera está representada por las neuropatías motoras y sensitivas hereditarias, de las cuales existen cuatro formas de presentación:</text:span></text:p>
        <text:p text:style-name="P29"><text:span text:style-name="T1"/></text:p>
        <text:list xml:id="list346403868" text:style-name="L5">
          <text:list-item>
            <text:p text:style-name="P30"><text:span text:style-name="T4">Tipo I que es la forma de manifestación durante la infancia o edad adulta temprana.</text:span></text:p>
          </text:list-item>
          <text:list-item>
            <text:p text:style-name="P30"><text:span text:style-name="T4">Tipo II o presentación en la edad adulta y donde existe mayor atrofia muscular; ambas se tratan de una forma conocida anteriormente como síndrome de Charcot-Marie- Tooth o atrofia perineal, heredadas de forma autosómica dominante.</text:span></text:p>
          </text:list-item>
          <text:list-item>
            <text:p text:style-name="P30"><text:span text:style-name="T4">El tipo III que se presenta en la lactancia, se conoce como enfermedad de Dejérine-Sottas, y que se hereda como rasgo autosómico recesivo, y que progresa hasta la incapacidad de la deambulación.</text:span></text:p>
          </text:list-item>
          <text:list-item>
            <text:p text:style-name="P30"><text:span text:style-name="T4">El tipo IV finalmente se representa como un trastorno autonómico recesivo denominado enfermedad de Refsum. Se caracteriza por la presencia de retinitis pigmentosa y cifras elevadas de ácido potásico en el suero plasmático.</text:span></text:p>
          </text:list-item>
        </text:list>
        <text:p text:style-name="P12"/>
        <text:p text:style-name="P12"><text:span text:style-name="T4"><text:tab/>El síndrome de Guillain-Barré se encuentra definido como polineuropatía desmielinizante <text:s/>inflamatoria aguda, considerado como un trastorno mediado por células T. Una tercera opción incluye todas las demás poli neuropatías conocidas, y que son secundarias a eventos principales, tal es el caso de poli neuropatías secundarias a niveles tóxicos de arsénico, plomo, y otros metales pesados, alcoholismo o beriberi, diabetes grave, en algunas formas de lepra, etc.</text:span></text:p>
        <text:p text:style-name="P12"><text:span text:style-name="T4"><text:tab/>El síndrome de Guillain Barré es el prototipo de una neuropatía debida a un desorden inmunitario. Evidencia reciente sugiere que el síndrome refleja un fenotipo común compartido, por un grupo de formas variantes de la neuropatía. El espectro clínico patológico del síndrome se extiende desde la forma clásica de polineuropatía aguda inflamatoria desmielinizante hasta las</text:span> <text:span text:style-name="T4">variantes axonales con compromiso sensorial (neuropatía axonal motora aguda, neuropatía axonal sensorio motora aguda), las variantes clínicas tal como el Síndrome de Millar Fisher</text:span></text:p>
        <text:p text:style-name="P55"><text:span text:style-name="T4"><text:tab/>El tipo III que se presenta en la lactancia, se conoce como enfermedad de Dejérine-Sottas, y que se hereda como rasgo autosómico recesivo, y que progresa hasta la incapacidad de la deambulación. •<text:tab/>El tipo IV finalmente se representa como un trastorno autonómico recesivo denominado enfermedad de Refsum. Se caracteriza por la presencia de retinitis pigmentosa y cifras elevadas de ácido potásico en el suero plasmático.</text:span></text:p>
        <text:p text:style-name="P12"><text:span text:style-name="T4"><text:tab/>El síndrome de Guillain-Barré se encuentra definido como polineuropatía desmielinizante <text:s/>inflamatoria aguda, considerado como un trastorno mediado por células T. Una tercera opción incluye todas las demás poli neuropatías conocidas, y que son secundarias a eventos principales, tal es el caso de poli neuropatías secundarias a niveles tóxicos de arsénico, plomo, y otros metales pesados, alcoholismo o beriberi, diabetes grave, en algunas formas de lepra, etc.</text:span></text:p>
        <text:p text:style-name="P12"><text:span text:style-name="T4"><text:tab/>El síndrome de Guillain Barré es el prototipo de una neuropatía debida a un desorden inmunitario. Evidencia reciente sugiere que el síndrome refleja un fenotipo común compartido, por un grupo de formas variantes de la neuropatía. El espectro clínico patológico del síndrome se extiende desde la forma clásica de polineuropatía aguda inflamatoria desmielinizante hasta las variantes axonales con compromiso sensorial (neuropatía axonal motora aguda, neuropatía axonal sensorio motora aguda), las variantes clínicas tal como el Síndrome de Millar Fisher.</text:span></text:p>
        <text:p text:style-name="P12"><text:span text:style-name="T4"><text:tab/>De acuerdo a esto podemos organizar la clasificación de la patología de acuerdo a; Variaciones clínicas o patológicas de la siguiente manera:</text:span></text:p>
        <text:p text:style-name="P14"/>
        <text:p text:style-name="P12"><text:span text:style-name="T10">Variantes Clínicas</text:span></text:p>
        <text:list xml:id="list3981486811" text:style-name="L6">
          <text:list-item>
            <text:p text:style-name="P81">Síndrome de Guillain Barré agudo desmielinizante (85-90%).</text:p>
          </text:list-item>
          <text:list-item>
            <text:p text:style-name="P81">Síndrome de Guillain Barré agudo axonal, se han descrito dos tipos:</text:p>
          </text:list-item>
          <text:list-item>
            <text:p text:style-name="P81">Motor sensitivo, de peor evolución que la forma desmielinizante.</text:p>
          </text:list-item>
          <text:list-item>
            <text:p text:style-name="P81">Motor sin afección de los nervios sensitivos.</text:p>
          </text:list-item>
          <text:list-item>
            <text:p text:style-name="P81"><text:soft-page-break/>Síndrome de Miller Fisher se caracteriza por la presencia de la triada: oftalmoplejia, ataxia y arreflexia. Esta desencadenado por ciertas cepas de Campylobacter jejuni que induce la formación de anticuerpos antigangliosidos GQ1b.</text:p>
          </text:list-item>
        </text:list>
        <text:p text:style-name="P20"/>
        <text:p text:style-name="P20">Por Hallazgos fisiopatológicos:</text:p>
        <text:list xml:id="list2550789751" text:style-name="L7">
          <text:list-item>
            <text:p text:style-name="P82">Polineuropatía aguda desmielinizante inflamatoria (AIDP)</text:p>
          </text:list-item>
          <text:list-item>
            <text:p text:style-name="P82">Neuropatía aguda axonal motora (AMAN).</text:p>
          </text:list-item>
          <text:list-item>
            <text:p text:style-name="P82">Neuropatía aguda axonal sensitiva y motora (AMSAN)</text:p>
          </text:list-item>
        </text:list>
        <text:p text:style-name="P20"/>
        <text:p text:style-name="P20"><text:tab/>Aunque el Síndrome de Guillain-Barré se ha clasificado de muchas formas, se dará detalle de la principal clasificación arriba mencionada:</text:p>
        <text:p text:style-name="P20"/>
        <text:p text:style-name="P12"><text:span text:style-name="T22"><text:tab/>Polirradiculoneuropatia inflamatoria desmiel</text:span><text:span text:style-name="T4">inizante aguda. (AIDP). De alguna forma es la forma más común de presentación del síndrome, los estudios de neuropatía han demostrado infiltración Linfocítica de los nervios periféricos y desmielinización segmentaría mediada por macrófagos; infiltración con células T en4 el endoneuro ha sido demostrada durante la fase inicial. La pérdida axonal puede ocurrir, especialmente en casos severos, así como en eventos secundarios. Estos cambios patológicos se ha demostrado están mediados por los sistemas de inmunidad celular y humoral en grados variables, los datos electrofisiológicos característicos reflejan desmielinización segmentaria y la subsecuente remielinización <text:s/>está asociada posterior a la recuperación del paciente.</text:span></text:p>
        <text:p text:style-name="P14"><text:span text:style-name="T2"/></text:p>
        <text:p text:style-name="P12"><text:span text:style-name="T4"><text:tab/>Neuropatía axonal <text:s/>motora aguda. Durante los casos del síndrome de Guillain Barré reportados en forma epidémica en el norte de china en 1991 y 1992, en la mayoría de los pacientes se encontró una forma de neuropatía motora axonal pura, y el termino de "neuropatía motora axonal aguda" (AMAN) fue acuñado para describirla. Entre el 55 y el 65% de los pacientes correspondían a esta categoría, y de estos, el 76% fueron seropositivos a C. jejuni, comparado a un 42 % de los casos de Polirradiculoneuropatia inflamatoria desmielinizante aguda. Además, anticuerpos anti-gangliósido <text:s/>fueron encontrados en este grupo de pacientes.</text:span></text:p>
        <text:p text:style-name="P12"><text:span text:style-name="T4"><text:tab/>Electrofisiológicamente, el componente muscular de amplitud del potencial de acción esta reducido, pero se encuentra prolongado el motor distal, la velocidad de conducción motora, el potencial de acción nervioso sensorial, y las ondas F están en rangos normales. Los estudios de necroscopia han demostrado degeneración de los axones motores sensitivos exclusivamente. Los cambios patológicos iniciales son la presencia de un alargamiento de los nódulos de Schwann <text:s/>mediado por macrófagos, estos cambios pueden ser reversibles, lo cual explica probablemente la rápida recuperación en este tipo de pacientes.</text:span></text:p>
        <text:p text:style-name="P12"><text:span text:style-name="T4"><text:tab/>Motora axonal aguda es caracterizada por una rápida evolución de semanas, a menudo con presencia de falla respiratoria y un pronóstico de recuperación bueno. Los reflejos tendinosos pueden estar preservados o exagerados, la híper reflexia es vista en cerca de la tercera parte de los pacientes, usualmente durante la fase inicial de recuperación, y ocasionalmente en la fase aguda. </text:span></text:p>
        <text:p text:style-name="P14"/>
        <text:p text:style-name="P12"><text:span text:style-name="T4"><text:tab/>Neuropatía sensorio motora axonal aguda. La evidencia de degeneración axonal ha sido reportada por algunos investigadores en el pasado. En 1984 Brown y Feasby reportaron que la muy pobre respuesta en la amplitud de las ondas M que pueden ocurrir por la degeneración axonal en el Síndrome de Guillain Barré' fue correlacionada con la subsecuente denervación de los músculos y pobre sintomatología en1986, Feasby publicó sus observaciones en 11 pacientes que presentaban una forma muy severa y aguda de la enfermedad, con alteración motora y sensorial, caracterizada por un marcado agotamiento muscular y una pobre recuperación. La necropsia en uno de estos casos arrojo datos sugestivos de tratarse de una nueva entidad clínico- patológica, relacionados con C. jejuni.</text:span></text:p>
        <text:p text:style-name="P12"><text:span text:style-name="T4"><text:tab/>Las necropsias han demostrado degeneración del tipo Walleriana de las fibras motoras y sensitivas, con presencia de poca desmielinización o infiltración linfocítica. Presencia de 'numerosos macrófagos en el espacio peri axonal e intrazonal han sido demostrados ampliamente.</text:span></text:p>
        <text:p text:style-name="P14"/>
        <text:p text:style-name="P12"><text:span text:style-name="T10">Síndrome de Miller Fisher</text:span></text:p>
        <text:p text:style-name="P12"><text:span text:style-name="T4">En 1956, Fisher describió 3 pacientes con ataxia, arreflexia y oftalmoplejia (interna y externa), la clásica triada del síndrome de Miller. La presencia de leve debilidad de las extremidades, <text:s/>parálisis facial y parálisis bulbar pueden también ocurrir en este síndrome, esta entidad reúne al 5% de los pacientes con Síndrome de Guillain-Barré, y se ha presentado asociado a infecciones con dos subtipos de C. jejuni: Serotipo Pender 2 y Serotipo Lior <text:s/>Casi todos los pacientes poseen auto anticuerpo.</text:span></text:p>
        <text:p text:style-name="P14"/>
        <text:p text:style-name="P12"><text:span text:style-name="T10">Etiología del Síndrome Guillain-Barré</text:span></text:p>
        <text:p text:style-name="P12"><text:span text:style-name="T4">Hasta el momento no se conoce una causa específica de la enfermedad Guillain, Barré y Strohl sólo mencionan la correlación con el aumento de proteínas del LCR pero no comentan ninguna asociación de esta enfermedad con otras precedentes. Extensivas observaciones clínicas sustentadas por estudios epidemiológicos sugieren que alrededor del 75% de los pacientes tienen una historia de presencia de síntomas de infección; estudios serológicos revelan el antecedente de la misma </text:span><text:soft-page-break/><text:span text:style-name="T4">en 30-50% de los casos. Se presume una patología autoinmune que inicia días o semanas después de la identificación de un síndrome viral inespecífico: parotiditis, sarampión, infección por virus de Epstein Bar (mononucleosis infecciosa, hepatitis), neumonía por mico plasma, o enteritis por Campylobacter jejuni.</text:span></text:p>
        <text:p text:style-name="P12"><text:span text:style-name="T4"><text:tab/>De las infecciones precedentes dos tercios de los casos se trata de una enfermedad del tracto respiratorio o gastrointestinal, de los microorganismos estudiados más frecuentemente se observan: Campylobacter Jejuni (26-41% de los casos), especialmente asociado a formas axonales y al Síndrome de Miller-Fisher; Citomegalovirus (10-22%) particularmente frecuente en niñas; virus del Epstein Bar (10%), virus de la Varicela Zoster, Micoplasma Pneumoniae, el VIH, la enfermedad de Hodgkin el Haemophylus Influenzae se asocia hasta en un 1% de los pacientes que padecen del síndrome.</text:span></text:p>
        <text:p text:style-name="P12"><text:span text:style-name="T4"><text:tab/>Sin embargo, queda muy claro que en la etiología del síndrome se presentan una serie de eventos precedentes que de cierta forma demarcan la presencia de un estado inmunológico y deprimido, <text:s/>aunque se han descrito muchos otros su asociación don el síndrome de Guillain Barré es considerado circunstancial. </text:span></text:p>
        <text:p text:style-name="P14"/>
        <text:p text:style-name="P12"><text:span text:style-name="T10">Infecciones</text:span></text:p>
        <text:p text:style-name="P12"><text:span text:style-name="T4">Es el patógeno identificado más comúnmente; alrededor del 20% de los pacientes que padecen este síndrome reportan un antecedente de enfermedad diarreica. <text:s/>Los pacientes tienden a desarrollar neuropatía motor axonal o neuropatía <text:s/>sensorio-motora aguda, y Polirradiculoneuropatia inflamatoria desmielinizante en un porcentaje aparente en presencia de c. Jejuni igualmente su coincidencia casual con la presentación del síndrome de Miller Fisher.</text:span></text:p>
        <text:p text:style-name="P12"><text:span text:style-name="T4"><text:tab/>Citomegalovirus. Es el segundo tipo de infección más comúnmente. En estos casos se encontró que aparece el síndrome principalmente en mujeres y grupos de edades jóvenes, con presentación de un curso severo, con presencia de dificultades respiratorias, deficiencias en los nervios de pares craneales, usualmente como parálisis bilateral facial, y pérdida sensorial.</text:span></text:p>
        <text:p text:style-name="P14"/>
        <text:p text:style-name="P12"><text:span text:style-name="T10">Vacunas</text:span></text:p>
        <text:p text:style-name="P12"><text:span text:style-name="T4">También se ha presentado el antecedente de vacunación con virus atenuados e intervenciones quirúrgicas previas. El riesgo de desarrollar el síndrome después de la inmunización es por lo tanto sumamente pequeño. Se ha relacionado más con las vacunas de rabia y bacilo de Calmette Guérin, tétanos, viruela y hepatitis B.15 Incluso cuando hubo una sugerencia de una asociación causal, esto probablemente habrá sido no más que 1-2 casos del síndrome de Guillain-Barré, por millón de vacunaciones. La obtención de una estimación precisa de un pequeño aumento del riesgo es difícil para una condición rara como lo es esta patología, que tiene un frecuencia anual aproximada de sólo 1 a 2 casos por 100,000 población adulta.</text:span></text:p>
        <text:p text:style-name="P12"><text:span text:style-name="T4"><text:tab/>A diferencia de la vacuna contra la influenza de origen porcino de 1976, las vacunas contra la gripe en años recientes no han mostrado asociación con el síndrome de Guillain-Barré (SGB) en los niños, y presentan un incremento extremadamente pequeño del riesgo de este síndrome en adultos (aproximadamente 1 caso más por cada millón de personas inmunizadas). El riesgo es superado ampliamente por la cantidad de influenza severa que se evita mediante la inmunización.</text:span></text:p>
        <text:p text:style-name="P14"/>
        <text:h text:style-name="P9" text:outline-level="2">EPIDEMIOLOGIA, ANATOMIA PALOTOGICA Y FISIOLOGICA E INMUNOLOGIA, CUADRO CLINICO</text:h>
        <text:p text:style-name="P12"><text:span text:style-name="T10">Epidemiología</text:span></text:p>
        <text:p text:style-name="P12"><text:span text:style-name="T4">Desde la erradicación de la poliomielitis en mayores partes del mundo, GBS se ha convertido en la causa más común de la parálisis flácida aguda. El síndrome de Guillain-Barré es un desorden auto inmune del sistema nervioso periférico caracterizado por la debilidad, generalmente simétrico, desarrollándose durante varios días o más. El síndrome de Guillain Barré puede afectar a cualquier persona de cualquier edad y ambos sexos son propensos. Estudios actuales epidemiológicos sugieren una incidencia alrededor de 0.5- 4casos por cada 100,000 personas por año. Observándose una afectación mayor al sexo masculino que al femenino.</text:span></text:p>
        <text:p text:style-name="P12"><text:span text:style-name="T4"><text:tab/>El síndrome de Guillain-Barré hasta donde se conoce no es contagioso, y se ha reportado que un 98% de los pacientes se recupera total o parcialmente, presentando sólo signos neurológicos motores después de un año, 15-30% de los pacientes tienen paresias residuales severas. Estudios recientes han demostrado que existe un subtipo grave del Síndrome de Guillain Barré, en donde la forma desmielinizante representa probablemente alrededor del 75% de los casos.</text:span></text:p>
        <text:p text:style-name="P12"><text:span text:style-name="T4"><text:tab/>En los últimos cuarenta años la enfermedad en Europa, Australia y América han presentado una incidencia anual de 1-2%, aunque alrededor del mundo la incidencia anual se ha reportado con rangos considerablemente variables desde <text:s/>0.16 hasta 4/100,000 habitantes, siendo la media de 0.5 a 4 por cada 100,000; esta variación es en parte debida a diferencias metodológicas. La mayoría de los estudios se basaron en revisiones de registros clínicos o muestras de pequeñas poblaciones.</text:span></text:p>
        <text:p text:style-name="P16"/>
        <text:p text:style-name="P12"><text:soft-page-break/><text:span text:style-name="T10">Anatomía patológica</text:span></text:p>
        <text:p text:style-name="P12"><text:span text:style-name="T4">Las enfermedades auto inmunes constituyen un grupo de patologías de etiología desconocida, con un mecanismo patogénico caracterizado por la disfunción del sistema inmunitario, con manifestaciones clínicas floridas que traducen la afectación simultánea o sucesiva de la mayoría de los órganos y sistemas del organismo y que presentan como marcadores biológicos diversos auto anticuerpos.</text:span></text:p>
        <text:p text:style-name="P12"><text:span text:style-name="T4"><text:tab/>Los estudios anatomopatológicos han demostrado que las lesiones aparecen en el sistema nervioso periférico, a cualquier nivel del raquis y pares craneales; los sitios de lesión más constantes son las raíces anteriores y posteriores e incluyen las fibras intraganglionares.</text:span></text:p>
        <text:p text:style-name="P12"><text:span text:style-name="T4"><text:tab/>Estas lesiones son de tipo inflamatorio con infiltrado linfocitario Y de macrófagos en las vénulas endoneuronales <text:s/>y epineurales del sistema nerviosa periféricas. Tempranamente en la enfermedad ocurre retracción del nodo de Ranvier, que produce un espacio inter nodal amplio, signos de degeneración de la vaina de mielina con segmentación y fagocitosis, que comienza en la región nodal y se dirige <text:s/>al núcleo de 'la célula de Schwann, lo que origina desmielinización segmentaria. Este proceso provoca aumento del volumen de las raíces y del ganglio raquídeo, lo que a su 'vez crea un fenómeno de atrapamiento en la región del orificio neural y agujero de conjunción, esto condiciona una lesión secundaria isquémica con degeneración axón mielínicas de las raíces afectadas.</text:span></text:p>
        <text:p text:style-name="P12"><text:span text:style-name="T4"><text:tab/>La proliferación de las células de Schwann ocurre en conjunto con la desmielinización segmentaria desde estadios tempranos de la enfermedad. Esta proliferación de las células de Schwann origina un aumento de las celularias, a lo que se suma la presencia de macrófagos. </text:span></text:p>
        <text:p text:style-name="P14"/>
        <text:p text:style-name="P12"><text:span text:style-name="T10">Morfología Patológica</text:span></text:p>
        <text:p text:style-name="P12"><text:span text:style-name="T4">El hallazgo histopatológico dominante es la inflamación del nervio periférico, que se manifiesta por un infiltrado perivenular y endoneurico por linfocitos, macrófagos y pocas células plasmáticas. El número de células invasoras es variable, desde una siembra escasa en los espacios peri venosos hasta grandes colecciones de células mononucleares diseminadas por todo el nervio, aunque se considera que la lesión primaria del Síndrome de Guillain-Barré es la desmielinización segmentaría mediada por el sistema inmunitario, también es característica la presencia de la lesión de los axones, especialmente en la autopsia.</text:span></text:p>
        <text:p text:style-name="P12"><text:span text:style-name="T4"><text:tab/>La microscopia electrónica ha puesto de manifiesto un efecto temprano sobre las vainas de mielina. Las protuberancias citoplasmáticas de los macrófagos penetran la membrana basal de las células de Schwann, especialmente en la vecindad de los anillos de Ranvier, y se extienden entre las laminillas de mielina, separando la vaina de mielina del axón.<text:tab/></text:span></text:p>
        <text:p text:style-name="P12"><text:span text:style-name="T4"><text:tab/>Finalmente, los restos de la vaina de mielina son fagocitados por los macrófagos. La desmielinización va seguida de remielinización, y esta parece ser que la que sigue a la desmielinización segmentaría de otras causas. Los focos inflamatorios y la desmielinización están ampliamente distribuidos por toro el sistema nervioso periférico, aunque su intensidad es tan variable que en un caso determinado pueden ser difíciles de identificar. La reacción inflamatoria más intensa se localiza con frecuencia en las raíces nerviosas espinales y craneales. Las raíces posteriores, los ganglios autonómicos y las partes más dístales de los nervios están también afectadas en menor grado. Se pueden encontrar infiltrados escasos de células inflamatorias (linfocitos y otras células mononucleares) al mismo tiempo en ganglios linfáticos, hígado, bazo, corazón y otros órganos. </text:span></text:p>
        <text:p text:style-name="P14"/>
        <text:p text:style-name="P12"><text:span text:style-name="T10">Morfología <text:s/>Fisiopatología</text:span></text:p>
        <text:p text:style-name="P12"><text:span text:style-name="T4">Los estudios de Asbury y colaboradores sugieren que el marcador más temprano del síndrome de Guillain Barré es la presencia improvista perifascicular Linfocítica de pequeñas vesículas en el endoneuro y perineuro. <text:s text:c="2"/>Esta aparición se asoció con desmielinización, lo cual está generalmente relacionado con macrófagos. En esta observación la patología tiene, muchas similitudes con neuritis alérgica experimental en el modelo animal. Algunos casos del Síndrome de Guillain Barré son asociados con un proceso axonal primario, en donde los macrófagos quizá sean encontrados a el extremo proximal más estrecho del axón, con una fracción de mielina.</text:span></text:p>
        <text:p text:style-name="P12"><text:span text:style-name="T4"><text:tab/>Este hallazgo histológico ha sido interpretado como un indicativo de un ataque Inmunológico de antígenos de origen axonal, mejor dicho, un antígeno de mielina en la forma desmielinizante de la enfermedad. En otros casos de la enfermedad aparecen involucrados ambos axones (tanto sensoriales como motores) y estos son los que terminan en neuropatía aguda, motora y sensitiva. Dicha variante de la enfermedad se presenta de manera infrecuente, alrededor del 5% del síndrome clínico.</text:span></text:p>
        <text:p text:style-name="P12"><text:span text:style-name="T4"><text:tab/>En relación a la forma en que se crean los daños conocidos recordando las etiologías más frecuentes debemos de entender el concepto de la enfermedad auto inmune, por ejemplo, actualmente la hipótesis más seria señala que La patogénesis de C. Jejuni asociada al síndrome de Guillain Barré, que es de las etiologías más frecuentes, se explicada sobre el desarrollo de un mecanismo llamado "imitación molecular". Los gangliósido son una importante molécula de superficie del sistema nervioso. De acuerdo al concepto de imitación molecular, los anticuerpos creados contra las acciones </text:span><text:soft-page-break/><text:span text:style-name="T4">de la mitad liposacarida de e jejuni, que dañan <text:s text:c="2"/>a los gangliósidos reaccionan causando daño a los nervios periféricos, al no reconocer la diferencia.</text:span></text:p>
        <text:p text:style-name="P12"><text:span text:style-name="T4"><text:tab/>En este mismo sentido por ejemplo, con relación a la presencia del antecedente de citomegalovirus, la forma de iniciarse el daño no ha sido dilucidada, pero se ha encontrado que hay un incremento de anticuerpos Anti GM2, mismos que corresponden a los hallazgos de la infección aguda por citomegalovirus, es así que se cree que se inicia el mecanismo de imitación, al realizarse cambios por parte de los virus que culminan en el inicio del daño de los nervios periféricos.</text:span></text:p>
        <text:p text:style-name="P16"/>
        <text:p text:style-name="P12"><text:span text:style-name="T10">Inmunología en el síndrome de Guillain-Barré.</text:span></text:p>
        <text:p text:style-name="P12"><text:span text:style-name="T4">Asbury y cols. demostraron la infiltración por linfocitos en los nervios periféricos, sobre todo durante la fase activa de la enfermedad. Los métodos de inmuno histoquímicas revelaron que muchos de estos linfocitos son células T. Los niveles del factor de necrosis tumoral alfa circulante (TNF-alfa) son también elevados en pacientes con el síndrome de Guillain-Barré y son implicados en la patogénesis de la enfermedad. </text:span></text:p>
        <text:p text:style-name="P12"><text:span text:style-name="T4">Linfocitos T activados y macrófagos son la fuente principal de citosinas, incluso el mediador TNF-alpha-a primario de la inflamación. Hay pruebas que la TNF-alfa es capaz de inducir el daño selectivo y específico a la mielina en vitro. Aparte del efecto mielinotóxico, la TNF-alfa en el síndrome de Guillain-Barré podría desempeñar un papel importante en la modulación de la función de endotelial vascular, un efecto que contribuiría al desarrollo de lesiones de los nervios en el síndrome.</text:span></text:p>
        <text:p text:style-name="P12"><text:span text:style-name="T4"><text:tab/>La TNF-alfa puede inducir también el daño de célula endotelial por modificación en el homeostasis del endotelio se aumenta la permeabilidad vascular y este causará el daño de la barrera hemato nerviosa. Todos estos mecanismos desempeñan un papel importante en la patogénesis del síndrome.</text:span></text:p>
        <text:p text:style-name="P55"><text:span text:style-name="T6"><text:tab/></text:span><text:span text:style-name="T4">Se adhieren linfocitos a las paredes de los vasos endonerviosos <text:s/>y emigran por la pared vascular, aparentemente secundario a un proceso infeccioso por el cual reacciona el sistema inmune.</text:span></text:p>
        <text:p text:style-name="P55"><text:span text:style-name="T4"><text:tab/>Al emigrar hacia el tejido circundante se liberan los anticuerpos que por un mecanismo no esclarecido aun desintegran la mielina de los axones nerviosos, este proceso parece estar mediado por el exudado mononuclear.</text:span></text:p>
        <text:p text:style-name="P55"><text:span text:style-name="T4"><text:tab/>La lesión además de la vaina de mielina se produce en el axón, con interrupción del mismo, lo cual trae como consecuencia que el músculo experimente atrofia, y se corrobora con la electromiografía, que comprueba potenciales de acción disminuidos.</text:span></text:p>
        <text:p text:style-name="P12"><text:span text:style-name="T4"><text:tab/>Sin duda, la dramática respuesta de los casos desmielinizantes del Síndrome de Guillain Barré al tratamiento con plasmaferesis reforzó la idea de que debía existir un factor derivado del plasma fundamental para la etiología del síndrome .El descubrimiento de anticuerpos anti-gangliósidos en el suero de los pacientes con el Síndrome de Guillain Barré fue un suceso importante, generando una enorme proliferación de publicaciones, la frecuencia de estos anticuerpos varía desde 29 hasta el 70% mientras que en pacientes con el Síndrome de millar Fisher en donde se ha detectado anticuerpos.</text:span></text:p>
        <text:p text:style-name="P12"><text:span text:style-name="T4"><text:tab/>Tiene una más elevada frecuencia, siendo probablemente alrededor del 95%. En el Síndrome de Miller Fisher, los síntomas clínicos relacionados con la disfunción del tercer, cuarto y sexto par de nervios craneales son similares a la miastenia ocular, estudios bioquímicos sugieren que estos nervios craneales contienen una considerable cantidad de GQlb.</text:span></text:p>
        <text:p text:style-name="P12"><text:span text:style-name="T4"><text:tab/>El concepto que células B aberrantes responden a glucolípidos y conjugados relacionados es clave para la patogénesis del Síndrome y esta aun en la mira de muchos estudios. En un número muy largo de anticuerpos reportados para una variedad de glucolípidos diferentes que incluyen GMI .En la neuropatía motora axonal aguda, un grupo de gangliósidos estructuralmente relacionados aparecen <text:s/>involucrados en el daño autoinmune primario del tejido nervioso periférico. GQlb está localizado en la mielina para nodal de nervios sensitivos y motores, y neuronas sensoriales primarias. En esta presentación anticuerpos anti -gangliósido se elevan a través de mimetismo molecular por oligosacáridos microbiales; el papel de dicho mimetismo continuo estudiándose. </text:span></text:p>
        <text:p text:style-name="P12"><text:span text:style-name="T4">En un estudio reciente de Dutch, fracciones de liposacáridos de Campylobacter jejuni aislados de pacientes con el Síndrome de Guillain Barré y el Síndrome de Miller Fisher, fueron comparados con controles de liposacáridos aislados de pacientes con enteritis no complicada, demostrando que los liposacáridos de ellos contienen la mayoría de las veces epitomas gangliósidos similares. En otro estudio reciente Kusonoki y cols <text:s/>presentaron que la estructura de galacto cerebrosidos, un glucolípido principal de la mielina estaba presente en Micoplasma Pneumoniae, quedando claro que el Campylobacter no es el único responsable del mimetismo molecular. Durante largo tiempo se ha sabido que los anticuerpos para los galacto cerebrosidos provocan experimentalmente desmielinización.</text:span></text:p>
        <text:p text:style-name="P12"><text:span text:style-name="T4"><text:tab/>Anticuerpos GQlb presentan frecuentemente reacción cruzada en GTla, un raro gangliósido que no es fácilmente obtenido por extensos estudios serológicos; estudios bioquímicos e inmunológicos han mostrado que GTla está relativamente incrementado en los nervios craneales inferiores. La presencia de anticuerpos séricos-anti-GTla séricos, del fenotipo IgG, ha sido demostrada en el suero del 10% de pacientes con el Síndrome de Guillain Barré. Clínicamente los pacientes con IgG anti-GTla tenían parálisis de nervios craneales, </text:span><text:soft-page-break/><text:span text:style-name="T4">57% con oftalmoparesia, 57% con parálisis facial y 70% con parálisis bulbar, de todos estos el 39% requirió de ventilación artificial. Estas características fueron también encontradas en pacientes con anticuerpos IgG anti- GQ 1b.No hay diferencias significativas entre la clínica y los hallazgos de laboratorio para el anti-GTla y el IgG anti-GQlb en los grupos de pacientes positivos a su presencia.</text:span></text:p>
        <text:p text:style-name="P12"><text:span text:style-name="T4"><text:tab/>Las observaciones en los modelos animales han proporcionado valiosos datos del papel de la respuesta inmune celular en la patogénesis de la desmielinización del sistema nervioso periférico. El reclutamiento selectivo de células inflamatorias en el tejido nervioso periférico inflamado es un paso crucial y está mediado por la diferente expresión de leucocitos y los receptores de adhesión endotelial, quimosinas y receptores de las quimosinas. CCR-l y CCR-5 fueron expresados principalmente por macrófagos endoneurales, mientras que CCR-2, CCR-4 y CkCR-3 podían ser localizados invadiendo linfocitos T. </text:span></text:p>
        <text:p text:style-name="P12"><text:span text:style-name="T4"><text:tab/>Factores de transferencia ubicuos como el Factor Nuclear Kappa Beta (NF-kB) pueden jugar un papel principal en la mediación del desarrollo de la reacción inflamatoria dentro del sistema nervioso periférico. En biopsias de nervios de las piernas de pacientes con el Síndrome de Guillain Barré NF-kB fue encontrado incrementado en la regulación y expresado por macrófagos dentro del tejido inflamado. La molécula de control inhibidora INB fue detectada con células T y macrófagos en la neuropatía infamatoria, pero principalmente en células de Schwann en casos no inflamatorios. Los macrófagos son componentes clave en la patogénesis de la enfermedad, perpetuando la respuesta inmune iniciada a través de la liberación inmunes específicos. El papel de macrófagos residentes endoneurales en la patogénesis del Síndrome de Guillain Barré permanece sin definirse porque no existen marcadores para diferenciarlos del infiltrado de macrófagos hematógenos.</text:span></text:p>
        <text:p text:style-name="P12"><text:span text:style-name="T4"><text:tab/>Recientemente se ha continuado con los inmuno ensayos, encontrando anticuerpos anti- GQlb en la región para nodal del 3er, 4° y 6° par craneal en pacientes con síndrome de Miller Fisher, fue también demostrado que el nervio oculomotor contenía una alta concentración de gangliósidos GQ 1b. Es posible que el daño mediado por anticuerpos tenga lugar en la región para nodal que se debe a la presencia de epitomo GQ1b, Y que al final desencadena el bloqueo en la conducción, siendo esta el mecanismo más común de desarrollo de la oftalmoplejia. En este sentido, la mayor evidencia de la importancia de anticuerpos anti GQ 1b en la patogénesis de la oftalmoplejia es dada por su presencia en pacientes con Síndrome de Guillain-Barré tipo Miller Fisher o no, incluso en pacientes con oftalmoplejia sin datos del síndrome de Guillain-Barré.</text:span></text:p>
        <text:p text:style-name="P12"><text:span text:style-name="T4"><text:tab/>La debilidad motora de las extremidades puede verse también en estos pacientes, y el suero contiene anticuerpos anti GQ 1b, y que ha sido encontrado interfiriendo con la transmisión neuromuscular, lo cual se cree es el mecanismo responsable de la debilidad muscular. </text:span></text:p>
        <text:p text:style-name="P12"><text:span text:style-name="T4"><text:tab/>La patogénesis de la ataxia ha sido foco de debate, los mecanismos periféricos centrales, han sido propuestos. Algunos trabajos han sugerido un mecanismo periférico, como resultado de anormalidades sensoriales y propioceptivas musculares. La ataxia de origen central ha sido propuesta basada en hallazgos de la resonancia magnética y pruebas electromagnéticas; hay fuerte evidencia de un mecanismo central provista por un estudio en el cual se presenta una alta selectividad inmunoquimica de la capa cerebelosa con el anticuerpo Anti IgG anti GQlb</text:span><text:span text:style-name="T3">5</text:span><text:span text:style-name="T4">.</text:span></text:p>
        <text:p text:style-name="P14"/>
        <text:p text:style-name="P12"><text:span text:style-name="T10">Cuadro Clínico</text:span></text:p>
        <text:p text:style-name="P12"><text:span text:style-name="T4">La presentación característica del síndrome de Guillain Barré consiste en parálisis aguda motora ascendente, a cualquier edad, y a menudo puede encontrarse un estímulo antecedente para el auto inmunidad. La debida por lo común se inicia varias semanas después de la identificación de un síndrome viral inespecífico: parotiditis, sarampión, infección por el virus del Epstein - Barr (mononucleosis infecciosa, hepatitis), neumonía por micoplasma, o enteritis por Campylobacter jejuni, de los principales factores etiológicos señalados.</text:span></text:p>
        <text:p text:style-name="P12"><text:span text:style-name="T4"><text:tab/>Aparece debilidad muscular relativamente simétrica con parestesias que suelen comenzar en los miembros inferiores y después progresan hacia los superiores. En el 90% de los casos la debilidad es máxima a las tres semanas del inicio. Puede ser más importante que la afectación sensitiva y de predominio proximal.</text:span></text:p>
        <text:p text:style-name="P12"><text:span text:style-name="T4"><text:tab/>Existe abolición de los reflejos tendinosos profundos. La función esfinteriana suele estar conservada. Más del 50% de</text:span> <text:span text:style-name="T4">los pacientes con afectación severa presentan también debilidad de los músculos faciales y oro faríngeos, y hasta un 10% requieren intubación por depresión respiratoria. En los casos graves también puede existir disfunción autónoma (incluyendo fluctuaciones de la tensión arterial), secreción inadecuada de ADH, arritmias cardiacas y alteraciones pupilares la parálisis respiratoria y las alteraciones autónomas pueden ser mortales. La mortalidad global es de un 5%.</text:span></text:p>
        <text:p text:style-name="P12"><text:span text:style-name="T4"><text:tab/>Existe una variante poco común en la que únicamente aparece oftalmoparesia, ataxia y arreflexia (síndrome de Miller Fisher), deben excluirse otros trastornos como miastenia grave, deficiencia aguda de tiamina y menos frecuentemente botulismo, entre otros.</text:span></text:p>
        <text:p text:style-name="P12"><text:span text:style-name="T4"><text:tab/>El diagnóstico se basa en el síndrome clínico. En el líquido cefalorraquídeo existe aumento de proteínas, las pruebas neurofisiológicas conforman el diag</text:span><text:soft-page-break/><text:span text:style-name="T4">nóstico pero no suelen ser necesarias. Dos tercios de los pacientes presentan disminución de las velocidades de conducción y evidencia de desmielinización segmentaría en el momento del inicio. </text:span></text:p>
        <text:p text:style-name="P14"/>
        <text:p text:style-name="P12"><text:span text:style-name="T10">Rasgos Clínicos (Por Orden de Importancia):</text:span></text:p>
        <text:list xml:id="list621425251" text:style-name="L8">
          <text:list-item>
            <text:p text:style-name="P59"><text:span text:style-name="T4">Progresión de la debilidad. 50% alcanzan la máxima de la debilidad en dos semanas, 80% en tres y 90% en cuatro semanas.</text:span></text:p>
          </text:list-item>
          <text:list-item>
            <text:p text:style-name="P59"><text:span text:style-name="T4">Afectación relativamente simétrica. Puede haber alguna diferencia entre ambos lados.</text:span></text:p>
          </text:list-item>
          <text:list-item>
            <text:p text:style-name="P59"><text:span text:style-name="T4">Síntomas y signos sensitivos leves.</text:span></text:p>
          </text:list-item>
          <text:list-item>
            <text:p text:style-name="P59"><text:span text:style-name="T4">Afectación de nervios craneales. Debilidad facial en el 50% de los casos los nervios doce y nueve así como los oculomotor puede afectarse.</text:span></text:p>
          </text:list-item>
          <text:list-item>
            <text:p text:style-name="P59"><text:span text:style-name="T4">Recuperación: Comienza tras dos a cuatro semanas. La mayoría se recupera en meses.</text:span></text:p>
          </text:list-item>
          <text:list-item>
            <text:p text:style-name="P59"><text:span text:style-name="T4">Disfunción autonómica (taquicardia, hipotensión postural, hipertensión arterial, signos vasomotores). Es de presencia y severidad variable, más intensa en la infancia.</text:span></text:p>
          </text:list-item>
          <text:list-item>
            <text:p text:style-name="P59"><text:span text:style-name="T4">Ausencia de fiebre al comienzo.</text:span></text:p>
          </text:list-item>
        </text:list>
        <text:p text:style-name="P14"/>
        <text:p text:style-name="P12"><text:span text:style-name="T10">Rasgos Clínicos Variantes (no van en Orden de Importancia):</text:span></text:p>
        <text:list xml:id="list607214185" text:style-name="L9">
          <text:list-item>
            <text:p text:style-name="P60"><text:span text:style-name="T4">Fiebre al comienzo.</text:span></text:p>
          </text:list-item>
          <text:list-item>
            <text:p text:style-name="P60"><text:span text:style-name="T4">Pérdida sensorial severa, con dolor. En los niños el dolor es un síntoma común</text:span></text:p>
          </text:list-item>
          <text:list-item>
            <text:p text:style-name="P60"><text:span text:style-name="T4">Progresión más allá de cuatro semanas.</text:span></text:p>
          </text:list-item>
          <text:list-item>
            <text:p text:style-name="P60"><text:span text:style-name="T4">Cese de la progresión sin recuperación o con secuelas permanentes importantes.</text:span></text:p>
          </text:list-item>
          <text:list-item>
            <text:p text:style-name="P60"><text:span text:style-name="T4">Afectación de esfínteres. Generalmente no se afectan, pero puede haber una paresia vesical transitoria.</text:span></text:p>
          </text:list-item>
          <text:list-item>
            <text:p text:style-name="P60"><text:span text:style-name="T4">Afectación del sistema nervioso central, aunque ocasionalmente puede haberla en el síndrome de Guillain Barré, conviene descartar que se trata de otro diagnóstico.</text:span></text:p>
          </text:list-item>
        </text:list>
        <text:p text:style-name="P14"/>
        <text:p text:style-name="P12"><text:span text:style-name="T10">Resumen del Cuadro Clínico</text:span></text:p>
        <text:p text:style-name="P12"><text:span text:style-name="T4">El síndrome de Guillain-Barré (SGB) o polineuropatía desmielinizante inflamatoria aguda es la causa más frecuente de tetraparesia aguda en los países occidentales. Se trata de una enfermedad de patogenia autoinmune que clínicamente se caracteriza por síntomas motores: Debilidad relativamente simétrica en las cuatro extremidades que progresa durante varios días a semanas, siguiendo de forma típica una progresión ascendente. Es frecuente la paresia facial, generalmente bilateral. Otros nervios craneales se afectan con menos frecuencia y pueden dar lugar a diplopía <text:s/>por debilidad de los músculos <text:s/>extra oculares, <text:s/>o disfagia por debilidad de la musculatura oro faríngea. Cuando la debilidad es acusada puede ocurrir afectación de la musculatura respiratoria con compromiso respiratorio que obligue a la ventilación mecánica del paciente.</text:span></text:p>
        <text:p text:style-name="P12"><text:span text:style-name="T4">Síntomas sensitivos: Es frecuente la aparición precoz de parestesias en las manos y los pies. No son raros otros síntomas como dolor o hipostasia distal y simétrica en las extremidades, afectando de forma predominante a la sensibilidad profunda.</text:span></text:p>
        <text:p text:style-name="P12"><text:span text:style-name="T4"><text:tab/>Reducción de los reflejos tendinosos: Hiporreflexia o arreflexia, que puede aparecer precozmente, aunque a veces no se manifiesta hasta que la debilidad y los trastornos sensitivos están bien establecidos.</text:span></text:p>
        <text:p text:style-name="P12"><text:span text:style-name="T4"><text:tab/>Trastornos autonómicos: Se manifiestan como fluctuaciones marcadas de la tensión arterial, arritmias cardíacas, alteraciones de la motilidad gastrointestinal, retención urinaria o trastornos en la sudoración.</text:span></text:p>
        <text:p text:style-name="P14"/>
        <text:h text:style-name="P9" text:outline-level="2"><text:span text:style-name="T4">DIAGNOSTICO, EXAMENES COMPLEMENTARI</text:span><text:span text:style-name="T6">O</text:span><text:span text:style-name="T4">S, TRATAMIENTO, REHABILITACION</text:span></text:h>
        <text:p text:style-name="P12"><text:span text:style-name="T10">Diagnóstico del Síndrome Guillain-Barré</text:span></text:p>
        <text:p text:style-name="P12"><text:span text:style-name="T4">El diagnóstico de Guillain Barré síndrome es al principio sospechado clínicamente. Además de los síntomas descritos por el paciente, el doctor por lo general encuentra pruebas de debilidad muscular y pérdida de reflejos tendinosos. Típicamente algunas otras enfermedades que pueden imitar el síndrome son excluidas.</text:span></text:p>
        <text:p text:style-name="P12"><text:span text:style-name="T4"><text:tab/>Para los criterios de diagnóstico se han utilizado los parámetros del Nacional Institute of Neurological and Comunicative Disorders y Stroke, modificado por Asbury y Comblath.1990. Modificados de su versión original y ampliados para un diagnóstico más definido en los hallazgos clínicos y patológicos se describe por puntos en el siguiente esquema.</text:span></text:p>
        <text:p text:style-name="P16"/>
        <text:p text:style-name="P12"><text:span text:style-name="T10">Criterios de Diagnóstico</text:span></text:p>
        <text:list xml:id="list1720432955" text:style-name="L10">
          <text:list-item>
            <text:p text:style-name="P61"><text:span text:style-name="T4">Debilidad progresiva en más de un miembro. El grado de afectación es muy variable, desde mínima debilidad en las piernas con o sin ataxia, a parálisis total de las cuatro extremidades, de tronco y bulbar, parálisis facial y oftalmoplejia.</text:span></text:p>
          </text:list-item>
          <text:list-item>
            <text:p text:style-name="P61"><text:span text:style-name="T4">Arreflexia osteotendinosos universal.</text:span></text:p>
          </text:list-item>
          <text:list-item>
            <text:p text:style-name="P61"><text:soft-page-break/><text:span text:style-name="T4">Puede aceptarse una arreflexia distal e Hiporreflexia bicipital y patelar si se cumplen el resto de los criterios.</text:span></text:p>
          </text:list-item>
          <text:list-item>
            <text:p text:style-name="P61"><text:span text:style-name="T4">Presencia de un aumento de proteínas en el líquido cefalorraquídeo.</text:span></text:p>
          </text:list-item>
        </text:list>
        <text:p text:style-name="P56"/>
        <text:p text:style-name="P12"><text:span text:style-name="T10">Criterios de Líquido Cefalorraquídeo</text:span></text:p>
        <text:list xml:id="list1793210582" text:style-name="L11">
          <text:list-item>
            <text:p text:style-name="P62"><text:span text:style-name="T4">Proteínas aumentadas tras la primera semana.</text:span></text:p>
          </text:list-item>
          <text:list-item>
            <text:p text:style-name="P62"><text:span text:style-name="T4">Diez células/mm2 o menos (leucocitos mononucleares). Variantes:</text:span></text:p>
          </text:list-item>
          <text:list-item>
            <text:p text:style-name="P62"><text:span text:style-name="T4">Sin aumento de LCR en 1-1Osemanas (raro).</text:span></text:p>
          </text:list-item>
          <text:list-item>
            <text:p text:style-name="P62"><text:span text:style-name="T4">LCR con 11-50 leucocitos mononucleares.</text:span></text:p>
          </text:list-item>
        </text:list>
        <text:p text:style-name="P14"/>
        <text:p text:style-name="P12"><text:span text:style-name="T10">Criterios Electrofisiológicos</text:span></text:p>
        <text:list xml:id="list99218144" text:style-name="L12">
          <text:list-item>
            <text:p text:style-name="P63"><text:span text:style-name="T4">80% tienen disminución de la velocidad de conducción. Las latencias dístales están aumentadas. Abolición o retardo de la latencia de onda </text:span></text:p>
          </text:list-item>
          <text:list-item>
            <text:p text:style-name="P63"><text:span text:style-name="T4">Pero un 20% puede tener normal la velocidad de conducción y con frecuencia puede tardar en endentecerse.</text:span></text:p>
          </text:list-item>
        </text:list>
        <text:p text:style-name="P14"/>
        <text:p text:style-name="P12"><text:span text:style-name="T10">Rasgos que hacen el Diagnóstico Dudoso:</text:span></text:p>
        <text:list xml:id="list2316863569" text:style-name="L13">
          <text:list-item>
            <text:p text:style-name="P64"><text:span text:style-name="T4">Asimetría marcada o persistente de la afectación.</text:span></text:p>
          </text:list-item>
          <text:list-item>
            <text:p text:style-name="P64"><text:span text:style-name="T4">Disfunción vesical o rectal marcada.</text:span></text:p>
          </text:list-item>
          <text:list-item>
            <text:p text:style-name="P64"><text:span text:style-name="T4">Disfunción vesical o rectal presentes al comienzo.</text:span></text:p>
          </text:list-item>
          <text:list-item>
            <text:p text:style-name="P64"><text:span text:style-name="T4">Más de 50 leucocitos mononucleares en LCR.</text:span></text:p>
          </text:list-item>
          <text:list-item>
            <text:p text:style-name="P64"><text:span text:style-name="T4">Presencia de leucocitos polinucleares en el LCR.</text:span></text:p>
          </text:list-item>
          <text:list-item>
            <text:p text:style-name="P64"><text:span text:style-name="T4">Nivel sensorial nítido.</text:span></text:p>
          </text:list-item>
        </text:list>
        <text:p text:style-name="P14"/>
        <text:p text:style-name="P12"><text:span text:style-name="T11">Alteraciones Autonómicas</text:span></text:p>
        <text:list xml:id="list3172151083" text:style-name="L14">
          <text:list-item>
            <text:p text:style-name="P65"><text:span text:style-name="T4">Bradicardia/taquicardia inusual.</text:span></text:p>
          </text:list-item>
          <text:list-item>
            <text:p text:style-name="P65"><text:span text:style-name="T4">Otras arritmias cardiacas.</text:span></text:p>
          </text:list-item>
          <text:list-item>
            <text:p text:style-name="P65"><text:span text:style-name="T4">Hipertensión</text:span></text:p>
          </text:list-item>
          <text:list-item>
            <text:p text:style-name="P65"><text:span text:style-name="T4">Hipotensión postural</text:span></text:p>
          </text:list-item>
          <text:list-item>
            <text:p text:style-name="P65"><text:span text:style-name="T4">Amplias fluctuaciones de la presión y el pulso sanguíneo.</text:span></text:p>
          </text:list-item>
          <text:list-item>
            <text:p text:style-name="P65"><text:span text:style-name="T4">Tono pupilar.</text:span></text:p>
          </text:list-item>
          <text:list-item>
            <text:p text:style-name="P65"><text:span text:style-name="T4">Sialorrea.</text:span></text:p>
          </text:list-item>
          <text:list-item>
            <text:p text:style-name="P65"><text:span text:style-name="T4">Anhidrosis o excesiva sudoración.</text:span></text:p>
          </text:list-item>
          <text:list-item>
            <text:p text:style-name="P65"><text:span text:style-name="T4">Disfunción del esfínter urinario.</text:span></text:p>
          </text:list-item>
          <text:list-item>
            <text:p text:style-name="P65"><text:span text:style-name="T4">Constipación.</text:span></text:p>
          </text:list-item>
          <text:list-item>
            <text:p text:style-name="P65"><text:span text:style-name="T4">Alteración de la motilidad gástrica. </text:span></text:p>
          </text:list-item>
          <text:list-item>
            <text:p text:style-name="P65"><text:span text:style-name="T4">Alteración del tono vasomotor que causa estasis venosa y rubor facial.</text:span></text:p>
          </text:list-item>
        </text:list>
        <text:p text:style-name="P14"/>
        <text:p text:style-name="P12"><text:span text:style-name="T10">Rasgos que Descartan el Diagnóstico</text:span></text:p>
        <text:list xml:id="list2926073909" text:style-name="L15">
          <text:list-item>
            <text:p text:style-name="P66"><text:span text:style-name="T4">Intoxicación por hexacarbonados, Porfirio aguda intermitente, difteria, neuropatía por plomo, poliomielitis, botulismo, parálisis histérica, neuropatía toxica.</text:span></text:p>
          </text:list-item>
          <text:list-item>
            <text:p text:style-name="P66"><text:span text:style-name="T4">Síndrome sensitivo aislado.</text:span></text:p>
          </text:list-item>
          <text:list-item>
            <text:p text:style-name="P66"><text:span text:style-name="T4">Progresión de la afectación durante más de dos meses (se trataría de una Polirradiculoneuropatia crónica inflamatoria desmielinizante).</text:span></text:p>
          </text:list-item>
        </text:list>
        <text:p text:style-name="P16"/>
        <text:p text:style-name="P12"><text:span text:style-name="T10">Diagnóstico Diferencial</text:span></text:p>
        <text:p text:style-name="P12"><text:span text:style-name="T4">Algunos tóxicos (por ejemplo órgano fosforado), que actúan en la unión neuromuscular. La poliomielitis aguda, para la que existen pruebas serológicas, aparece en forma epidémica, y produce fiebre, malestar general y pleocitosis en líquido cefalorraquídeo. La infestación por garrapatas produce una neuropatía motora aguda ascendente principalmente en niños con abolición de los reflejos tendinosos y sensibilidad conservada; la eliminación de las garrapatas produce la eliminación de todos los síntomas. Deben excluirse otros trastornos como miastenia grave, deficiencia aguda de tiamina y menos frecuentemente botulismo cuando se trata de neuropatías simples.</text:span></text:p>
        <text:p text:style-name="P12"><text:span text:style-name="T4"><text:tab/>El síndrome de Guillain-Barré es una polirradiculitis inflamatoria de causa desconocida, que en su forma típica cursa con parálisis flácida de las cuatro extremidades, arreflexia, y frecuentemente diplejía facial. El modo de instauración y la disociación albuminocitológica del líquido cefalorraquídeo nos confirmarán el diagnóstico. En este mismo sentido otras causas de neuropatía aguda pueden ser: porfiria aguda intermitente, metales pesados y otras toxinas, linfoma, el carcinoma del pulmón, vasculitis, difteria y enfermedad Lyme deberán ser excluidas, aunque no son comunes, otras incluyen las lesiones de la base del cráneo, síndromes miasteniformes (Eaton-Hambrt), etc.</text:span></text:p>
        <text:list xml:id="list2251421020" text:style-name="L16">
          <text:list-item>
            <text:p text:style-name="P67"><text:span text:style-name="T4">Mielitis transversal.</text:span></text:p>
          </text:list-item>
          <text:list-item>
            <text:p text:style-name="P67"><text:span text:style-name="T4">Miastenia gravis.</text:span></text:p>
          </text:list-item>
          <text:list-item>
            <text:p text:style-name="P67"><text:span text:style-name="T4">Poliomielitis.</text:span></text:p>
          </text:list-item>
          <text:list-item>
            <text:p text:style-name="P67"><text:span text:style-name="T4">Hipocalcemia adquirida.</text:span></text:p>
          </text:list-item>
          <text:list-item>
            <text:p text:style-name="P67"><text:span text:style-name="T4">Parálisis Periódica.</text:span></text:p>
          </text:list-item>
          <text:list-item>
            <text:p text:style-name="P67"><text:span text:style-name="T4">Polimiositis.</text:span></text:p>
          </text:list-item>
          <text:list-item>
            <text:p text:style-name="P67"><text:span text:style-name="T4">Botulismo.</text:span></text:p>
          </text:list-item>
          <text:list-item>
            <text:p text:style-name="P67"><text:span text:style-name="T4">Infecciones por VIH.</text:span></text:p>
          </text:list-item>
          <text:list-item>
            <text:p text:style-name="P67"><text:span text:style-name="T4">Porfiria Aguda intermitente.</text:span></text:p>
          </text:list-item>
          <text:list-item>
            <text:p text:style-name="P67"><text:span text:style-name="T4">Carencia de Vitamina B </text:span></text:p>
          </text:list-item>
          <text:list-item>
            <text:p text:style-name="P67"><text:span text:style-name="T4">Metales Pesados y otras toxinas.</text:span></text:p>
          </text:list-item>
          <text:list-item>
            <text:p text:style-name="P67"><text:span text:style-name="T4">Linfoma, carcinoma.</text:span></text:p>
          </text:list-item>
          <text:list-item>
            <text:p text:style-name="P67"><text:span text:style-name="T4">Enfermedad de Lyme.</text:span></text:p>
          </text:list-item>
          <text:list-item>
            <text:p text:style-name="P67"><text:span text:style-name="T4">Vasculitis.</text:span></text:p>
          </text:list-item>
          <text:list-item>
            <text:p text:style-name="P67"><text:span text:style-name="T4">Difteria.</text:span></text:p>
          </text:list-item>
          <text:list-item>
            <text:p text:style-name="P67"><text:span text:style-name="T4">Diabetes.</text:span></text:p>
          </text:list-item>
        </text:list>
        <text:p text:style-name="P14"/>
        <text:p text:style-name="P12"><text:soft-page-break/><text:span text:style-name="T4"><text:tab/>En ocasiones se requiere para mejorar las condiciones diagnósticas hacer uso de pruebas especiales, aunque no todos los centros hospitalarios poseen la tecnología apropiada para el desarrollo de las mismas.</text:span></text:p>
        <text:p text:style-name="P14"/>
        <text:p text:style-name="P12"><text:span text:style-name="T10">Pruebas Complementarias</text:span></text:p>
        <text:list xml:id="list3978022439" text:style-name="L17">
          <text:list-item>
            <text:p text:style-name="P68"><text:span text:style-name="T4">Líquido cerebroespinal</text:span></text:p>
          </text:list-item>
          <text:list-item>
            <text:p text:style-name="P68"><text:span text:style-name="T4">Anticuerpos antigangliosidos</text:span></text:p>
          </text:list-item>
          <text:list-item>
            <text:p text:style-name="P68"><text:span text:style-name="T4">Cultivos para </text:span><text:span text:style-name="T11">C. jejuni</text:span></text:p>
          </text:list-item>
          <text:list-item>
            <text:p text:style-name="P68"><text:span text:style-name="T4">Anticuerpos específicos contra </text:span><text:span text:style-name="T11">C. </text:span><text:span text:style-name="T12">j</text:span><text:span text:style-name="T11">ejuni</text:span></text:p>
          </text:list-item>
          <text:list-item>
            <text:p text:style-name="P68"><text:span text:style-name="T15">C</text:span><text:span text:style-name="T14">itomegalovirus, EBV, HSV, HIV, </text:span><text:span text:style-name="T16">M. </text:span><text:span text:style-name="T17">p</text:span><text:span text:style-name="T16">neumoniae</text:span></text:p>
          </text:list-item>
          <text:list-item>
            <text:p text:style-name="P68"><text:span text:style-name="T4">Estudios bioquímicos: urea, electrólitos, enzimas hepáticas.</text:span></text:p>
          </text:list-item>
          <text:list-item>
            <text:p text:style-name="P68"><text:span text:style-name="T4">Recuento sanguíneo completo.</text:span></text:p>
          </text:list-item>
          <text:list-item>
            <text:p text:style-name="P68"><text:span text:style-name="T4">Rangos de sedimentación de los eritrocitos.</text:span></text:p>
          </text:list-item>
          <text:list-item>
            <text:p text:style-name="P68"><text:span text:style-name="T4">ECG</text:span></text:p>
          </text:list-item>
          <text:list-item>
            <text:p text:style-name="P68"><text:span text:style-name="T4">Pruebas de funciones autonómicas</text:span></text:p>
          </text:list-item>
          <text:list-item>
            <text:p text:style-name="P68"><text:span text:style-name="T4">Elctrofisiológicas</text:span></text:p>
          </text:list-item>
        </text:list>
        <text:p text:style-name="P14"/>
        <text:p text:style-name="P12"><text:span text:style-name="T10">Exámenes Complementarios</text:span></text:p>
        <text:p text:style-name="P12"><text:span text:style-name="T4">La resonancia nuclear magnética puede ser de ayuda en el diagnóstico del síndrome de Guillain-Barré, especialmente en pacientes en quienes las alteraciones clínicas y de laboratorio no son específicas, o se presentan respuestas electrofisiológicas ambiguas. Es una prueba sensible pero lamentablemente no específica, en donde la alteración más frecuente en la resonancia nuclear magnética en pacientes con síndrome de Guillain-Barré es el refuerzo de las raíces nerviosas alrededor del cono medular con extensión a la cauda equina, bastante sugestivo de síndrome de Guillain-Barré, es un rasgo no específico visto en condiciones inflamatorias y causado por la interrupción de la barrera hematoencefálica.</text:span></text:p>
        <text:p text:style-name="P12"><text:span text:style-name="T4"><text:tab/>La resonancia magnética, la técnica diagnóstica de imagen más sensible, permite observar las placas de desmielinización. En un estudio se demostró que el 83 % de pacientes tenía el realce de los nervios de la cauda equina se encontraba correlacionado con las características del dolor, grado de invalidez, y tiempo para la recuperación. También puede detectar lesiones no desmielinizantes tratables en la unión bulbo-medular (p. ej., quistes subaracnoideos, tumores del agujero magno) que ocasionalmente causan un espectro variable de síntomas motores y sensitivos fluctuantes que pueden confundirse con una esclerosis múltiple. El realce con gadolinio permite diferenciar las áreas de inflamación activa de las placas más antiguas. En ocasiones, las lesiones de la esclerosis múltiple pueden ser visibles en la TC con contraste, cuya sensibilidad puede aumentarse administrando el doble de la dosis de contraste y retrasando la realización de la TC (TC retrasada con doble dosis).</text:span></text:p>
        <text:p text:style-name="P12"><text:span text:style-name="T4"><text:tab/>Aunque el diagnóstico del Síndrome de Guillain Barré es especialmente clínico, es obligado que cumpla los criterios neurofisiológicos. Pero desafortunadamente los estudios no son muy sensibles en los primeros días de la enfermedad, momento en el que hay que tomar la decisión del tratamiento. Una vez instalado el cuadro, debe cumplir los criterios electrofisiológicos de desmielinización más universalmente admitidos, los de Comblath. 1990. En la primera semana solo el 22% de los casos los cumplen (La “sensibilidad en la primera semana aumenta a un 60% si, se emplean los criterios del Dutch Guillain-Barré study Group. 1995. y al 90% con los criterios de Delanoc y Cols (que como los anteriores son variantes de los primeros) y que por lo tanto, son los que se proponen. Ambos tienen en cuenta no solo la desmielinización sino también la afectación.</text:span></text:p>
        <text:p text:style-name="P14"/>
        <text:p text:style-name="P12"><text:span text:style-name="T10">Tratamiento en el Síndrome Guillain-Barré</text:span></text:p>
        <text:p text:style-name="P12"><text:span text:style-name="T4">Por posibilidad de deterioro rápido, todos los pacientes con diagnóstico presuntivo de SGB en fase de progresión, deben ser hospitalizados en una sala de vigilancia intensiva para el monitoreo de la función respiratoria.</text:span></text:p>
        <text:p text:style-name="P16"/>
        <text:p text:style-name="P12"><text:span text:style-name="T10">Manejo Respiratorio</text:span></text:p>
        <text:p text:style-name="P12"><text:span text:style-name="T4">El manejo de la función respiratoria debe incluir la permeabilidad de las vías aéreas, la capacidad del paciente para toser y expectorar, la evaluación de la mecánica ventilatoria, la habilidad para tragar y la aparición de síntomas y signos de hipoxemia y/o hipercapnia. La medida seriada de la capacidad vital es el parámetro más útil, cuando este desciende a 30 mL/kg la tos es deficiente y se producen acúmulos de secreciones, entre 20 y 25mL/kg el suspiro es deficiente y aumenta el riesgo de atelectasia, y cuando la capacidad vital cae por debajo de 15 mL/kg el riesgo de insuficiencia ventilatoria se incrementa significativamente. La necesidad de soporte ventilatorio oscila entre el 25 y el 40 %, los criterios establecidos para iniciar la asistencia ventilatoria mecánica son los siguientes:</text:span></text:p>
        <text:list xml:id="list36564733" text:style-name="L18">
          <text:list-item>
            <text:p text:style-name="P69"><text:span text:style-name="T4">Capacidad vital menor de 15 mL/kg.</text:span></text:p>
          </text:list-item>
          <text:list-item>
            <text:p text:style-name="P69"><text:span text:style-name="T4">Presión inspiratoria máxima menor de –20 cm de H2O.</text:span></text:p>
          </text:list-item>
          <text:list-item>
            <text:p text:style-name="P69"><text:span text:style-name="T4">Presión espiratoria máxima menor de 40 cm de H2O.</text:span></text:p>
          </text:list-item>
          <text:list-item>
            <text:p text:style-name="P69"><text:span text:style-name="T4">Parálisis bulbar o disfagia con peligro de broncoaspiración.</text:span></text:p>
          </text:list-item>
        </text:list>
        <text:p text:style-name="P14"/>
        <text:p text:style-name="P12"><text:span text:style-name="T4"><text:tab/>Los autores del presente trabajo opinan que la colocación de una vía aérea artificial debe ser iniciada tempranamente, antes que decline la fuerza ventilatoria o se produzca fatiga por tos improductiva.</text:span></text:p>
        <text:p text:style-name="P14"/>
        <text:p text:style-name="P12"><text:soft-page-break/><text:span text:style-name="T10">Manejo <text:s/>Cardiovascular</text:span></text:p>
        <text:p text:style-name="P12"><text:span text:style-name="T4">Es esencial el monitoreo cercano de la tensión arterial, el nivel de hidratación y del ritmo cardíaco, puesto que la disfunción autonómica es una fuente significativa de mortalidad toda vez que la arritmia súbita puede causar muerte inesperada.6 Además debe tenerse mucho cuidado con el uso de las drogas vasoactivas y sedantes, pues la di autonomía puede exagerar la respuesta hipotensa de estas drogas. </text:span></text:p>
        <text:p text:style-name="P14"/>
        <text:p text:style-name="P12"><text:span text:style-name="T10">Terapia Inmunomoduladora</text:span></text:p>
        <text:p text:style-name="P12"><text:span text:style-name="T4">Las principales medidas terapéuticas incluyen plasmaferesis y la administración intravenosa de inmunoglobulinas. El síndrome de Guillain-Barré es una enfermedad paralizante aguda y simétrica, generalmente ascendente, debida a una inflamación de los nervios periféricos. Se cree que es causada por factores autoinmunes, tales como anticuerpos.</text:span></text:p>
        <text:p text:style-name="P14"/>
        <text:p text:style-name="P12"><text:span text:style-name="T10">Plasmaferesis</text:span></text:p>
        <text:p text:style-name="P12"><text:span text:style-name="T4">La plasmaféresis remueve los anticuerpos y otros factores potencialmente dañinos del corriente sanguíneo. Implica conectar la circulación sanguínea del paciente a una máquina que intercambia el plasma por una solución sustituta, generalmente por albúmina. Varios trabajos han evaluado a la plasmaféresis para el tratamiento del síndrome de Guillain-Barré.</text:span></text:p>
        <text:p text:style-name="P12"><text:span text:style-name="T4">Los anticuerpos del paciente atacan, por un factor predisponente, varios componentes de la mielina de los nervios periféricos, y a veces hasta el axón. Muchos de los pacientes con SGB, aunque no todos, se recuperan en meses o hasta en dos o más años. Se han buscado tratamientos para:</text:span></text:p>
        <text:list xml:id="list2139764001" text:style-name="L51">
          <text:list-item>
            <text:p text:style-name="P42"><text:span text:style-name="T4">Acelerar la recuperación</text:span></text:p>
          </text:list-item>
          <text:list-item>
            <text:p text:style-name="P42"><text:span text:style-name="T4">Disminuir las complicaciones durante la enfermedad aguda</text:span></text:p>
          </text:list-item>
          <text:list-item>
            <text:p text:style-name="P42"><text:span text:style-name="T4">Acortar el largo período de los déficits neurológicos residuales</text:span></text:p>
          </text:list-item>
        </text:list>
        <text:p text:style-name="P14"/>
        <text:p text:style-name="P12"><text:span text:style-name="T4"><text:tab/>El uso de la plasmaféresis para el SGB refleja la evolución de los conceptos sobre su causa. Existen diferentes hipótesis fisiopatológicas, tal como el rol de los factores inflamatorios circulantes que podrían favorecer la desmielinización y por lo tanto agravar y/o mantener la parálisis. Se ha identificado, en varios experimentos, un factor sérico desmielinizante. Se ha demostrado que la inyección intraneural del suero de pacientes con SGB en cultivos de tejido de mielina, produce signos electrofisiológicos e histológicos de desmielinización aguda (Cook 1971; Sumner 1982; Harrison 1984). </text:span></text:p>
        <text:p text:style-name="P12"><text:span text:style-name="T4"><text:tab/>Se ha informado que existe una correlación positiva entre la actividad desmielinizante y la severidad de los síntomas neurológicos (Metral 1989).</text:span></text:p>
        <text:p text:style-name="P12"><text:span text:style-name="T4">El tratamiento de plasmaféresis ha sido utilizado por muchos años, tanto para remover factores tóxicos como para reponer la falta de algún factor (Shumak 1984). Esta técnica consiste en separar el plasma de las células, mediante el uso de una membrana de filtración o centrifugación. Las células son reinfundidas <text:s/>al paciente en el mismo momento en que el plasma es removido. Para mantener el volumen y el equilibrio osmótico, se utiliza albúmina diluida con gelatina o plasma fresco congelado. La plasmaféresis tiene restricciones y morbilidad significativas. Se necesitan dispositivos y equipos específicos entrenados en el uso de circulación extracorpórea. La eficacia clínica depende de muchos factores que incluyen el volumen de la plasmaféresis, el número y frecuencia de las sesiones, el tipo de solución a reponer, y la técnica de separación.</text:span></text:p>
        <text:p text:style-name="P14"/>
        <text:p text:style-name="P12"><text:span text:style-name="T10">Conclusiones del uso de Plasmaferesis</text:span></text:p>
        <text:p text:style-name="P12"><text:span text:style-name="T4">La plasmaféresis es el primer y único tratamiento que ha probado ser superior al tratamiento de apoyo en el síndrome de Guillain-Barré. Por lo tanto, la plasmaféresis debe ser considerada y comparada frente a los nuevos tratamientos, como la inmunoglobulina endovenosa, para la elección del tratamiento. En el SGB leve, dos sesiones de plasmaféresis son superiores a ninguna. En el SGB moderado, cuatro sesiones son superiores a dos. En el SGB severo, seis sesiones no son superiores a cuatro. Las máquinas de plasmaféresis de flujo continuo podrían ser superiores a las de flujo intermitente y la albúmina al plasma fresco congelado, como líquido de reemplazo. La plasmaféresis es más beneficiosa cuando se comienza dentro de los siete días posteriores al inicio de la enfermedad más que posteriormente a los siete días desde el inicio, pero aún beneficioso en pacientes tratados hasta los 30 días de iniciada la enfermedad. Se desconoce el valor de la plasmaféresis en niños menores de 12 años</text:span></text:p>
        <text:p text:style-name="P14"/>
        <text:p text:style-name="P12"><text:span text:style-name="T10">Inmunoglobulinas Intravenosas en el Síndrome Guillain-Barré </text:span></text:p>
        <text:p text:style-name="P12"><text:span text:style-name="T4">El uso de inmunoglobulinas también ha demostrado su efectividad tanto como en la plasmaféresis Se aconseja al menos 5 dosis de 400 mg/kg/d en las 2 primeras semanas. Las recaídas son más frecuentes que con la plasmaféresis, pero es tan efectiva como ella y tiene un menor costo, riesgo y disconfort para el paciente, por lo que se recomienda que la elección de uno u otro debe ser individualizada en dependencia de la disponibilidad del recurso y la experiencia de cada servicio.</text:span></text:p>
        <text:p text:style-name="P12"><text:span text:style-name="T4"><text:tab/>Las medidas de soporte son esenciales para evitar complicaciones que pueden dar al traste con la vida del enfermo antes de que se restablezca la función ventilatoria, entre ellas se encuentran:</text:span></text:p>
        <text:list xml:id="list638262781" text:style-name="L50">
          <text:list-item>
            <text:p text:style-name="P41"><text:span text:style-name="T9">E</text:span><text:span text:style-name="T4">l uso de heparina para evitar el tromboembolismo pulmonar</text:span></text:p>
          </text:list-item>
          <text:list-item>
            <text:p text:style-name="P41"><text:soft-page-break/><text:span text:style-name="T4">El aporte nutricional para garantizar la competencia inmunológica y el destete de la ventilación mecánica</text:span></text:p>
          </text:list-item>
          <text:list-item>
            <text:p text:style-name="P41"><text:span text:style-name="T4">La fisioterapia respiratoria para evitar las atelectasias y las neumonías</text:span></text:p>
          </text:list-item>
          <text:list-item>
            <text:p text:style-name="P41"><text:span text:style-name="T4">La fisioterapia general para evitar las contracturas corporales, y e) el apoyo psicológico al paciente para lograr su cooperación.</text:span></text:p>
          </text:list-item>
        </text:list>
        <text:p text:style-name="P14"/>
        <text:p text:style-name="P12"><text:span text:style-name="T4"><text:tab/>Por último, los autores de esta revisión quieren dejar plasmadas sus experiencias en el tratamiento del SGB. Se ha alcanzado muy buenos resultados con el uso de la inmunoglobulina humana cubana (intacglobin), y se han obtenido beneficios similares a lo reportado por varios investigadores con el uso de inmunoglobulinas de diferentes laboratorios. Estos resultados se lograron con un menor costo y con escasos efectos secundarios (5 %), dados por fiebre y escalofríos.</text:span></text:p>
        <text:p text:style-name="P12"><text:span text:style-name="T4"><text:tab/>También se han utilizado esteroides por vía intratecal (betametazona 8 mg en días alternos durante 2 semanas), con buenos resultados en pacientes jóvenes, no así en mayores de 50, que presentaron una gran cantidad de complicaciones (30 %): hiperglicemia, hipertensión arterial y sangramiento digestivo, entre otros.</text:span></text:p>
        <text:p text:style-name="P12"><text:span text:style-name="T4"><text:s/><text:tab/>En cuanto al uso combinado de plasmaféresis e inmunoglobulina, se ha observado que la combinación de ambas terapias no confiere una ventaja significativa sobre cada una de ellas por separado.</text:span></text:p>
        <text:p text:style-name="P14"/>
        <text:p text:style-name="P12"><text:span text:style-name="T10">Rehabilitación en el Síndrome Guillain-Barré</text:span></text:p>
        <text:p text:style-name="P12"><text:span text:style-name="T4">Etapas de la enfermedad del síndrome, el curso natural de la enfermedad puede ser dividido en tres fases:</text:span></text:p>
        <text:list xml:id="list2437232000" text:style-name="L49">
          <text:list-item>
            <text:p text:style-name="P40"><text:span text:style-name="T4">Fase de deterioro</text:span></text:p>
          </text:list-item>
          <text:list-item>
            <text:p text:style-name="P40"><text:span text:style-name="T4">Fase de meseta</text:span></text:p>
          </text:list-item>
          <text:list-item>
            <text:p text:style-name="P40"><text:span text:style-name="T4">Fase de recuperación</text:span></text:p>
          </text:list-item>
        </text:list>
        <text:p text:style-name="P27"/>
        <text:p text:style-name="P12"><text:span text:style-name="T4"><text:tab/>Por definición la fase de deterioro no dura más de 30 días, representando en el peor de los casos con la parálisis respiratoria.En esta fase debe prestarse especial atención a los cambios de posición del paciente para prevenir las úlceras por presión; prevenir complicaciones pulmonares mediante el drenaje postural y la aspiración adecuada en caso de intubación; mantener los arcos de movilidad articular y uso de férulas o soportes para evitar deformidades. Las otras fases pueden durar desde días a varios meses.</text:span></text:p>
        <text:p text:style-name="P12"><text:span text:style-name="T4"><text:tab/>En la fase de meseta se pondrá atención en los mismos cuidados anteriormente delineados, y una vez que la actividad muscular reaparece</text:span></text:p>
        <text:p text:style-name="P12"><text:span text:style-name="T4"><text:tab/>La fase de recuperación se agrega ejercicios de coordinación motora, reeducación muscular, resistencia progresiva e iniciar la deambulación en forma gradual y el reentrenamiento en las actividades de la vida diaria.</text:span></text:p>
        <text:p text:style-name="P12"><text:span text:style-name="T4"><text:tab/>El Fisiatra hará uso de métodos y técnicas específicas como las que se mencionan a continuación:</text:span></text:p>
        <text:p text:style-name="P12"><text:span text:style-name="T4"><text:tab/>La hidroterapia es una entidad terapéutica que tiene la característica de "alivianar" el peso corporal lo cual facilita la movilización de los músculos parético y permite ejecutar los ejercicios de rangos de movilidad con menor molestia. Los estímulos eléctricos disminuyen los riesgos de atrofia y fibrosis de los músculos desnervados. Cuando la reinervación se lleva a cabo se inicia la reeducación muscular, que es el proceso de reaprendizaje de la función muscular que ha sido perdida y para lo cual existen varios métodos descritos por diferentes autores</text:span></text:p>
        <text:p text:style-name="P12"><text:span text:style-name="T4"><text:tab/>La biorretroalimentaci6n electromiografía, en boga últimamente, es una forma de reeducación muscular en el cual los potenciales eléctricos generados por el músculo parético son amplificados y recogidos por un osciloscopio. Dicha información es observada por el paciente en forma de una retroalimentación acerca de la contracción de su músculo. Además existe un altavoz que permite al paciente escuchar el incremento gradual de su acción muscular .Desde el punto de vista fisiátrico podemos delinear los principales problemas Intrínsecos a cada fase y su manejo asociado</text:span></text:p>
        <text:p text:style-name="P14"/>
        <text:p text:style-name="P12"><text:span text:style-name="T10">Causas de Incapacidad</text:span></text:p>
        <text:list xml:id="list27212150" text:style-name="L19">
          <text:list-item>
            <text:p text:style-name="P70"><text:span text:style-name="T4">Debilidad muscular.</text:span></text:p>
          </text:list-item>
          <text:list-item>
            <text:p text:style-name="P70"><text:span text:style-name="T4">Deterioro o pérdida de la sensibilidad superficial y la proveniente de las articulaciones y del huso muscular.</text:span></text:p>
          </text:list-item>
          <text:list-item>
            <text:p text:style-name="P70"><text:span text:style-name="T4">Insuficiencia respiratoria.</text:span></text:p>
          </text:list-item>
          <text:list-item>
            <text:p text:style-name="P70"><text:span text:style-name="T4">Contracturas.</text:span></text:p>
          </text:list-item>
          <text:list-item>
            <text:p text:style-name="P70"><text:span text:style-name="T4">Infecciones agregadas.</text:span></text:p>
          </text:list-item>
          <text:list-item>
            <text:p text:style-name="P70"><text:span text:style-name="T4">Deterioro reserva cardiopulmonar.</text:span></text:p>
          </text:list-item>
          <text:list-item>
            <text:p text:style-name="P70"><text:span text:style-name="T4">Dolor.</text:span></text:p>
          </text:list-item>
          <text:list-item>
            <text:p text:style-name="P70"><text:span text:style-name="T4">Factores psicológicos: Temor, confusió</text:span><text:span text:style-name="T7">n</text:span></text:p>
          </text:list-item>
        </text:list>
        <text:p text:style-name="P14"/>
        <text:p text:style-name="P12"><text:span text:style-name="T10">Resumen de la Etapa de la Enfermedad</text:span></text:p>
        <text:p text:style-name="P12"><text:span text:style-name="T4">A) Fase de deterioro: (menor de 30 días)</text:span></text:p>
        <text:p text:style-name="P12"><text:span text:style-name="T4"><text:tab/>1. Función respiratoria disminuida</text:span></text:p>
        <text:list xml:id="list2421006608" text:style-name="L30">
          <text:list-item>
            <text:p text:style-name="P45"><text:span text:style-name="T24">Cuidados del tórax, drenaje postural, succión, intubación.</text:span></text:p>
          </text:list-item>
        </text:list>
        <text:p text:style-name="P12"><text:span text:style-name="T4"><text:tab/>2. Debilidad progresiva</text:span></text:p>
        <text:list xml:id="list3378219238" text:style-name="L31">
          <text:list-item>
            <text:p text:style-name="P46"><text:span text:style-name="T24">Movimientos pasivos o activos asistidos.</text:span></text:p>
          </text:list-item>
        </text:list>
        <text:p text:style-name="P12"><text:span text:style-name="T4"><text:tab/>3. Dolores articulares y de partes blandas.</text:span></text:p>
        <text:list xml:id="list1300334211" text:style-name="L32">
          <text:list-item>
            <text:p text:style-name="P31"><text:span text:style-name="T4">Movimientos pasivos y accesorios</text:span></text:p>
          </text:list-item>
          <text:list-item>
            <text:p text:style-name="P31"><text:span text:style-name="T4">Posiciones adecuadas (evitar deformidades)</text:span></text:p>
          </text:list-item>
        </text:list>
        <text:p text:style-name="P12"><text:span text:style-name="T4"><text:tab/>4. Disfunción autonómica</text:span></text:p>
        <text:list xml:id="list897627687" text:style-name="L33">
          <text:list-item>
            <text:p text:style-name="P32"><text:span text:style-name="T4">Hipotensión postural</text:span></text:p>
          </text:list-item>
          <text:list-item>
            <text:p text:style-name="P32"><text:span text:style-name="T4">Arritmias cardíacas.</text:span></text:p>
          </text:list-item>
        </text:list>
        <text:p text:style-name="P12"><text:span text:style-name="T4"><text:tab/>5. Temor</text:span></text:p>
        <text:list xml:id="list279890280" text:style-name="L34">
          <text:list-item>
            <text:p text:style-name="P47"><text:span text:style-name="T24">Dar tiempo y confianza.</text:span></text:p>
          </text:list-item>
        </text:list>
        <text:p text:style-name="P12"><text:soft-page-break/><text:span text:style-name="T4">B) Fase de Meseta: (días a meses)</text:span></text:p>
        <text:p text:style-name="P12"><text:span text:style-name="T4"><text:tab/>1. Áreas de presión y contracturas</text:span></text:p>
        <text:list xml:id="list689390904" text:style-name="L35">
          <text:list-item>
            <text:p text:style-name="P33"><text:span text:style-name="T4">Cambios regulares de posición.</text:span></text:p>
          </text:list-item>
          <text:list-item>
            <text:p text:style-name="P33"><text:span text:style-name="T4">Movimientos articulares pasivos o activos asistidos</text:span></text:p>
          </text:list-item>
        </text:list>
        <text:p text:style-name="P12"><text:span text:style-name="T4"><text:tab/>2. Neuropraxia</text:span></text:p>
        <text:list xml:id="list2078545905" text:style-name="L36">
          <text:list-item>
            <text:p text:style-name="P34"><text:span text:style-name="T8">C</text:span><text:span text:style-name="T4">onocimiento de que es auto limitado generalmente.</text:span></text:p>
          </text:list-item>
          <text:list-item>
            <text:p text:style-name="P34"><text:span text:style-name="T4">Explicar al personal paramédico.</text:span></text:p>
          </text:list-item>
        </text:list>
        <text:p text:style-name="P12"><text:span text:style-name="T4"><text:tab/>3. Pérdida de la sensibilidad</text:span></text:p>
        <text:list xml:id="list594570375" text:style-name="L37">
          <text:list-item>
            <text:p text:style-name="P35"><text:span text:style-name="T4">Alentar al paciente a mirar sus extremidades cuando son movidas.</text:span></text:p>
          </text:list-item>
          <text:list-item>
            <text:p text:style-name="P35"><text:span text:style-name="T4">Aproximación articular.</text:span></text:p>
          </text:list-item>
        </text:list>
        <text:p text:style-name="P12"><text:span text:style-name="T4"><text:tab/>4. Moral Baja (depresión)</text:span></text:p>
        <text:list xml:id="list3705242698" text:style-name="L38">
          <text:list-item>
            <text:p text:style-name="P36"><text:span text:style-name="T4">Dar confianza y aliento</text:span></text:p>
          </text:list-item>
          <text:list-item>
            <text:p text:style-name="P36"><text:span text:style-name="T4">Presentar pacientes recuperados.</text:span></text:p>
          </text:list-item>
        </text:list>
        <text:p text:style-name="P12"><text:span text:style-name="T4"><text:tab/>5. Desorientación</text:span></text:p>
        <text:list xml:id="list2186389658" text:style-name="L39">
          <text:list-item>
            <text:p text:style-name="P48"><text:span text:style-name="T24">Orientación en tiempo, lugar; información de noticias, </text:span></text:p>
          </text:list-item>
        </text:list>
        <text:p text:style-name="P12"><text:span text:style-name="T4">C) Fase de Recuperación: (días a meses).</text:span></text:p>
        <text:p text:style-name="P12"><text:span text:style-name="T4"><text:tab/>l. Debilidad</text:span></text:p>
        <text:list xml:id="list3804646480" text:style-name="L40">
          <text:list-item>
            <text:p text:style-name="P37"><text:span text:style-name="T4">Reeducación muscular</text:span></text:p>
          </text:list-item>
          <text:list-item>
            <text:p text:style-name="P37"><text:span text:style-name="T4">Ejercicios de fortalecimiento</text:span></text:p>
          </text:list-item>
          <text:list-item>
            <text:p text:style-name="P37"><text:span text:style-name="T4">Estímulos eléctricos en forma comedida y prudente.</text:span></text:p>
          </text:list-item>
          <text:list-item>
            <text:p text:style-name="P37"><text:span text:style-name="T4">Hidroterapia</text:span></text:p>
          </text:list-item>
          <text:list-item>
            <text:p text:style-name="P37"><text:span text:style-name="T4">Prescripción de ortesis</text:span></text:p>
          </text:list-item>
          <text:list-item>
            <text:p text:style-name="P37"><text:span text:style-name="T4">Actividades funcionales (comer, vestirse, deambular, etc.)</text:span></text:p>
          </text:list-item>
        </text:list>
        <text:p text:style-name="P12"><text:span text:style-name="T4"><text:tab/>2. Dolores articulares y de partes blandas</text:span></text:p>
        <text:list xml:id="list90216044" text:style-name="L41">
          <text:list-item>
            <text:p text:style-name="P38"><text:span text:style-name="T4">Aplicación de frío o calor</text:span></text:p>
          </text:list-item>
          <text:list-item>
            <text:p text:style-name="P38"><text:span text:style-name="T4">Ejercicios de movilización y estiramiento progresivo.</text:span></text:p>
          </text:list-item>
        </text:list>
        <text:p text:style-name="P12"><text:span text:style-name="T4"><text:tab/>3. Pérdida de la sensación postural</text:span></text:p>
        <text:list xml:id="list3365609982" text:style-name="L42">
          <text:list-item>
            <text:p text:style-name="P39"><text:span text:style-name="T4">Aproximación articular</text:span></text:p>
          </text:list-item>
          <text:list-item>
            <text:p text:style-name="P39"><text:span text:style-name="T4">Ejercicios con pesas</text:span></text:p>
          </text:list-item>
          <text:list-item>
            <text:p text:style-name="P39"><text:span text:style-name="T4">Uso compensatorio de la vista</text:span></text:p>
          </text:list-item>
          <text:list-item>
            <text:p text:style-name="P39"><text:span text:style-name="T4">Reeducación muscular.</text:span></text:p>
          </text:list-item>
        </text:list>
        <text:p text:style-name="P12"><text:span text:style-name="T4"><text:tab/>4. Tendencia al agotamiento.</text:span></text:p>
        <text:list xml:id="list4081972723" text:style-name="L43">
          <text:list-item>
            <text:p text:style-name="P49"><text:span text:style-name="T24">Cortas sesiones con frecuentes descansos</text:span></text:p>
          </text:list-item>
        </text:list>
        <text:p text:style-name="P12"><text:span text:style-name="T4"><text:tab/>5. Disfunción autonómica</text:span></text:p>
        <text:list xml:id="list3220279636" text:style-name="L44">
          <text:list-item>
            <text:p text:style-name="P50"><text:span text:style-name="T24">Reajuste de la presión sanguínea en posición erguida.</text:span></text:p>
          </text:list-item>
        </text:list>
        <text:p text:style-name="P12"><text:span text:style-name="T4"><text:tab/>6. Tremor:</text:span></text:p>
        <text:list xml:id="list2205020232" text:style-name="L45">
          <text:list-item>
            <text:p text:style-name="P51"><text:span text:style-name="T24">Confianza de que mejora conforme aumenta la fuerza muscular.</text:span></text:p>
          </text:list-item>
        </text:list>
        <text:p text:style-name="P12"><text:span text:style-name="T4"><text:tab/>7. Labilidad emocional</text:span></text:p>
        <text:list xml:id="list3281705523" text:style-name="L46">
          <text:list-item>
            <text:p text:style-name="P52"><text:span text:style-name="T24">Apoyo psicológico.</text:span></text:p>
          </text:list-item>
        </text:list>
        <text:p text:style-name="P12"><text:span text:style-name="T4"><text:tab/>8. Recuperación incompleta.</text:span></text:p>
        <text:list xml:id="list918881318" text:style-name="L47">
          <text:list-item>
            <text:p text:style-name="P53"><text:span text:style-name="T24">Continuar la ayuda, por regla general se menciona que después de los 24 meses no habrá mejoría.</text:span></text:p>
          </text:list-item>
        </text:list>
        <text:p text:style-name="P14"/>
        <text:p text:style-name="P12"><text:span text:style-name="T10">Graduación de la Fuerza Muscular <text:s/></text:span></text:p>
        <text:list xml:id="list1963353985" text:style-name="L20">
          <text:list-item>
            <text:p text:style-name="P71"><text:span text:style-name="T4">Normal (5): Arco de movilidad completo contra gravedad y resistencia máxima.</text:span></text:p>
          </text:list-item>
          <text:list-item>
            <text:p text:style-name="P71"><text:span text:style-name="T4">Buena(4): Arco de movilidad completo contra gravedad y resistencia máxima.</text:span></text:p>
          </text:list-item>
          <text:list-item>
            <text:p text:style-name="P71"><text:span text:style-name="T4">Aceptable (3): Arco de movilidad completa contra gravedad</text:span></text:p>
          </text:list-item>
          <text:list-item>
            <text:p text:style-name="P71"><text:span text:style-name="T4">Pobre (2): Arco de movilidad completa sin acción de la gravedad</text:span></text:p>
          </text:list-item>
          <text:list-item>
            <text:p text:style-name="P71"><text:span text:style-name="T4">Vestigios (1): Se aprecia contracción muscular, pero sin movimiento manifiesto</text:span></text:p>
          </text:list-item>
          <text:list-item>
            <text:p text:style-name="P71"><text:span text:style-name="T4">Nulo (0): No hay contracción muscular</text:span></text:p>
          </text:list-item>
        </text:list>
        <text:p text:style-name="P14"/>
        <text:p text:style-name="P12"><text:span text:style-name="T10">Evaluación de la Mejoría de la Fuerza <text:s/>Muscular</text:span></text:p>
        <text:p text:style-name="P12"><text:span text:style-name="T4">Se han ideado diferentes métodos, desde electrodinamómetros de mano, que miden la fuerza de prensión así como otros miómetros que pueden medir la fuerza en diferentes músculos (v.g. el cuádriceps).</text:span></text:p>
        <text:p text:style-name="P12"><text:span text:style-name="T4"><text:tab/>Creemos sin embargo que el examen manual muscular minucioso realizado por el personal entrenado y a intervalos periódicos suele ser suficiente y confiable</text:span></text:p>
        <text:p text:style-name="P12"><text:span text:style-name="T4"><text:tab/>Existen otras pruebas para evaluar la evolución de la enfermedad tomando diferentes variables; entre ellas la función respiratoria, deglución, funciones manuales simples, destrezas, deambulación, etc., los cuales otorgan un puntaje que puede representarse en un gráfico lineal y determinar así la fase de enfermedad en el transcurso del tiempo.</text:span></text:p>
        <text:p text:style-name="P12"><text:span text:style-name="T4"><text:tab/>Cualquiera que sea el método escogido, deberán realizarse las pruebas en forma periódica para obtener de esta forma un reflejo fiel acerca de la evolución.</text:span></text:p>
        <text:p text:style-name="P14"/>
        <text:p text:style-name="P12"><text:span text:style-name="T10">Hallazgos Electromiograficos</text:span></text:p>
        <text:p text:style-name="P12"><text:span text:style-name="T4">Las velocidades de conducción nerviosa motora presentan un enlentecimiento difuso con acentuación distal. Asimismo la amplitud del potencial evocado muestra una caída la severidad de los hallazgos dependen de dos factores .Del número de fibras afectadas de la extensión del daño a las fibras individuales.</text:span></text:p>
        <text:p text:style-name="P12"><text:span text:style-name="T4"><text:tab/>La reducción en la conductividad puede aparecer tan temprano como a los 10 o 14 días y puede caer en un 75% al 80% de lo normal .Hausmanowa-Petrusiewicz (1977) encontraron aún anormalidades en las velocidades de conducción nerviosa en pacientes clínicamente recuperados quienes habían estado enfermos hacía más de 10 años</text:span></text:p>
        <text:p text:style-name="P12"><text:soft-page-break/><text:span text:style-name="T4">La electromiografía con aguja realizada alrededor de la tercera semana que revela ninguna anormalidad electrofisiológica implican un buen pronóstico. Por otro lado cuando hay actividad espontánea, representado por ondas positivas y potenciales de fibrilación, sugieren que además de la desmielinización segmentaria hay degeneración axonal; lo cual agrava el pronóstico. Específicamente las fibrilaciones son encontradas sobre todo en pacientes que van a recuperar muy lento y algunas veces solo en forma parcial.</text:span></text:p>
        <text:p text:style-name="P12"><text:span text:style-name="T4"><text:tab/>De esta forma la ausencia o presencia de actividad espontánea conducen a conclusiones pronosticas valiosas. Debe mencionarse que las fasciculaciones no son parte del cuadro y su presencia representa un argumento no definitivo contra el diagnóstico de Guillain Barré.</text:span></text:p>
        <text:p text:style-name="P12"><text:span text:style-name="T4"><text:tab/>Entre los objetivos de la rehabilitación en este padecimiento, están la prevención de complicaciones médicas asociadas, deformidades, contracturas y el mejoramiento de los arcos de movilidad comprometidos, así como incrementar la fuerza motora. Lograr la marcha y la independencia en las actividades de la vida cotidiana, disminuir la incapacidad física y acortar el período total de la enfermedad.</text:span></text:p>
        <text:p text:style-name="P14"/>
        <text:p text:style-name="P12"><text:span text:style-name="T4">MEDIDAS GENERALES, ESPECÍFICAS Y ATENCION INTENSIVA</text:span></text:p>
        <text:p text:style-name="P12"><text:span text:style-name="T10">Medidas Generales</text:span></text:p>
        <text:list xml:id="list1354776974" text:style-name="L21">
          <text:list-item>
            <text:p text:style-name="P72"><text:span text:style-name="T4">Reposo acorde con la forma clínica y evitando adoptar posiciones viciosas.</text:span></text:p>
          </text:list-item>
          <text:list-item>
            <text:p text:style-name="P72"><text:span text:style-name="T4">Mantenimiento de las vías aéreas permeables para prevenir la obstrucción bronquial y las atelectasias.</text:span></text:p>
          </text:list-item>
          <text:list-item>
            <text:p text:style-name="P72"><text:span text:style-name="T4">Cateterización venosa profunda con asepsia y antisepsia requeridas.</text:span></text:p>
          </text:list-item>
          <text:list-item>
            <text:p text:style-name="P72"><text:span text:style-name="T4">Control estricto de los signos vitales.</text:span></text:p>
          </text:list-item>
          <text:list-item>
            <text:p text:style-name="P72"><text:span text:style-name="T4">Monitorización cardiovascular permanente.</text:span></text:p>
          </text:list-item>
          <text:list-item>
            <text:p text:style-name="P72"><text:span text:style-name="T4">Sondeo vesical si fuese necesario</text:span></text:p>
          </text:list-item>
          <text:list-item>
            <text:p text:style-name="P72"><text:span text:style-name="T4">Apoyo emocional y psicológico continuo, tanto al paciente como a sus familiares.</text:span></text:p>
          </text:list-item>
        </text:list>
        <text:p text:style-name="P14"/>
        <text:p text:style-name="P12"><text:span text:style-name="T10">Medidas Específicas</text:span></text:p>
        <text:p text:style-name="P12"><text:span text:style-name="T4">El Síndrome de Guillain Barré es una urgencia médica, precisando un control y soporte constante de las funciones vitales. La vía aérea debe mantenerse libre y la capacidad vital medirse con frecuencia para iniciar la respiración asistida si es necesario. El aporte de líquidos debe ser suficiente para mantener un volumen urinario de al menos la 1.8litros por día. Las extremidades deben protegerse de traumatismos y de la presión por el reposo en cama. El calor puede aliviar el dolor, haciendo posible el inicio precoz de la fisioterapia. Debe evitarse la inmovilización que da lugar a anquilosis. La movilización pasiva de las articulaciones hasta su grado máximo debe iniciarse inmediatamente y los ejercicios activos en cuanto remitan los síntomas agudos.</text:span></text:p>
        <text:p text:style-name="P12"><text:span text:style-name="T4"><text:tab/>Para prevenir el tromboembolismo venoso de los miembros se podrán utilizar medias elásticas (30-40 mm Hg o mayor), pues al proporcionar una pendiente de condensación entre los dedos de los pies y el muslo, reducen el volumen venoso en aproximadamente 70%. Aumentan la velocidad del flujo <text:s/>sanguíneo en las venas profundas por un factor de 5 o más. 22En pacientes encamados puede ser útil la administración de heparina, 5000UI SC dos veces al día. </text:span></text:p>
        <text:p text:style-name="P12"><text:span text:style-name="T4"><text:tab/>Se hará énfasis en el control del equilibrio hidroelectrolítico y acido <text:s/>básico, así como en la nutrición adecuada del paciente, para lo cual se prescribirá una dieta mixta si no existiera contraindicación al respecto. Entre otras indicaciones figuran: evitar la dilatación gástrica y la distensión abdominal, garantizar una buena evacuación intestinal y prevenir la estasis venosa como factor desencadenante del tromboembolismo pulmonar. Con referencia a esto último, muchos autores <text:s/>apoyan el uso profiláctico de la heparina de bajo peso molecular en dosis de 30 mg, administradas en intervalos de 12 horas, por sus amplias posibilidades terapéuticas y la no imperiosidad de ajustar la dosificación al peso corporal del paciente</text:span></text:p>
        <text:p text:style-name="P12"><text:span text:style-name="T4"><text:tab/>Entre otras medidas generales se sugiere el uso de las vitaminas Bl B6 Y B12 en altas dosis, por sus favorables efectos metabólicos. Aunque su beneficio no ha sido corroborado.</text:span></text:p>
        <text:p text:style-name="P14"/>
        <text:p text:style-name="P12"><text:span text:style-name="T10">Atención en Unidad de Cuidados Intensiva</text:span></text:p>
        <text:p text:style-name="P12"><text:span text:style-name="T4">No todos los pacientes con síndrome de Guillain-Barré desarrollan insuficiencia respiratoria, pero todos deberán vigilarse en espera de esta complicación, La evaluación de la capacidad ventilatoria y de la fuerza de los músculos respiratorios permite estimar de forma objetiva la debilidad muscular, de tal manera que se traslade al paciente a la unidad de cuidados intensivos en cuando la reserva respiratoria se presente reducida, antes de la aparición de hipercapnia. Dichos pacientes deberán intubarse de forma electiva y ventilarse cuando se presenten signos de dificultad respiratoria y antes de que la PC02 aumente o que la capacidad ventilatoria caiga por debajo de los 1Oml/kg.19</text:span></text:p>
        <text:p text:style-name="P14"/>
        <text:p text:style-name="P12"><text:span text:style-name="T10">Indicaciones de Admisión a la Unidad de Cuidados Intensivos</text:span></text:p>
        <text:list xml:id="list2356151831" text:style-name="L48">
          <text:list-item>
            <text:p text:style-name="P80"><text:span text:style-name="T4">Trastornos de conducción, bradicardia, asistolia.</text:span></text:p>
          </text:list-item>
          <text:list-item>
            <text:p text:style-name="P80"><text:span text:style-name="T4">Rápida progresión de debilidad muscular.</text:span></text:p>
          </text:list-item>
          <text:list-item>
            <text:p text:style-name="P80"><text:span text:style-name="T4">Infección o datos de sepsis, neumonía </text:span></text:p>
          </text:list-item>
          <text:list-item>
            <text:p text:style-name="P80"><text:span text:style-name="T4">Taquiarritmias.</text:span></text:p>
          </text:list-item>
        </text:list>
        <text:p text:style-name="P14"/>
        <text:p text:style-name="P12"><text:span text:style-name="T10">Necesidad de Monitoreo Intensivo</text:span></text:p>
        <text:list xml:id="list1762534930" text:style-name="L22">
          <text:list-item>
            <text:p text:style-name="P73"><text:soft-page-break/><text:span text:style-name="T4">Complicaciones: tromboembolia pulmonar.</text:span></text:p>
          </text:list-item>
          <text:list-item>
            <text:p text:style-name="P73"><text:span text:style-name="T4">Manejo de la vía aérea artificial.</text:span></text:p>
          </text:list-item>
          <text:list-item>
            <text:p text:style-name="P73"><text:span text:style-name="T4">Labilidad hemodinámica: hipertensión.</text:span></text:p>
          </text:list-item>
        </text:list>
        <text:p text:style-name="P28"/>
        <text:p text:style-name="P12"><text:span text:style-name="T10">Esquema en la Unidad de Cuidados Intensivos</text:span></text:p>
        <text:list xml:id="list1322433755" text:style-name="L23">
          <text:list-item>
            <text:p text:style-name="P74"><text:span text:style-name="T4">Manejo adecuado y temprano de la vía aérea artificial y de la ventilación mecánica; vigilar ausencia de tos, presencia de respiración paradójica, diseña, medición c/4hrs de capacidad vital.</text:span></text:p>
          </text:list-item>
          <text:list-item>
            <text:p text:style-name="P74"><text:span text:style-name="T4">Valoración de traqueotomía después de 14 días de intubación traqueal.</text:span></text:p>
          </text:list-item>
          <text:list-item>
            <text:p text:style-name="P74"><text:span text:style-name="T4">Fisioterapia pulmonar frecuente.</text:span></text:p>
          </text:list-item>
          <text:list-item>
            <text:p text:style-name="P74"><text:span text:style-name="T4">Vigilancia de broncoaspiración.</text:span></text:p>
          </text:list-item>
          <text:list-item>
            <text:p text:style-name="P74"><text:span text:style-name="T4">Observación de disfunción autonómica:</text:span></text:p>
          </text:list-item>
          <text:list-item>
            <text:p text:style-name="P74"><text:span text:style-name="T4">Arritmias cardiacas: taquiarritmias, bradicardia, cambios electrocardiográficos, anormalidades pupilares, hiperhidrosis e íleo adinámico.</text:span></text:p>
          </text:list-item>
          <text:list-item>
            <text:p text:style-name="P74"><text:span text:style-name="T4">Generalmente no es necesario el tratamiento de estos trastornos, solo. la vigilancia continua, el mantener estado de volumen adecuado, vigilar arritmias durante la aspiración traqueal, valorar colocación de sondas vesical o gástrica.</text:span></text:p>
          </text:list-item>
          <text:list-item>
            <text:p text:style-name="P74"><text:span text:style-name="T4">Iniciar tempranamente dieta enteral de alto contenido calórico (previa confirmación de la localización de parte de la sonda y volumen gástrico residual).</text:span></text:p>
          </text:list-item>
          <text:list-item>
            <text:p text:style-name="P74"><text:span text:style-name="T4">Control del dolor musculoesquelético con analgésico no estero ideo (valorar presencia de dolor neuropatico).</text:span></text:p>
          </text:list-item>
          <text:list-item>
            <text:p text:style-name="P74"><text:span text:style-name="T4">Prevención de trombosis venos profunda y de ulceras de decúbito. Uso de medias de compresión, heparina de bajo peso molecular (20mg diarios SC), colchones de agua o de presión alterna con vigilancia especial a zonas de codos, radio y caras laterales de las piernas. Valoración de fisioterapia temprana.</text:span></text:p>
          </text:list-item>
          <text:list-item>
            <text:p text:style-name="P74"><text:span text:style-name="T4">Tratamiento especial: Plasmaferesis de 3 a 5 sesiones con albúmina o inmunoglobulina IV (resultados de efectividad dudosos).</text:span></text:p>
          </text:list-item>
          <text:list-item>
            <text:p text:style-name="P74"><text:span text:style-name="T4">Continuar con medidas terapéuticas especiales implementadas: plasmaféresis.</text:span></text:p>
          </text:list-item>
        </text:list>
        <text:p text:style-name="P14"/>
        <text:p text:style-name="P12"><text:span text:style-name="T10">Complicaciones</text:span></text:p>
        <text:p text:style-name="P12"><text:span text:style-name="T4">Dentro del desarrollo fisiopatológico del síndrome de Guillain-Barré podemos encontrar complicaciones inherentes a su proceso autoinmune, en donde podemos recalcar los eventos autonómicos que se desarrollan durante su evolución: crisis hipertensivas, síndrome de secreción inapropiada de hormona antidiurética, hiponatremia, arritmias, taquicardia, alteraciones de los esfínteres, de la motilidad gástrica, etc. Todos los cuales se reportan como pasajeros, y que desaparecen en la mayoría de los casos al presentarse mejoría clínica.</text:span></text:p>
        <text:p text:style-name="P12"><text:span text:style-name="T4"><text:tab/>Muchos pacientes pasan semanas en la unidad de cuidados intensivos antes de recuperar su función normal, con la mejora del soporte medico y de los cuidados respiratorios, la mortalidad ha disminuido respecto del 25% registrado anteriormente, hasta el 2.5% actual; la mayoría ocurre por parálisis respiratoria, complicaciones de las técnicas invasivas como la traqueotomía, la sepsis provocada por mal manejo de las líneas sanguíneas instaladas, uso de medicamentos intravenosos y otros accesos invasivos.</text:span></text:p>
        <text:p text:style-name="P12"><text:span text:style-name="T4"><text:tab/>Son pocos los eventos que se desarrollan como complicaciones agregadas al Síndrome de </text:span><text:bookmark-start text:name="__DdeLink__2199_1761514669"/><text:span text:style-name="T4">G</text:span><text:bookmark-end text:name="__DdeLink__2199_1761514669"/><text:span text:style-name="T4">uillain-Barré, pero la mayoría esta en relación con su etiología, eventos previos de infecciones, manejo quirúrgico, etc. Cada uno deberá resolverse en su momento de forma individual, pero cuidando el manejo del soporte vital.</text:span></text:p>
        <text:p text:style-name="P14"/>
        <text:p text:style-name="P12"><text:span text:style-name="T4">DIAGNOSTICO DE ENFERMERIA, DIETA, CUIDADOS GENERALES Y SUGERENCIAS</text:span></text:p>
        <text:p text:style-name="P12"><text:span text:style-name="T10">Diagnóstico de Enfermería</text:span></text:p>
        <text:list xml:id="list2166662190" text:style-name="L24">
          <text:list-item>
            <text:p text:style-name="P75"><text:span text:style-name="T4">Patrón respiratorio ineficaz relacionado con parálisis de los músculos respiratorios.</text:span></text:p>
          </text:list-item>
          <text:list-item>
            <text:p text:style-name="P75"><text:span text:style-name="T4">Deterioro de la movilidad física relacionado con atrofia muscular.</text:span></text:p>
          </text:list-item>
          <text:list-item>
            <text:p text:style-name="P75"><text:span text:style-name="T4">Alteración del bienestar (dolor) relacionada con la hipersensibilidad al tacto.</text:span></text:p>
          </text:list-item>
          <text:list-item>
            <text:p text:style-name="P75"><text:span text:style-name="T4">Alteración de perfusión cística cardiopulmonar y cerebral relacionada con fluctuación concomitante de la presión arterial.</text:span></text:p>
          </text:list-item>
          <text:list-item>
            <text:p text:style-name="P75"><text:span text:style-name="T4">Alteración de la nutrición por defecto relacionada con incapacidad de ingerir alimentos.</text:span></text:p>
          </text:list-item>
          <text:list-item>
            <text:p text:style-name="P75"><text:span text:style-name="T4">Riesgo de déficit de volumen de líquidos corporales relacionados con disminución en la ingesta por vía oral.</text:span></text:p>
          </text:list-item>
          <text:list-item>
            <text:p text:style-name="P75"><text:span text:style-name="T4">Deterioro de la integridad cutánea relacionado con inmovilidad.</text:span></text:p>
          </text:list-item>
          <text:list-item>
            <text:p text:style-name="P75"><text:span text:style-name="T4">Deterioro de la comunicación verbal relacionado con intubación traqueal y/o traqueostomía.</text:span></text:p>
          </text:list-item>
          <text:list-item>
            <text:p text:style-name="P75"><text:soft-page-break/><text:span text:style-name="T4">Déficit de autocuidado total relacionado con deterioro neuromuscular y musculoesquelético.</text:span></text:p>
          </text:list-item>
          <text:list-item>
            <text:p text:style-name="P75"><text:span text:style-name="T4">Alteración de la eliminación urinaria relacionada con deterioro sensitivo -motor.</text:span></text:p>
          </text:list-item>
          <text:list-item>
            <text:p text:style-name="P75"><text:span text:style-name="T4">Deterioro de la deglución relacionado con disminución de la fuerza de los músculos de la masticación.</text:span></text:p>
          </text:list-item>
          <text:list-item>
            <text:p text:style-name="P75"><text:span text:style-name="T4">Temor relacionado con incremento de la presión sanguínea. Limpieza ineficaz de las vías aéreas relacionada con respiración asistida.</text:span></text:p>
          </text:list-item>
          <text:list-item>
            <text:p text:style-name="P75"><text:span text:style-name="T4">Afrontamiento individual inefectivo relacionado con pérdida de control de la fusión corporal.</text:span></text:p>
          </text:list-item>
          <text:list-item>
            <text:p text:style-name="P75"><text:span text:style-name="T4">Alteraciones sensoperceptivas (Táctil) relacionadas con parestesias.</text:span></text:p>
          </text:list-item>
        </text:list>
        <text:p text:style-name="P14"/>
        <text:p text:style-name="P12"><text:span text:style-name="T10">Dietoterapia</text:span></text:p>
        <text:p text:style-name="P12"><text:span text:style-name="T4">Durante la enfermedad, las necesidades nutritivas son cruciales; pero no es raro que los pacientes pierdan el apetito o el gusto por los alimentos. Una buena nutrición puede ser un aliado poderoso en el proceso de recuperación.</text:span></text:p>
        <text:p text:style-name="P12"><text:span text:style-name="T4"><text:tab/>Los estimulantes tales como el café, el té y los productos refinados se deberán mantener en un mínimo, porque provocan un caos en los niveles de azúcar en la sangre y, finalmente, agotan la nutrición del cuerpo. Se deberá evitar el azúcar de cualquier tipo. Todas las intolerancias o alergias alimenticias incitarán más a un sistema inmunológico que esté desequilibrado y los comestibles culpables se deberán identificar y eliminar. Los principales culpables, son el trigo, los productos lácteos y las frutas cítricas.</text:span></text:p>
        <text:p text:style-name="P12"><text:span text:style-name="T4"><text:tab/>Las proteínas son importantes para el crecimiento, la salud y la recuperación. Si la enfermedad ha hecho que las carnes rojas sean menos atractivas, lo que sigue posee fuentes excelentes de proteínas: atún, caballa, arenques, sardinas, salmón, pollo y tofu (estos alimentos son también más provechosos que las carnes rojas). Se podrán agregar carnes o pescados extra a sopas, cacerolas o cocidos.</text:span></text:p>
        <text:p text:style-name="P12"><text:span text:style-name="T4"><text:tab/>Se recomienda una dieta antiinflamatoria que contenga muchos ácidos grasos esenciales y que se encuentran en pescados oleosos, nueces, semillas y sus aceites, además del aceite de oliva. Las dos familias de grasas esenciales son la Omega 3 y la 6. Esas grasas son necesarias para la integridad de la vaina de melina que rodea a los nervios.</text:span></text:p>
        <text:p text:style-name="P12"><text:span text:style-name="T4"><text:tab/>Los alimentos de energía son los ricos en el complejo B, tales como los granos enteros, el mijo, el alforfón, el centeno y <text:s/>el maíz, la cebada y las verduras frescas. Las comidas ricas en vitamina A (como las hortalizas y frutas), y vitamina E (las paltas, las pepitas, las semillas de calabazas) puede ayudar a reducir la inflamación. El magnesio existe en todas las hortalizas verdes, cuanto más oscuras mejor. Hay zinc en los huevos, el pescado, las semillas de girasol y las lentejas. Se encuentra cobre en las nueces del Brasil, la avena, el salmón, y los hongos. La bromelina, un producto antiinflamatorio, se encuentra en los ananás y las nueces. Las manzanas y las peras son buenas frutas de consumo porque liberan azúcares en forma lenta. Las frutillas o fresas, los kiwis y las batatas o camotes son ricas en vitamina C. Pueden encontrarse alimentos que contienen bioflavonoides, que apoyan la producción de vitamina C, en las hortalizas amarillas y verdes.</text:span></text:p>
        <text:p text:style-name="P12"><text:span text:style-name="T4"><text:tab/>Los comestibles que se debe evitar son los que obstaculizan la producción de energía (y que van contra el buen humor). Esos alimentos estimulan la adrenalina y, a fin de cuentas, agotan la vitalidad. Algunos ejemplos de ellos son: el alcohol, el té, el café, las bebidas carbonatadas, los pasteles, los bizcochos y los dulces.</text:span></text:p>
        <text:p text:style-name="P12"><text:span text:style-name="T4"><text:tab/>Los comestibles pro inflamatorios se deben evitar también; pero por una razón diferente. Son ricos en Pg2, una prostaglandina que fomenta la inflamación. Incluyen productos animales y lácteos, margarinas (grasas hidrogenadas), grasas duras, alimentos fritos, grasas quemadas y materia grasa en pastas, bizcochos, pastelillos y galletas. Se ha demostrado que una dieta baja en grasas saturadas hace que se haga más lento el deterioro de la vaina de mielina. Esos comestibles trastornan el equilibrio y detienen el uso por el cuerpo de las grasas "esenciales" provechosas, como se indicó en lo que antecede.</text:span></text:p>
        <text:p text:style-name="P16"/>
        <text:p text:style-name="P12"><text:span text:style-name="T10">Nutrición</text:span></text:p>
        <text:p text:style-name="P12"><text:span text:style-name="T4">Debe ser por vía enteral; en los casos en que exista disfagia se sugiere alimentar a través de sonda nasogástrica; si ocurre disfunción parcial del intestino, pasar la sonda al yeyuno y alimentar a débito continuo. En cualquiera de los casos se deben cubrir los requerimientos nutricionales del paciente. La gastrostomía se sugiere para casos especiales y la nutrición parenteral tendría solo indicación en pacientes en que coexista una alteración digestiva severa.</text:span></text:p>
        <text:p text:style-name="P14"/>
        <text:p text:style-name="P12"><text:span text:style-name="T10">Cuidados Generales</text:span></text:p>
        <text:list xml:id="list773086920" text:style-name="L25">
          <text:list-item>
            <text:p text:style-name="P76"><text:span text:style-name="T4">El 100 % de los pacientes debe ser ingresado en una Unidad de Cuidados Intensivos durante la etapa de progresión de la enfermedad.</text:span></text:p>
          </text:list-item>
          <text:list-item>
            <text:p text:style-name="P76"><text:span text:style-name="T4">Monitorear de manera constante la función respiratoria y cardíaca e incluir la toma horaria no invasiva de la tensión arterial.</text:span></text:p>
          </text:list-item>
          <text:list-item>
            <text:p text:style-name="P76"><text:span text:style-name="T4">Realizar evaluación del progreso neurológico de forma periódica.</text:span></text:p>
          </text:list-item>
          <text:list-item>
            <text:p text:style-name="P76"><text:soft-page-break/><text:span text:style-name="T4">Se debe insistir en el examen de los pares craneales de origen bulbar, fuerza muscular, reflejos y mecánica ventilatoria.</text:span></text:p>
          </text:list-item>
          <text:list-item>
            <text:p text:style-name="P76"><text:span text:style-name="T4">Garantizar balance hidromineral neutro y equilibrio ácido-básico .</text:span></text:p>
          </text:list-item>
        </text:list>
        <text:p text:style-name="P14"/>
        <text:p text:style-name="P12"><text:span text:style-name="T10">Dolor</text:span></text:p>
        <text:p text:style-name="P12"><text:span text:style-name="T4">El dolor en los casos de SGB puede no ser nunca un problema: pero puede presentarse en tres situaciones principales: en la etapa aguda de la enfermedad, algunos pacientes experimentan dolor en la columna vertebral, del modo más común, en la parte baja de la espalda y esa puede ser incluso la característica de presentación. Se cree que el dolor se debe a una inflamación aguda de las raíces nerviosas en la columna vertebral. A veces, puede ser muy intenso y requerir analgésicos potentes (fármacos contra el dolor). Sin embargo, es algo que se calma casi siempre.</text:span></text:p>
        <text:p text:style-name="P12"><text:span text:style-name="T4"><text:tab/>Por lo común, en la primera fase de la recuperación, algunos pacientes de SGB experimentan alfilerazos y pinchazos agudos (parestesia) u otras sensaciones desagradables, tales como de quemaduras en las manos y los pies. Esos síntomas tienden a no responder a los analgésicos; pero lo hacen por lo común a algunos medicamentos anticonvulsivos tales como carbamacepina (Tegretol®) y gabapentina (Neurontin®), a veces con amitriptilina. El problema tiende a resolverse conforme se va produciendo la recuperación.</text:span></text:p>
        <text:p text:style-name="P14"/>
        <text:p text:style-name="P12"><text:span text:style-name="T10">Profilaxis del Tromboembolismo Pulmonar</text:span></text:p>
        <text:p text:style-name="P12"><text:span text:style-name="T4">Existe el acuerdo unánime de utilizar heparina por vía subcutánea en 2 ó 3 dosis diariamente. Los vendajes elásticos en los miembros inferiores han revelado resultados controversiales, no obstante el conocimiento de la disminución del tono vascular y el enlentecimiento circulatorio por estado de postración del paciente son factores que favorecen la formación de los trombos y el vendaje resulta beneficioso en estos casos.</text:span></text:p>
        <text:p text:style-name="P14"/>
        <text:p text:style-name="P12"><text:span text:style-name="T10">Manejo de la Inestabilidad Tensional</text:span></text:p>
        <text:p text:style-name="P12"><text:span text:style-name="T4">Hipertensión arterial: Sólo debe tratarse cuando constituye una emergencia hipertensiva con peligro encefálico o cardiopulmonar. De elección utilizar fármacos hipotensores de acción y eliminación rápida del tipo del dióxido (5 mg/kg) o el nitro prusiato de sodio (0,5 a 8 mg/kg/min).</text:span></text:p>
        <text:p text:style-name="P14"/>
        <text:p text:style-name="P12"><text:span text:style-name="T4"><text:tab/>Hipotensión arterial: Debe tratarse cuando se compromete el estado de perfusión del paciente. Utilizar fármacos opresores de acción y eliminación rápida como la dopamina en dosis alfa (&gt; 10 mg/kg/min), norepinefrina (0,05 a 2 mg/kg/min) o epinefrina (0,05 a 2 mg/kg/min).</text:span></text:p>
        <text:p text:style-name="P12"><text:span text:style-name="T4"><text:tab/>En sentido general los trastornos tensionales no deben resolverse con aporte o depleción de volumen. La labilidad autonómica de estos pacientes les impide manejar adecuadamente los volúmenes de líquidos; debe garantizarse la volemia.</text:span></text:p>
        <text:p text:style-name="P14"/>
        <text:p text:style-name="P12"><text:span text:style-name="T10">Control de la Frecuencia Cardíaca</text:span></text:p>
        <text:p text:style-name="P12"><text:span text:style-name="T4">Los episodios de taquicardia y bradicardia son generalmente transitorios y no merecen terapéutica, sólo se deberá intervenir en casos excepcionales en que se comprometa el gasto cardíaco.</text:span></text:p>
        <text:p text:style-name="P14"/>
        <text:p text:style-name="P12"><text:span text:style-name="T10">Control de la vía Aérea y Ventilación Mecánica</text:span></text:p>
        <text:p text:style-name="P12"><text:span text:style-name="T4">El fallo respiratorio agudo en el síndrome de Guillain-Barré constituye la más seria complicación, favorecida por un funcionamiento anormal del centro respiratorio, en relación con las raíces mielínicas dañadas que emergen de éste; inadecuada protección de la vía aérea superior por la toma bulbar con peligro de aspiración; debilidad de los músculos respiratorios y complicaciones pulmonares que incluyen la neumonía, atelectasia y tromboembolismo.</text:span></text:p>
        <text:p text:style-name="P12"><text:span text:style-name="T4"><text:tab/>En los cuidados respiratorios se debe prestar atención al despeje de secreciones y la prevención de atelectasias; es importante vigilar la aparición de síntomas autonómicos durante el puño percusión y aspiración de secreciones. <text:tab/>La decisión de ventilar a un paciente con síndrome de Guillain-Barré debe incluir la evaluación clínica, hemogasometria y electrofisiológica.</text:span></text:p>
        <text:p text:style-name="P14"/>
        <text:p text:style-name="P12"><text:span text:style-name="T10">Evaluación Clínica</text:span></text:p>
        <text:p text:style-name="P12"><text:span text:style-name="T4">Aumento de la frecuencia respiratoria, respiración superficial, inefectividad de la tos, respiración paradójica (bamboleo abdominal), capacidad de deglución afectada y disminución de la auscultación de los sonidos respiratorios.</text:span></text:p>
        <text:p text:style-name="P14"/>
        <text:p text:style-name="P12"><text:span text:style-name="T10">Valoración <text:s/>Hemogasometria</text:span></text:p>
        <text:p text:style-name="P12"><text:span text:style-name="T4">Debe realizarse de forma periódica en busca de alteraciones de la PCO2 (&gt; 60 mmHg o que aumente más de 5 mmHg por hora) y PO2 (&lt; 70 mmHg). La hipoxemia, hipercapnia y acidosis respiratoria son signos de la insuficiencia respiratoria aguda.</text:span></text:p>
        <text:p text:style-name="P14"/>
        <text:p text:style-name="P12"><text:span text:style-name="T10">Valoración Electrofisiológica</text:span></text:p>
        <text:p text:style-name="P12"><text:span text:style-name="T4">La estimulación no invasiva transcutánea del nervio frénico tiene un alto valor diagnóstico de denervación diafragmática y permite de forma precoz establecer el soporte ventilatorio al paciente.</text:span></text:p>
        <text:p text:style-name="P14"/>
        <text:p text:style-name="P12"><text:span text:style-name="T10">Técnica de Movilización</text:span></text:p>
        <text:p text:style-name="P12"><text:span text:style-name="T4">Con el paciente en decúbito supino con cabeza central, se estimula por vía subcutánea al nervio frénico por detrás del esternocleidomastoideo, al nivel del borde superior del cartílago tiroideo. El electrodo activo se colo</text:span><text:soft-page-break/><text:span text:style-name="T4">ca en el séptimo espacio intercostal en la unión de la articulación costocondral y la referencia en el proceso xifoideo. En adultos, el límite superior para la velocidad de conducción es de 9,5 ms y la amplitud de 0,4 mV. Es importante determinar los valores normativos de estas mediciones en los niños, para contar con este recurso diagnóstico en la edad pediátrica.</text:span></text:p>
        <text:p text:style-name="P12"><text:span text:style-name="T4"><text:tab/>La intubación endotraqueal requiere de cuidados extremos, porque durante la manipulación de la vía aérea se exacerban los fenómenos autonómicos, los cuales deben monitorearse. Se recomienda utilizar anestésicos tópicos, benzodiacepinas de acción y eliminación rápida y atropina endovenosa previa intubación.</text:span></text:p>
        <text:p text:style-name="P14"/>
        <text:p text:style-name="P12"><text:span text:style-name="T10">Modalidad Ventilatoria</text:span></text:p>
        <text:p text:style-name="P12"><text:span text:style-name="T4">En estos pacientes el volumen nidal y la frecuencia respiratoria deben ajustarse para mantener la normocapnia, se prefieren modalidades espontáneas (óptimo asistidas); el trigger debe regularse para prevenir la fatiga muscular. Los niveles de FiO2 se recomiendan bajos, pues no existe compromiso de la oxigenación. Se sugiere el uso de bajos niveles de PEEP, pues estas presiones garantizan la expansión alveolar.</text:span></text:p>
        <text:p text:style-name="P14"/>
        <text:p text:style-name="P12"><text:span text:style-name="T10">Sugerencias Útiles</text:span></text:p>
        <text:list xml:id="list2965759177" text:style-name="L26">
          <text:list-item>
            <text:p text:style-name="P77"><text:span text:style-name="T4">La quinina es buena para los calambres.</text:span></text:p>
          </text:list-item>
          <text:list-item>
            <text:p text:style-name="P77"><text:span text:style-name="T4">Los analgésicos, el paracetamol, la aspirina y el ibuprofeno, pueden ayudar a que se alivie el dolor. Los analgésicos más fuertes pueden sedar y causar estreñimiento.</text:span></text:p>
          </text:list-item>
          <text:list-item>
            <text:p text:style-name="P77"><text:span text:style-name="T4">La capsaicina, una crema analgésica tópica, hecha de pimientos. (Nota: se ha señalado que esto les causa daños en los nervios a algunos pacientes).</text:span></text:p>
          </text:list-item>
          <text:list-item>
            <text:p text:style-name="P77"><text:span text:style-name="T4">Las máquinas TENS (dispositivos portátiles alimentados con baterías) estimulan la piel y los nervios subyacentes para bloquear el dolor.</text:span></text:p>
          </text:list-item>
          <text:list-item>
            <text:p text:style-name="P77"><text:span text:style-name="T4">Baños de pies, buena quiropedia. Masajes y máquinas masajeadoras.</text:span></text:p>
          </text:list-item>
          <text:list-item>
            <text:p text:style-name="P77"><text:span text:style-name="T4">Bastidores de pies durante la noche para evitar que la ropa de cama toque los pies, o bien, la aplicación de ungüento y medias muy flojas.</text:span></text:p>
          </text:list-item>
          <text:list-item>
            <text:p text:style-name="P77"><text:span text:style-name="T4">Terapia de calor (botellas con agua fría o caliente).</text:span></text:p>
          </text:list-item>
          <text:list-item>
            <text:p text:style-name="P77"><text:span text:style-name="T4">Medias o calcetines de apoyo. Calzado ancho con suelas blandas y guantes.</text:span></text:p>
          </text:list-item>
        </text:list>
        <text:p text:style-name="P14"/>
        <text:h text:style-name="P5" text:outline-level="2">MATERIALES Y MÉTODOS</text:h>
        <text:p text:style-name="P12"><text:span text:style-name="T10">Metodología</text:span></text:p>
        <text:p text:style-name="P12"><text:span text:style-name="T4">La investigación se realizó en Ciudad del Este, Paraguay, utilizando un diseño no experimental <text:s/>mediante entrevistas con preguntas y pruebas piloto con una <text:s/>opción de respuestas que valoren los conocimientos de los profesionales de enfermería a cerca de este síndrome <text:s/>cuyos números se mostrarán en gráficos. Se procedió a realizar sondeos de¬scriptivos explorando los datos a través de la estadística descriptiva, utilizando Bolígrafo, Cuaderno, Hojas Computadora, Fotografías, Lápiz, y Borradores. Se culminará <text:s/>con un estudio de casos.</text:span></text:p>
        <text:p text:style-name="P14"/>
        <text:p text:style-name="P12"><text:span text:style-name="T10">Especificaciones Eticas</text:span></text:p>
        <text:p text:style-name="P12"><text:span text:style-name="T4">En la ejecución de esta investigación se llevó en cuenta los aspectos éticos que competen a las investigaciones realizadas con personas. Con consentimiento informado, a las autoridades del Hospital Regional que participaran de la investigación, previa comunicación que la participación de los mismos en este estudio son anónima y voluntaria y que los resultados fueron tratados con discreción. Además se les informó del tema que compete a este estudio y de la importancia del mismo. Así mismo, se trabajo con valores tales como: la confidencialidad en la recolección <text:s/>de los datos; y la responsabilidad en la elaboración de las conclusiones y recomendaciones; y el respeto hacia las personas encuestadas.</text:span></text:p>
        <text:p text:style-name="P54"/>
        <text:p text:style-name="P12"><text:span text:style-name="T10">Diseño de Investigación</text:span></text:p>
        <text:p text:style-name="P12"><text:span text:style-name="T4">Se consideró un diseño no experimental, porque se realizó la descripción de las variables encontradas.</text:span></text:p>
        <text:p text:style-name="P14"/>
        <text:p text:style-name="P12"><text:span text:style-name="T10">Tipo de Investigación</text:span></text:p>
        <text:p text:style-name="P12"><text:span text:style-name="T4">Se consideró un método transversal, se presentó la <text:s/>descripción y la incidencia de los casos en función <text:s/>a los datos estudiados mediante análisis según un cuestionario.</text:span></text:p>
        <text:p text:style-name="P14"/>
        <text:p text:style-name="P12"><text:span text:style-name="T10">Enfoque de Investigación</text:span></text:p>
        <text:p text:style-name="P12"><text:span text:style-name="T4">Multimodal: Cuantitativo porque se procedió a plasmar los hallazgos encontrados sobre números de casos ocurrentes de las patologías en cuestión. Cualitativo: porque se trabajó por la revisión de <text:s/>situaciones que indiquen la efectividad de casos y los conocimientos de los profesionales de enfermería <text:s/>para luego detallar las características encontradas.</text:span></text:p>
        <text:p text:style-name="P14"/>
        <text:p text:style-name="P12"><text:span text:style-name="T10">Alcance de Investigación</text:span></text:p>
        <text:p text:style-name="P12"><text:span text:style-name="T4">La investigación tuvo un alcance exploratorio-descriptivo, debido a que trató de un tema poco estudiado y no se encontró trabajos similares. Finalizó con un alcance </text:span><text:soft-page-break/><text:span text:style-name="T4">descriptivo que describió los trabajos realizados en campo, situaciones, eventos y hechos, especificando las características y los perfiles de los pacientes.</text:span></text:p>
        <text:p text:style-name="P14"/>
        <text:p text:style-name="P12"><text:span text:style-name="T10">Universo</text:span></text:p>
        <text:p text:style-name="P12"><text:span text:style-name="T4">La población estuvo conformada por profesionales de enfermería que laboran en la unidad de internados, unidad de cuidados intensivos, <text:s/>pacientes con diagnósticos de <text:s/>síndrome de Guillain-Barré, de Ciudad del Este.</text:span></text:p>
        <text:p text:style-name="P14"/>
        <text:p text:style-name="P12"><text:span text:style-name="T10">Muestra</text:span></text:p>
        <text:p text:style-name="P12"><text:span text:style-name="T4">La muestra quedó conformada por <text:s/>8 profesionales del servicio de Enfermería y <text:s/>1 paciente con diagnostico de Guillain-Barré.</text:span></text:p>
        <text:p text:style-name="P16"/>
        <text:p text:style-name="P12"><text:span text:style-name="T10">Técnica de Muestreo</text:span></text:p>
        <text:p text:style-name="P12"><text:span text:style-name="T4">Método no probabilístico, presentó datos de las causas con sus características, pretendiendo generar datos que constituyan el eje principal del trabajo investigativo. Con la técnica intencional con base y criterios preestablecidos para esta investigación.</text:span></text:p>
        <text:p text:style-name="P14"/>
        <text:p text:style-name="P12"><text:span text:style-name="T10">Variable de Inclusión </text:span></text:p>
        <text:p text:style-name="P12"><text:span text:style-name="T4">Pacientes con diagnósticos de Síndrome <text:s/>de Guillain-Barré y Profesional de enfermería que asiste a estos pacientes.</text:span></text:p>
        <text:p text:style-name="P14"/>
        <text:p text:style-name="P12"><text:span text:style-name="T10">Variable de Exclusión</text:span></text:p>
        <text:p text:style-name="P12"><text:span text:style-name="T4">Funcionarios de otros servicios y pacientes con otras patologías.</text:span></text:p>
        <text:p text:style-name="P14"/>
        <text:p text:style-name="P12"><text:span text:style-name="T10">Técnica de Recolección De Datos</text:span></text:p>
        <text:list xml:id="list2514868311" text:style-name="L27">
          <text:list-item>
            <text:p text:style-name="P78"><text:span text:style-name="T4">Se aplicó una entrevista personal y se elaboró <text:s/>un cuestionario (con preguntas cerradas y opciones de respuestas; preguntas abiertas) a los profesionales de enfermería y a al paciente de forma permanente se utilizó la observación como recolector de datos principal. </text:span></text:p>
          </text:list-item>
          <text:list-item>
            <text:p text:style-name="P78"><text:span text:style-name="T4">Observación </text:span></text:p>
          </text:list-item>
        </text:list>
        <text:p text:style-name="P14"/>
        <text:p text:style-name="P12"><text:span text:style-name="T10">Análisis de Datos</text:span></text:p>
        <text:p text:style-name="P12"><text:span text:style-name="T4">Luego de obtener la información, el material se procesó de forma manual y basada en una matriz de datos, para determinar la frecuencia de las respuestas. El análisis es en función a los indicadores, estableciendo la frecuencia y porcentajes respectivos. Culminando con la graficacion de los mismos</text:span></text:p>
        <text:p text:style-name="P14"/>
        <text:p text:style-name="P12"><text:span text:style-name="T10">Delimitación del Tema</text:span></text:p>
        <text:p text:style-name="P12"><text:span text:style-name="T4">Conocimiento de los profesionales de enfermería sobre los cuidados de pacientes con síndrome de Guillain-Barré</text:span></text:p>
        <text:p text:style-name="P14"/>
        <text:p text:style-name="P12"><text:span text:style-name="T10">Delimitación Geográfica</text:span></text:p>
        <text:p text:style-name="P12"><text:span text:style-name="T4">Esta investigación fue realizada en el Hospital Regional de Ciudad del Este-Alto Paraná Paraguay</text:span></text:p>
        <text:p text:style-name="P14"/>
        <text:h text:style-name="P5" text:outline-level="2">RESULTADOS</text:h>
        <text:p text:style-name="P12"><text:span text:style-name="T10">Análisis de los Resultados</text:span></text:p>
        <text:p text:style-name="P12"><text:span text:style-name="T4">Del resultado se pudo observar que la gran mayoría de los profesionales de enfermería están capacitados en el manejo, cuidado, diagnostico y técnicas de procedimientos en relación al paciente con síndrome de Guillain-Barré, según las condiciones del <text:s/>servicio <text:s/>como de personales con conocimiento para la realización de la misma. De donde se encontró también algunas falencias que pueden representar un aspecto negativo para la sociedad. Esto demuestra que la encuesta de cierta forma muestra la realidad en los servicios visitados.</text:span></text:p>
        <text:p text:style-name="P14"/>
        <text:h text:style-name="P5" text:outline-level="2">DISCUSIÓN</text:h>
        <text:p text:style-name="P13"><text:span text:style-name="T4">El trabajo busco valorar el proceso de atención de profesionales de enfermería a los afectados con el síndrome de Guillain-Barré en los servicios en que se ha llevado a cabo. Los resultados obtenidos constatan los conocimientos teóricos y prácticos con relación al manejo y cuidado por parte de los profesionales tras la realización de la encuesta, sin embargo se pudo observar una cantidad que aun necesita de una capacitación adecuada para tal efecto. Por tanto, de los resultados obtenidos se considera un instrumento coadyuvante para complementar la información en forma general.</text:span></text:p>
        <text:p text:style-name="P13"><text:span text:style-name="T4"><text:tab/>Debido a la falta de capacitación es imperante la necesidad de cursos talleres de actualización para el correcto cuidado y manejo de estos pacientes, pues el diagnóstico diferencial facilitara el tratamiento oportuno y su pronta recuperación.</text:span></text:p>
        <text:p text:style-name="P13"><text:span text:style-name="T19">Durante años se han desarrollado mecanismos para mejorar la precisión del diagnóstico para brindar de esta forma un cuidado de nivel, ya que la falta de preparación conlleva a un mal diagnóstico y un probable déficit de recuperación.</text:span></text:p>
        <text:p text:style-name="P13"><text:span text:style-name="T19"/></text:p>
        <text:h text:style-name="P7" text:outline-level="2">CONCLUSIÓN</text:h>
        <text:p text:style-name="P12"><text:span text:style-name="T4">Este trabajo <text:s/>de grado ha logrado reconocer la semiología y los procedimientos en el cuidado de pacientes con síndrome de Guillain-Barré, tanto que se puede resumir que los profesionales de enfermería están capacitados para el manejo correcto de estos pacientes según las reglas impuestas para la realización, por lo que se confirma la hipótesis de investigación.</text:span></text:p>
        <text:p text:style-name="P12"><text:span text:style-name="T4"><text:tab/>Es sin duda este tema un difícil reto para cualquier profesional de enfermería ya que se debe tener el </text:span><text:soft-page-break/><text:span text:style-name="T4">conocimiento y la pericia para el diagnóstico cuando un paciente acude en forma abrupta con disminución de la fuerza de las extremidades, o parálisis de las mismas, y más aún cuando no hay antecedentes previos relevantes.</text:span></text:p>
        <text:p text:style-name="P12"><text:span text:style-name="T4"><text:tab/>Dentro de otros datos que se pueden encontrar en duda es sobre las que presentan mayor dificultad, sobre este punto se debe insistir en el manejo y los cuidados de enfermería con el apoyo indiscutible del equipo de profesionales de salud, pues es mayor el problema cuando la complejidad del mismo es poco entendido tanto por pacientes como por sus familiares, otra de las tareas indiscutible es la aceptación de la enfermedad, que provoca sentimientos variados sobre su presentación.</text:span></text:p>
        <text:p text:style-name="P12"><text:span text:style-name="T4"><text:tab/>En los casos en los cuales pude constatar el difícil trabajo al que se enfrentan los profesionales de enfermería ante estos pacientes, lo más sorprendente es la recuperación, la gratitud por la oportunidad de vida; sin embargo el proceso no es fácil, el costo es elevado.</text:span></text:p>
        <text:p text:style-name="P12"><text:span text:style-name="T4"><text:tab/>Los estudios y descubrimientos actuales sin embargo, dan una nueva esperanza, la tecnología genética presenta una distinción de factores que pueden ser alterados o modificados que harían la diferencia entre si se presenta o no la patología, o bien, la rectificación de la información básica del sistema inmune, que reconocería con mayor eficiencia los mecanismos bacterianos de mimetismo, que en principio desencadenan la falla de los factores inmunológicos y que terminan por agredir al portador.</text:span></text:p>
        <text:p text:style-name="P12"><text:span text:style-name="T4"><text:tab/>En este sentido el descubrimiento de los factores inmunológicos involucrados solo es parcial, por lo que aún falta mucho de estudiar, principalmente en el contacto neurológico, pero los adelantos actuales ya informan sobre la implantación especifica de factores de reconocimiento celular es como sembrar un sistema auto inmune contra el mismo sistema inmunológico, para mejorar el reconocimiento y detener el daño en las fases iniciales, lo que conllevaría a detener su evolución posterior. </text:span></text:p>
        <text:p text:style-name="P14"/>
        <text:p text:style-name="P12"><text:span text:style-name="T4"/></text:p>
        <text:p text:style-name="P14"/>
        <text:p text:style-name="P14"/>
      </text:section>
      <text:h text:style-name="P3" text:outline-level="2">TRABAJOS CITADOS</text:h>
      <text:p text:style-name="P57"><text:span text:style-name="T10">---. Diplomados en Enfermería. ATS/DUE. Servicio Vasco de Salud</text:span><text:span text:style-name="T4">. Editorial Mad SRL: España 2006. Internet.</text:span></text:p>
      <text:p text:style-name="P57"><text:span text:style-name="T10">---. Manual de Protocolos y Procedimientos Generales de Enfermería.</text:span><text:span text:style-name="T4"> Instituto de Previsión Social, 2012. Impreso.</text:span></text:p>
      <text:p text:style-name="P57"><text:span text:style-name="T4">Caraballo, María Isabel et al. </text:span><text:span text:style-name="T10">Manual de Fisioterapia Modulo lI. Neurología, Pediatría y Fisioterapia.</text:span><text:span text:style-name="T4"> Editorial Mad, S.L.ESPAÑA 2004. Internet.</text:span></text:p>
      <text:p text:style-name="P57"><text:span text:style-name="T4">Gil Chang, Víctor. </text:span><text:span text:style-name="T10">Fundamentos de Medicina de Rehabilitación</text:span><text:span text:style-name="T4">. Editorial Universidad de Costa Rica, 2007. Internet.</text:span></text:p>
      <text:p text:style-name="P57"><text:span text:style-name="T4">Gonzalez, Inés Carmen, et al. </text:span><text:span text:style-name="T10">Manual de Enfermería: Técnicas y Procedimientos.</text:span><text:span text:style-name="T4"> Editorial Barcel Baires, 2012. Impreso.</text:span></text:p>
      <text:p text:style-name="P57"><text:span text:style-name="T4">Kisner Carolyn y Lynn A. Colby. </text:span><text:span text:style-name="T10">Ejercicio Terapéutico Fundamentos y Técnicas</text:span><text:span text:style-name="T4">. Editorial Paidotribo. España 2005. Internet.</text:span></text:p>
      <text:p text:style-name="P57"><text:span text:style-name="T4">Ledesma, María del Carmen. </text:span><text:span text:style-name="T10">Fundamentos de Enfermería</text:span><text:span text:style-name="T4">. Editorial Limusa. México 2007. Internet.</text:span></text:p>
      <text:p text:style-name="P57"><text:span text:style-name="T4">Malagón, Gustavo. </text:span><text:span text:style-name="T11">Manejo Integral de Urgencias.</text:span><text:span text:style-name="T4"> Editorial Médica Panamericana: Buenos Aires, 2000.</text:span><text:bookmark text:name="move4573162641"/><text:span text:style-name="T4"> Impreso.</text:span></text:p>
      <text:p text:style-name="P57"><text:span text:style-name="T4">Micheli, <text:s text:c="2"/>Federico y otroset al .</text:span><text:span text:style-name="T10">Tratado de Neurología Clínica</text:span><text:span text:style-name="T4">. Editorial <text:s/>Médica Panamericana. Argentina 2002.</text:span></text:p>
      <text:p text:style-name="P57"><text:span text:style-name="T4">Micheli, Federico et al. </text:span><text:span text:style-name="T10">Tratado de Neurología Clínica.</text:span><text:span text:style-name="T4"> Editorial Médica Panamericana. Argentina 2002. Internet.</text:span></text:p>
      <text:p text:style-name="P57"><text:span text:style-name="T18">Nogales, Jorge, et al. </text:span><text:span text:style-name="T13">Tratado de Neurología Clínica</text:span><text:span text:style-name="T18">. 2005</text:span><text:span text:style-name="T4"> ARIAS Jaime, ALLER María Ángeles y otros .Enfermería Médica Quirúrgica II. Editorial Tébar: Madrid, 2000. Impreso.</text:span></text:p>
      <text:p text:style-name="P57"><text:span text:style-name="T14">O’Connell Smeltzer, Suzanne, et al. </text:span><text:span text:style-name="T10">Manual de Enfermería Médico Quirúrgico.</text:span><text:span text:style-name="T19"> México, D.F.: </text:span><text:span text:style-name="T4">McGraw Hill-Interamericana, 2006. Impreso.</text:span></text:p>
      <text:p text:style-name="P57"><text:span text:style-name="T4">Ortega Vargas, María Carolina, et al. </text:span><text:span text:style-name="T10">Manual de Evaluación de la Calidad del Servicio de Enfermería.</text:span><text:span text:style-name="T4"> Buenos Aires: Editorial Medica Panamericana</text:span><text:span text:style-name="T14">, 2009. Internet.</text:span></text:p>
      <text:p text:style-name="P57"><text:span text:style-name="T4">Pascual, Samuel Ignacio. </text:span><text:span text:style-name="T10">Servicio de Neurología Pediátrica. </text:span><text:span text:style-name="T19">Hospital </text:span><text:span text:style-name="T4">Universitario La Paz .Madrid. Internet.</text:span></text:p>
      <text:p text:style-name="P57"><text:span text:style-name="T4">Rovira Gil, Elías. </text:span><text:span text:style-name="T10">Urgencia en Enfermería Editorial.</text:span><text:span text:style-name="T4"> Barcel Baires, Año 2012. Impreso.</text:span></text:p>
      <text:p text:style-name="P57"><text:span text:style-name="T4">Serra Catafau, Jordi. </text:span><text:span text:style-name="T10">Tratado de Dolor Neuropatico</text:span><text:span text:style-name="T4">. Editorial Medica Panamericana Argentina, 2007. Internet.</text:span></text:p>
      <text:p text:style-name="P57"><text:span text:style-name="T4">Steinberg, Joel y K. Carol Lee</text:span><text:span text:style-name="T14">. </text:span><text:span text:style-name="T10">Panorama General para las Personas sin Conocimientos Médicos Síndrome de Guillain-Barré</text:span><text:span text:style-name="T4">. GBS̸ CIDP Foundation International, 2010. Impreso.</text:span></text:p>
      <text:p text:style-name="P57"><text:span text:style-name="T4">Torres Morera Luis Miguel. </text:span><text:span text:style-name="T10">Tratado de Cuidados Críticos <text:s/>y Emergencias</text:span><text:span text:style-name="T4">. Editorial ARAN. España, 2001. Internet.</text:span></text:p>
      <text:p text:style-name="P1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Arial" svg:font-family="Arial" style:font-family-generic="swiss"/>
    <style:font-face style:name="Calibri" svg:font-family="Calibri" style:font-family-generic="swiss"/>
    <style:font-face style:name="Liberation Sans1" svg:font-family="'Liberation Sans'" style:font-family-generic="swiss"/>
    <style:font-face style:name="Liberation Serif" svg:font-family="'Liberation Serif'" style:font-family-generic="swiss"/>
    <style:font-face style:name="OpenSymbol" svg:font-family="OpenSymbol" style:font-family-generic="swiss"/>
    <style:font-face style:name="Segoe UI" svg:font-family="'Segoe UI'"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swiss" fo:font-size="11pt" fo:language="es" fo:country="E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Encabezado"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swiss"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1"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swiss"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Times New Roman" fo:font-family="'Times New Roman'" style:font-family-generic="swiss"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Times New Roman" fo:font-family="'Times New Roman'" style:font-family-generic="swiss"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40" style:display-name="ListLabel 40" style:family="text">
      <style:text-properties style:font-name="Times New Roman" fo:font-family="'Times New Roman'" style:font-family-generic="swiss" fo:font-size="12pt" style:font-size-asian="12pt" style:font-name-complex="Wingdings" style:font-family-complex="Wingdings"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Times New Roman" fo:font-family="'Times New Roman'" style:font-family-generic="swiss" fo:font-size="12pt" style:font-size-asian="12pt" style:font-name-complex="Wingdings" style:font-family-complex="Wingdings"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Texto_20_comentario_20_Car" style:display-name="Texto comentario Car" style:family="text" style:parent-style-name="Default_20_Paragraph_20_Font">
      <style:text-properties fo:color="#00000a"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fo:color="#00000a"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color="#00000a" fo:font-weight="bold" style:font-weight-asian="bold" style:font-size-complex="10pt" style:font-weight-complex="bold"/>
    </style:style>
    <style:style style:name="ListLabel_20_84" style:display-name="ListLabel 84"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85" style:display-name="ListLabel 85" style:family="text">
      <style:text-properties style:font-name="Times New Roman" fo:font-family="'Times New Roman'" style:font-family-generic="swiss" fo:font-size="12pt" style:font-size-asian="12pt"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fo:font-size="12pt" style:font-size-asian="12pt" style:font-name-complex="Times New Roman1" style:font-family-complex="'Times New Roman'"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Times New Roman" fo:font-family="'Times New Roman'" style:font-family-generic="swiss" fo:font-size="12pt" style:font-size-asian="12pt" style:font-name-complex="Wingdings" style:font-family-complex="Wingdings"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size="12pt" style:font-size-asian="12pt" style:font-name-complex="Times New Roman1" style:font-family-complex="'Times New Roman'"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Wingdings" style:font-family-complex="Wingdings" style:font-family-generic-complex="system" style:font-pitch-complex="variable"/>
    </style:style>
    <style:style style:name="ListLabel_20_123" style:display-name="ListLabel 123" style:family="text">
      <style:text-properties style:font-name-complex="Symbol" style:font-family-complex="Symbol"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ListLabel_20_125" style:display-name="ListLabel 125" style:family="text">
      <style:text-properties style:font-name-complex="Wingdings" style:font-family-complex="Wingdings" style:font-family-generic-complex="system" style:font-pitch-complex="variable"/>
    </style:style>
    <style:style style:name="ListLabel_20_126" style:display-name="ListLabel 126" style:family="text">
      <style:text-properties style:font-name-complex="Symbol" style:font-family-complex="Symbol" style:font-family-generic-complex="system" style:font-pitch-complex="variable"/>
    </style:style>
    <style:style style:name="ListLabel_20_127" style:display-name="ListLabel 127" style:family="text">
      <style:text-properties style:font-name-complex="Courier New" style:font-family-complex="'Courier New'" style:font-family-generic-complex="system" style:font-pitch-complex="variable"/>
    </style:style>
    <style:style style:name="ListLabel_20_128" style:display-name="ListLabel 128" style:family="text">
      <style:text-properties style:font-name-complex="Wingdings" style:font-family-complex="Wingdings"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Courier New" style:font-family-complex="'Courier New'"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33" style:display-name="ListLabel 133" style:family="text">
      <style:text-properties style:font-name-complex="Courier New" style:font-family-complex="'Courier New'"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Courier New" style:font-family-complex="'Courier New'"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Courier New" style:font-family-complex="'Courier New'"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7" style:display-name="ListLabel 157" style:family="text">
      <style:text-properties style:font-name-complex="Courier New" style:font-family-complex="'Courier New'"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60" style:display-name="ListLabel 160" style:family="text">
      <style:text-properties style:font-name-complex="Courier New" style:font-family-complex="'Courier New'"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Courier New" style:font-family-complex="'Courier New'"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text-properties style:font-name-complex="Courier New" style:font-family-complex="'Courier New'"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text-properties style:font-name-complex="Courier New" style:font-family-complex="'Courier New'"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complex="Courier New" style:font-family-complex="'Courier New'"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Courier New" style:font-family-complex="'Courier New'" style:font-family-generic-complex="system" style:font-pitch-complex="variable"/>
    </style:style>
    <style:style style:name="ListLabel_20_190" style:display-name="ListLabel 190" style:family="text">
      <style:text-properties style:font-name-complex="Courier New" style:font-family-complex="'Courier New'"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Courier New" style:font-family-complex="'Courier New'" style:font-family-generic-complex="system" style:font-pitch-complex="variable"/>
    </style:style>
    <style:style style:name="ListLabel_20_193" style:display-name="ListLabel 193" style:family="text">
      <style:text-properties style:font-name-complex="Courier New" style:font-family-complex="'Courier New'"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Courier New" style:font-family-complex="'Courier New'" style:font-family-generic-complex="system" style:font-pitch-complex="variable"/>
    </style:style>
    <style:style style:name="ListLabel_20_196" style:display-name="ListLabel 196" style:family="text">
      <style:text-properties style:font-name-complex="Courier New" style:font-family-complex="'Courier New'"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Courier New" style:font-family-complex="'Courier New'" style:font-family-generic-complex="system" style:font-pitch-complex="variable"/>
    </style:style>
    <style:style style:name="ListLabel_20_199" style:display-name="ListLabel 199" style:family="text">
      <style:text-properties style:font-name-complex="Courier New" style:font-family-complex="'Courier New'"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text-properties style:font-name-complex="Courier New" style:font-family-complex="'Courier New'" style:font-family-generic-complex="system" style:font-pitch-complex="variable"/>
    </style:style>
    <style:style style:name="ListLabel_20_202" style:display-name="ListLabel 202" style:family="text">
      <style:text-properties style:font-name-complex="Courier New" style:font-family-complex="'Courier New'" style:font-family-generic-complex="system" style:font-pitch-complex="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Wingdings" style:font-family-complex="Wingdings"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ListLabel_20_223" style:display-name="ListLabel 223" style:family="text">
      <style:text-properties style:font-name-complex="Courier New" style:font-family-complex="'Courier New'"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Courier New" style:font-family-complex="'Courier New'" style:font-family-generic-complex="system" style:font-pitch-complex="variable"/>
    </style:style>
    <style:style style:name="ListLabel_20_226" style:display-name="ListLabel 226" style:family="text">
      <style:text-properties style:font-name-complex="Courier New" style:font-family-complex="'Courier New'"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Courier New" style:font-family-complex="'Courier New'" style:font-family-generic-complex="system" style:font-pitch-complex="variable"/>
    </style:style>
    <style:style style:name="ListLabel_20_229" style:display-name="ListLabel 229" style:family="text">
      <style:text-properties style:font-name-complex="Courier New" style:font-family-complex="'Courier New'"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Courier New" style:font-family-complex="'Courier New'" style:font-family-generic-complex="system" style:font-pitch-complex="variable"/>
    </style:style>
    <style:style style:name="ListLabel_20_232" style:display-name="ListLabel 232" style:family="text">
      <style:text-properties style:font-name-complex="Courier New" style:font-family-complex="'Courier New'" style:font-family-generic-complex="system" style:font-pitch-complex="variable"/>
    </style:style>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text-properties style:font-name-complex="Courier New" style:font-family-complex="'Courier New'" style:font-family-generic-complex="system" style:font-pitch-complex="variable"/>
    </style:style>
    <style:style style:name="ListLabel_20_235" style:display-name="ListLabel 235" style:family="text">
      <style:text-properties style:font-name-complex="Courier New" style:font-family-complex="'Courier New'" style:font-family-generic-complex="system" style:font-pitch-complex="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Courier New" style:font-family-complex="'Courier New'" style:font-family-generic-complex="system" style:font-pitch-complex="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1" style:display-name="ListLabel 251"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252" style:display-name="ListLabel 252" style:family="text">
      <style:text-properties style:font-name="Liberation Serif" fo:font-family="'Liberation Serif'" style:font-family-generic="swiss" fo:font-size="12pt" style:font-size-asian="12pt" style:font-name-complex="Wingdings" style:font-family-complex="Wingdings" style:font-family-generic-complex="system" style:font-pitch-complex="variable"/>
    </style:style>
    <style:style style:name="ListLabel_20_253" style:display-name="ListLabel 253" style:family="text">
      <style:text-properties style:font-name-complex="Wingdings" style:font-family-complex="Wingdings"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Liberation Serif" fo:font-family="'Liberation Serif'" style:font-family-generic="swiss" fo:font-size="12pt" style:font-size-asian="12pt" style:font-name-complex="Wingdings" style:font-family-complex="Wingdings" style:font-family-generic-complex="system" style:font-pitch-complex="variable"/>
    </style:style>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270" style:display-name="ListLabel 270" style:family="text">
      <style:text-properties style:font-name-complex="Times New Roman1" style:font-family-complex="'Times New Roman'" style:font-family-generic-complex="system" style:font-pitch-complex="variable"/>
    </style:style>
    <style:style style:name="ListLabel_20_271" style:display-name="ListLabel 271" style:family="text">
      <style:text-properties style:font-name-complex="Wingdings" style:font-family-complex="Wingdings"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Courier New" style:font-family-complex="'Courier New'" style:font-family-generic-complex="system" style:font-pitch-complex="variable"/>
    </style:style>
    <style:style style:name="ListLabel_20_274" style:display-name="ListLabel 274" style:family="text">
      <style:text-properties style:font-name-complex="Wingdings" style:font-family-complex="Wingdings"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314" style:display-name="ListLabel 314" style:family="text">
      <style:text-properties style:font-name-complex="Symbol" style:font-family-complex="Symbol" style:font-family-generic-complex="system" style:font-pitch-complex="variable"/>
    </style:style>
    <style:style style:name="ListLabel_20_315" style:display-name="ListLabel 315" style:family="text">
      <style:text-properties style:font-name="Times New Roman" fo:font-family="'Times New Roman'" style:font-family-generic="swiss" style:font-name-complex="Symbol" style:font-family-complex="Symbol" style:font-family-generic-complex="system" style:font-pitch-complex="variable"/>
    </style:style>
    <style:style style:name="ListLabel_20_316" style:display-name="ListLabel 316" style:family="text">
      <style:text-properties style:font-name-complex="Wingdings" style:font-family-complex="Wingdings"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Wingdings" style:font-family-complex="Wingdings"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Wingdings" style:font-family-complex="Wingdings" style:font-family-generic-complex="system" style:font-pitch-complex="variable"/>
    </style:style>
    <style:style style:name="ListLabel_20_323" style:display-name="ListLabel 323"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24" style:display-name="ListLabel 324"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25" style:display-name="ListLabel 325" style:family="text">
      <style:text-properties style:font-name-complex="Wingdings" style:font-family-complex="Wingdings"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complex="Wingdings" style:font-family-complex="Wingdings"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text-properties style:font-name-complex="Wingdings" style:font-family-complex="Wingdings"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41" style:display-name="ListLabel 341" style:family="text">
      <style:text-properties style:font-name-complex="Symbol" style:font-family-complex="Symbol" style:font-family-generic-complex="system" style:font-pitch-complex="variable"/>
    </style:style>
    <style:style style:name="ListLabel_20_342" style:display-name="ListLabel 342"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43" style:display-name="ListLabel 343" style:family="text">
      <style:text-properties style:font-name-complex="Wingdings" style:font-family-complex="Wingdings"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Courier New" style:font-family-complex="'Courier New'" style:font-family-generic-complex="system" style:font-pitch-complex="variable"/>
    </style:style>
    <style:style style:name="ListLabel_20_346" style:display-name="ListLabel 346" style:family="text">
      <style:text-properties style:font-name-complex="Wingdings" style:font-family-complex="Wingdings"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Wingdings" style:font-family-complex="Wingdings" style:font-family-generic-complex="system" style:font-pitch-complex="variable"/>
    </style:style>
    <style:style style:name="ListLabel_20_350" style:display-name="ListLabel 350" style:family="text">
      <style:text-properties style:font-name-complex="Symbol" style:font-family-complex="Symbol" style:font-family-generic-complex="system" style:font-pitch-complex="variable"/>
    </style:style>
    <style:style style:name="ListLabel_20_351" style:display-name="ListLabel 351"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52" style:display-name="ListLabel 352" style:family="text">
      <style:text-properties style:font-name-complex="Wingdings" style:font-family-complex="Wingdings"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Wingdings" style:font-family-complex="Wingdings"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Wingdings" style:font-family-complex="Wingdings" style:font-family-generic-complex="system" style:font-pitch-complex="variable"/>
    </style:style>
    <style:style style:name="ListLabel_20_359" style:display-name="ListLabel 359"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Wingdings" style:font-family-complex="Wingdings"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Wingdings" style:font-family-complex="Wingdings"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ListLabel_20_367" style:display-name="ListLabel 367" style:family="text">
      <style:text-properties style:font-name-complex="Wingdings" style:font-family-complex="Wingdings" style:font-family-generic-complex="system" style:font-pitch-complex="variable"/>
    </style:style>
    <style:style style:name="ListLabel_20_368" style:display-name="ListLabel 368" style:family="text">
      <style:text-properties style:font-name-complex="Symbol" style:font-family-complex="Symbol" style:font-family-generic-complex="system" style:font-pitch-complex="variable"/>
    </style:style>
    <style:style style:name="ListLabel_20_369" style:display-name="ListLabel 369"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70" style:display-name="ListLabel 370" style:family="text">
      <style:text-properties style:font-name-complex="Wingdings" style:font-family-complex="Wingdings"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Courier New" style:font-family-complex="'Courier New'" style:font-family-generic-complex="system" style:font-pitch-complex="variable"/>
    </style:style>
    <style:style style:name="ListLabel_20_373" style:display-name="ListLabel 373" style:family="text">
      <style:text-properties style:font-name-complex="Wingdings" style:font-family-complex="Wingdings"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Courier New" style:font-family-complex="'Courier New'" style:font-family-generic-complex="system" style:font-pitch-complex="variable"/>
    </style:style>
    <style:style style:name="ListLabel_20_376" style:display-name="ListLabel 376" style:family="text">
      <style:text-properties style:font-name-complex="Wingdings" style:font-family-complex="Wingdings" style:font-family-generic-complex="system" style:font-pitch-complex="variable"/>
    </style:style>
    <style:style style:name="ListLabel_20_377" style:display-name="ListLabel 377" style:family="text">
      <style:text-properties style:font-name-complex="Symbol" style:font-family-complex="Symbol" style:font-family-generic-complex="system" style:font-pitch-complex="variable"/>
    </style:style>
    <style:style style:name="ListLabel_20_378" style:display-name="ListLabel 378"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79" style:display-name="ListLabel 379" style:family="text">
      <style:text-properties style:font-name-complex="Wingdings" style:font-family-complex="Wingdings"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Courier New" style:font-family-complex="'Courier New'" style:font-family-generic-complex="system" style:font-pitch-complex="variable"/>
    </style:style>
    <style:style style:name="ListLabel_20_382" style:display-name="ListLabel 382" style:family="text">
      <style:text-properties style:font-name-complex="Wingdings" style:font-family-complex="Wingdings"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Courier New" style:font-family-complex="'Courier New'" style:font-family-generic-complex="system" style:font-pitch-complex="variable"/>
    </style:style>
    <style:style style:name="ListLabel_20_385" style:display-name="ListLabel 385" style:family="text">
      <style:text-properties style:font-name-complex="Wingdings" style:font-family-complex="Wingdings" style:font-family-generic-complex="system" style:font-pitch-complex="variable"/>
    </style:style>
    <style:style style:name="ListLabel_20_386" style:display-name="ListLabel 386" style:family="text">
      <style:text-properties style:font-name-complex="Symbol" style:font-family-complex="Symbol" style:font-family-generic-complex="system" style:font-pitch-complex="variable"/>
    </style:style>
    <style:style style:name="ListLabel_20_387" style:display-name="ListLabel 387"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88" style:display-name="ListLabel 388" style:family="text">
      <style:text-properties style:font-name-complex="Wingdings" style:font-family-complex="Wingdings"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Courier New" style:font-family-complex="'Courier New'" style:font-family-generic-complex="system" style:font-pitch-complex="variable"/>
    </style:style>
    <style:style style:name="ListLabel_20_391" style:display-name="ListLabel 391" style:family="text">
      <style:text-properties style:font-name-complex="Wingdings" style:font-family-complex="Wingdings"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Courier New" style:font-family-complex="'Courier New'" style:font-family-generic-complex="system" style:font-pitch-complex="variable"/>
    </style:style>
    <style:style style:name="ListLabel_20_394" style:display-name="ListLabel 394" style:family="text">
      <style:text-properties style:font-name-complex="Wingdings" style:font-family-complex="Wingdings" style:font-family-generic-complex="system" style:font-pitch-complex="variable"/>
    </style:style>
    <style:style style:name="ListLabel_20_395" style:display-name="ListLabel 395" style:family="text">
      <style:text-properties style:font-name-complex="Symbol" style:font-family-complex="Symbol" style:font-family-generic-complex="system" style:font-pitch-complex="variable"/>
    </style:style>
    <style:style style:name="ListLabel_20_396" style:display-name="ListLabel 396"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397" style:display-name="ListLabel 397" style:family="text">
      <style:text-properties style:font-name-complex="Wingdings" style:font-family-complex="Wingdings"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Courier New" style:font-family-complex="'Courier New'" style:font-family-generic-complex="system" style:font-pitch-complex="variable"/>
    </style:style>
    <style:style style:name="ListLabel_20_400" style:display-name="ListLabel 400" style:family="text">
      <style:text-properties style:font-name-complex="Wingdings" style:font-family-complex="Wingdings"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Courier New" style:font-family-complex="'Courier New'" style:font-family-generic-complex="system" style:font-pitch-complex="variable"/>
    </style:style>
    <style:style style:name="ListLabel_20_403" style:display-name="ListLabel 403" style:family="text">
      <style:text-properties style:font-name-complex="Wingdings" style:font-family-complex="Wingdings" style:font-family-generic-complex="system" style:font-pitch-complex="variable"/>
    </style:style>
    <style:style style:name="ListLabel_20_404" style:display-name="ListLabel 404"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05" style:display-name="ListLabel 405" style:family="text">
      <style:text-properties style:font-name-complex="Courier New" style:font-family-complex="'Courier New'" style:font-family-generic-complex="system" style:font-pitch-complex="variable"/>
    </style:style>
    <style:style style:name="ListLabel_20_406" style:display-name="ListLabel 406" style:family="text">
      <style:text-properties style:font-name-complex="Wingdings" style:font-family-complex="Wingdings"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Courier New" style:font-family-complex="'Courier New'" style:font-family-generic-complex="system" style:font-pitch-complex="variable"/>
    </style:style>
    <style:style style:name="ListLabel_20_409" style:display-name="ListLabel 409" style:family="text">
      <style:text-properties style:font-name-complex="Wingdings" style:font-family-complex="Wingdings"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Courier New" style:font-family-complex="'Courier New'" style:font-family-generic-complex="system" style:font-pitch-complex="variable"/>
    </style:style>
    <style:style style:name="ListLabel_20_412" style:display-name="ListLabel 412" style:family="text">
      <style:text-properties style:font-name-complex="Wingdings" style:font-family-complex="Wingdings" style:font-family-generic-complex="system" style:font-pitch-complex="variable"/>
    </style:style>
    <style:style style:name="ListLabel_20_413" style:display-name="ListLabel 413" style:family="text">
      <style:text-properties style:font-name-complex="Symbol" style:font-family-complex="Symbol" style:font-family-generic-complex="system" style:font-pitch-complex="variable"/>
    </style:style>
    <style:style style:name="ListLabel_20_414" style:display-name="ListLabel 414"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15" style:display-name="ListLabel 415" style:family="text">
      <style:text-properties style:font-name-complex="Wingdings" style:font-family-complex="Wingdings"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Courier New" style:font-family-complex="'Courier New'" style:font-family-generic-complex="system" style:font-pitch-complex="variable"/>
    </style:style>
    <style:style style:name="ListLabel_20_418" style:display-name="ListLabel 418" style:family="text">
      <style:text-properties style:font-name-complex="Wingdings" style:font-family-complex="Wingdings"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Courier New" style:font-family-complex="'Courier New'" style:font-family-generic-complex="system" style:font-pitch-complex="variable"/>
    </style:style>
    <style:style style:name="ListLabel_20_421" style:display-name="ListLabel 421" style:family="text">
      <style:text-properties style:font-name-complex="Wingdings" style:font-family-complex="Wingdings" style:font-family-generic-complex="system" style:font-pitch-complex="variable"/>
    </style:style>
    <style:style style:name="ListLabel_20_422" style:display-name="ListLabel 422" style:family="text">
      <style:text-properties style:font-name-complex="Symbol" style:font-family-complex="Symbol" style:font-family-generic-complex="system" style:font-pitch-complex="variable"/>
    </style:style>
    <style:style style:name="ListLabel_20_423" style:display-name="ListLabel 423"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24" style:display-name="ListLabel 424" style:family="text">
      <style:text-properties style:font-name-complex="Wingdings" style:font-family-complex="Wingdings"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Courier New" style:font-family-complex="'Courier New'" style:font-family-generic-complex="system" style:font-pitch-complex="variable"/>
    </style:style>
    <style:style style:name="ListLabel_20_427" style:display-name="ListLabel 427" style:family="text">
      <style:text-properties style:font-name-complex="Wingdings" style:font-family-complex="Wingdings"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Courier New"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Courier New"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450" style:display-name="ListLabel 450" style:family="text">
      <style:text-properties style:font-name="Liberation Serif" fo:font-family="'Liberation Serif'" style:font-family-generic="swiss" fo:font-size="12pt" style:font-size-asian="12pt" style:font-name-complex="Wingdings" style:font-family-complex="Wingdings"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Courier New" style:font-family-complex="'Courier New'" style:font-family-generic-complex="system" style:font-pitch-complex="variable"/>
    </style:style>
    <style:style style:name="ListLabel_20_457" style:display-name="ListLabel 457" style:family="text">
      <style:text-properties style:font-name-complex="Wingdings" style:font-family-complex="Wingdings" style:font-family-generic-complex="system" style:font-pitch-complex="variable"/>
    </style:style>
    <style:style style:name="ListLabel_20_458" style:display-name="ListLabel 458" style:family="text">
      <style:text-properties style:font-name="Liberation Serif" fo:font-family="'Liberation Serif'" style:font-family-generic="swiss" fo:font-size="12pt" style:font-size-asian="12pt" style:font-name-complex="Wingdings" style:font-family-complex="Wingdings" style:font-family-generic-complex="system" style:font-pitch-complex="variable"/>
    </style:style>
    <style:style style:name="ListLabel_20_459" style:display-name="ListLabel 459" style:family="text">
      <style:text-properties style:font-name-complex="Courier New" style:font-family-complex="'Courier New'" style:font-family-generic-complex="system" style:font-pitch-complex="variable"/>
    </style:style>
    <style:style style:name="ListLabel_20_460" style:display-name="ListLabel 460" style:family="text">
      <style:text-properties style:font-name-complex="Wingdings" style:font-family-complex="Wingdings"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Courier New" style:font-family-complex="'Courier New'" style:font-family-generic-complex="system" style:font-pitch-complex="variable"/>
    </style:style>
    <style:style style:name="ListLabel_20_463" style:display-name="ListLabel 463" style:family="text">
      <style:text-properties style:font-name-complex="Wingdings" style:font-family-complex="Wingdings"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Courier New" style:font-family-complex="'Courier New'" style:font-family-generic-complex="system" style:font-pitch-complex="variable"/>
    </style:style>
    <style:style style:name="ListLabel_20_466" style:display-name="ListLabel 466" style:family="text">
      <style:text-properties style:font-name-complex="Wingdings" style:font-family-complex="Wingdings" style:font-family-generic-complex="system" style:font-pitch-complex="variable"/>
    </style:style>
    <style:style style:name="ListLabel_20_467" style:display-name="ListLabel 467"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Wingdings" style:font-family-complex="Wingdings"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Courier New" style:font-family-complex="'Courier New'" style:font-family-generic-complex="system" style:font-pitch-complex="variable"/>
    </style:style>
    <style:style style:name="ListLabel_20_472" style:display-name="ListLabel 472" style:family="text">
      <style:text-properties style:font-name-complex="Wingdings" style:font-family-complex="Wingdings"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Courier New" style:font-family-complex="'Courier New'" style:font-family-generic-complex="system" style:font-pitch-complex="variable"/>
    </style:style>
    <style:style style:name="ListLabel_20_475" style:display-name="ListLabel 475" style:family="text">
      <style:text-properties style:font-name-complex="Wingdings" style:font-family-complex="Wingdings" style:font-family-generic-complex="system" style:font-pitch-complex="variable"/>
    </style:style>
    <style:style style:name="ListLabel_20_476" style:display-name="ListLabel 476" style:family="text">
      <style:text-properties style:font-name-complex="Symbol" style:font-family-complex="Symbol" style:font-family-generic-complex="system" style:font-pitch-complex="variable"/>
    </style:style>
    <style:style style:name="ListLabel_20_477" style:display-name="ListLabel 477"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78" style:display-name="ListLabel 478" style:family="text">
      <style:text-properties style:font-name-complex="Wingdings" style:font-family-complex="Wingdings"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Courier New" style:font-family-complex="'Courier New'" style:font-family-generic-complex="system" style:font-pitch-complex="variable"/>
    </style:style>
    <style:style style:name="ListLabel_20_481" style:display-name="ListLabel 481" style:family="text">
      <style:text-properties style:font-name-complex="Wingdings" style:font-family-complex="Wingdings"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Courier New" style:font-family-complex="'Courier New'" style:font-family-generic-complex="system" style:font-pitch-complex="variable"/>
    </style:style>
    <style:style style:name="ListLabel_20_484" style:display-name="ListLabel 484" style:family="text">
      <style:text-properties style:font-name-complex="Wingdings" style:font-family-complex="Wingdings" style:font-family-generic-complex="system" style:font-pitch-complex="variable"/>
    </style:style>
    <style:style style:name="ListLabel_20_485" style:display-name="ListLabel 485" style:family="text">
      <style:text-properties style:font-name-complex="Symbol" style:font-family-complex="Symbol" style:font-family-generic-complex="system" style:font-pitch-complex="variable"/>
    </style:style>
    <style:style style:name="ListLabel_20_486" style:display-name="ListLabel 486"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87" style:display-name="ListLabel 487" style:family="text">
      <style:text-properties style:font-name-complex="Wingdings" style:font-family-complex="Wingdings" style:font-family-generic-complex="system" style:font-pitch-complex="variable"/>
    </style:style>
    <style:style style:name="ListLabel_20_488" style:display-name="ListLabel 488" style:family="text">
      <style:text-properties style:font-name-complex="Symbol" style:font-family-complex="Symbol" style:font-family-generic-complex="system" style:font-pitch-complex="variable"/>
    </style:style>
    <style:style style:name="ListLabel_20_489" style:display-name="ListLabel 489" style:family="text">
      <style:text-properties style:font-name-complex="Courier New" style:font-family-complex="'Courier New'" style:font-family-generic-complex="system" style:font-pitch-complex="variable"/>
    </style:style>
    <style:style style:name="ListLabel_20_490" style:display-name="ListLabel 490" style:family="text">
      <style:text-properties style:font-name-complex="Wingdings" style:font-family-complex="Wingdings" style:font-family-generic-complex="system" style:font-pitch-complex="variable"/>
    </style:style>
    <style:style style:name="ListLabel_20_491" style:display-name="ListLabel 491" style:family="text">
      <style:text-properties style:font-name-complex="Symbol" style:font-family-complex="Symbol" style:font-family-generic-complex="system" style:font-pitch-complex="variable"/>
    </style:style>
    <style:style style:name="ListLabel_20_492" style:display-name="ListLabel 492" style:family="text">
      <style:text-properties style:font-name-complex="Courier New" style:font-family-complex="'Courier New'" style:font-family-generic-complex="system" style:font-pitch-complex="variable"/>
    </style:style>
    <style:style style:name="ListLabel_20_493" style:display-name="ListLabel 493" style:family="text">
      <style:text-properties style:font-name-complex="Wingdings" style:font-family-complex="Wingdings" style:font-family-generic-complex="system" style:font-pitch-complex="variable"/>
    </style:style>
    <style:style style:name="ListLabel_20_494" style:display-name="ListLabel 494" style:family="text">
      <style:text-properties style:font-name-complex="Symbol" style:font-family-complex="Symbol" style:font-family-generic-complex="system" style:font-pitch-complex="variable"/>
    </style:style>
    <style:style style:name="ListLabel_20_495" style:display-name="ListLabel 495"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496" style:display-name="ListLabel 496" style:family="text">
      <style:text-properties style:font-name-complex="Wingdings" style:font-family-complex="Wingdings" style:font-family-generic-complex="system" style:font-pitch-complex="variable"/>
    </style:style>
    <style:style style:name="ListLabel_20_497" style:display-name="ListLabel 497" style:family="text">
      <style:text-properties style:font-name-complex="Symbol" style:font-family-complex="Symbol" style:font-family-generic-complex="system" style:font-pitch-complex="variable"/>
    </style:style>
    <style:style style:name="ListLabel_20_498" style:display-name="ListLabel 498" style:family="text">
      <style:text-properties style:font-name-complex="Courier New" style:font-family-complex="'Courier New'" style:font-family-generic-complex="system" style:font-pitch-complex="variable"/>
    </style:style>
    <style:style style:name="ListLabel_20_499" style:display-name="ListLabel 499" style:family="text">
      <style:text-properties style:font-name-complex="Wingdings" style:font-family-complex="Wingdings" style:font-family-generic-complex="system" style:font-pitch-complex="variable"/>
    </style:style>
    <style:style style:name="ListLabel_20_500" style:display-name="ListLabel 500" style:family="text">
      <style:text-properties style:font-name-complex="Symbol" style:font-family-complex="Symbol" style:font-family-generic-complex="system" style:font-pitch-complex="variable"/>
    </style:style>
    <style:style style:name="ListLabel_20_501" style:display-name="ListLabel 501" style:family="text">
      <style:text-properties style:font-name-complex="Courier New" style:font-family-complex="'Courier New'" style:font-family-generic-complex="system" style:font-pitch-complex="variable"/>
    </style:style>
    <style:style style:name="ListLabel_20_502" style:display-name="ListLabel 502" style:family="text">
      <style:text-properties style:font-name-complex="Wingdings" style:font-family-complex="Wingdings" style:font-family-generic-complex="system" style:font-pitch-complex="variable"/>
    </style:style>
    <style:style style:name="ListLabel_20_503" style:display-name="ListLabel 503" style:family="text">
      <style:text-properties style:font-name-complex="Symbol" style:font-family-complex="Symbol" style:font-family-generic-complex="system" style:font-pitch-complex="variable"/>
    </style:style>
    <style:style style:name="ListLabel_20_504" style:display-name="ListLabel 504"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05" style:display-name="ListLabel 505" style:family="text">
      <style:text-properties style:font-name-complex="Wingdings" style:font-family-complex="Wingdings"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Times New Roman" fo:font-family="'Times New Roman'" style:font-family-generic="swiss" style:font-name-complex="Symbol" style:font-family-complex="Symbol"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text-properties style:font-name-complex="Symbol" style:font-family-complex="Symbol" style:font-family-generic-complex="system" style:font-pitch-complex="variable"/>
    </style:style>
    <style:style style:name="ListLabel_20_516" style:display-name="ListLabel 516" style:family="text">
      <style:text-properties style:font-name-complex="Courier New" style:font-family-complex="'Courier New'" style:font-family-generic-complex="system" style:font-pitch-complex="variable"/>
    </style:style>
    <style:style style:name="ListLabel_20_517" style:display-name="ListLabel 517" style:family="text">
      <style:text-properties style:font-name-complex="Wingdings" style:font-family-complex="Wingdings" style:font-family-generic-complex="system" style:font-pitch-complex="variable"/>
    </style:style>
    <style:style style:name="ListLabel_20_518" style:display-name="ListLabel 518" style:family="text">
      <style:text-properties style:font-name-complex="Symbol" style:font-family-complex="Symbol" style:font-family-generic-complex="system" style:font-pitch-complex="variable"/>
    </style:style>
    <style:style style:name="ListLabel_20_519" style:display-name="ListLabel 519" style:family="text">
      <style:text-properties style:font-name-complex="Courier New" style:font-family-complex="'Courier New'" style:font-family-generic-complex="system" style:font-pitch-complex="variable"/>
    </style:style>
    <style:style style:name="ListLabel_20_520" style:display-name="ListLabel 520" style:family="text">
      <style:text-properties style:font-name-complex="Wingdings" style:font-family-complex="Wingdings" style:font-family-generic-complex="system" style:font-pitch-complex="variable"/>
    </style:style>
    <style:style style:name="ListLabel_20_521" style:display-name="ListLabel 521"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22" style:display-name="ListLabel 522"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23" style:display-name="ListLabel 523" style:family="text">
      <style:text-properties style:font-name-complex="Wingdings" style:font-family-complex="Wingdings" style:font-family-generic-complex="system" style:font-pitch-complex="variable"/>
    </style:style>
    <style:style style:name="ListLabel_20_524" style:display-name="ListLabel 524" style:family="text">
      <style:text-properties style:font-name-complex="Symbol" style:font-family-complex="Symbol" style:font-family-generic-complex="system" style:font-pitch-complex="variable"/>
    </style:style>
    <style:style style:name="ListLabel_20_525" style:display-name="ListLabel 525" style:family="text">
      <style:text-properties style:font-name-complex="Courier New" style:font-family-complex="'Courier New'" style:font-family-generic-complex="system" style:font-pitch-complex="variable"/>
    </style:style>
    <style:style style:name="ListLabel_20_526" style:display-name="ListLabel 526" style:family="text">
      <style:text-properties style:font-name-complex="Wingdings" style:font-family-complex="Wingdings" style:font-family-generic-complex="system" style:font-pitch-complex="variable"/>
    </style:style>
    <style:style style:name="ListLabel_20_527" style:display-name="ListLabel 527" style:family="text">
      <style:text-properties style:font-name-complex="Symbol" style:font-family-complex="Symbol" style:font-family-generic-complex="system" style:font-pitch-complex="variable"/>
    </style:style>
    <style:style style:name="ListLabel_20_528" style:display-name="ListLabel 528" style:family="text">
      <style:text-properties style:font-name-complex="Courier New" style:font-family-complex="'Courier New'" style:font-family-generic-complex="system" style:font-pitch-complex="variable"/>
    </style:style>
    <style:style style:name="ListLabel_20_529" style:display-name="ListLabel 529" style:family="text">
      <style:text-properties style:font-name-complex="Wingdings" style:font-family-complex="Wingdings" style:font-family-generic-complex="system" style:font-pitch-complex="variable"/>
    </style:style>
    <style:style style:name="ListLabel_20_530" style:display-name="ListLabel 530" style:family="text">
      <style:text-properties style:font-name-complex="Symbol" style:font-family-complex="Symbol" style:font-family-generic-complex="system" style:font-pitch-complex="variable"/>
    </style:style>
    <style:style style:name="ListLabel_20_531" style:display-name="ListLabel 531"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32" style:display-name="ListLabel 532" style:family="text">
      <style:text-properties style:font-name-complex="Wingdings" style:font-family-complex="Wingdings" style:font-family-generic-complex="system" style:font-pitch-complex="variable"/>
    </style:style>
    <style:style style:name="ListLabel_20_533" style:display-name="ListLabel 533" style:family="text">
      <style:text-properties style:font-name-complex="Symbol" style:font-family-complex="Symbol" style:font-family-generic-complex="system" style:font-pitch-complex="variable"/>
    </style:style>
    <style:style style:name="ListLabel_20_534" style:display-name="ListLabel 534" style:family="text">
      <style:text-properties style:font-name-complex="Courier New" style:font-family-complex="'Courier New'" style:font-family-generic-complex="system" style:font-pitch-complex="variable"/>
    </style:style>
    <style:style style:name="ListLabel_20_535" style:display-name="ListLabel 535" style:family="text">
      <style:text-properties style:font-name-complex="Wingdings" style:font-family-complex="Wingdings" style:font-family-generic-complex="system" style:font-pitch-complex="variable"/>
    </style:style>
    <style:style style:name="ListLabel_20_536" style:display-name="ListLabel 536" style:family="text">
      <style:text-properties style:font-name-complex="Symbol" style:font-family-complex="Symbol" style:font-family-generic-complex="system" style:font-pitch-complex="variable"/>
    </style:style>
    <style:style style:name="ListLabel_20_537" style:display-name="ListLabel 537" style:family="text">
      <style:text-properties style:font-name-complex="Courier New" style:font-family-complex="'Courier New'" style:font-family-generic-complex="system" style:font-pitch-complex="variable"/>
    </style:style>
    <style:style style:name="ListLabel_20_538" style:display-name="ListLabel 538" style:family="text">
      <style:text-properties style:font-name-complex="Wingdings" style:font-family-complex="Wingdings" style:font-family-generic-complex="system" style:font-pitch-complex="variable"/>
    </style:style>
    <style:style style:name="ListLabel_20_539" style:display-name="ListLabel 539" style:family="text">
      <style:text-properties style:font-name-complex="Symbol" style:font-family-complex="Symbol" style:font-family-generic-complex="system" style:font-pitch-complex="variable"/>
    </style:style>
    <style:style style:name="ListLabel_20_540" style:display-name="ListLabel 540"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41" style:display-name="ListLabel 541" style:family="text">
      <style:text-properties style:font-name-complex="Wingdings" style:font-family-complex="Wingdings" style:font-family-generic-complex="system" style:font-pitch-complex="variable"/>
    </style:style>
    <style:style style:name="ListLabel_20_542" style:display-name="ListLabel 542" style:family="text">
      <style:text-properties style:font-name-complex="Symbol" style:font-family-complex="Symbol" style:font-family-generic-complex="system" style:font-pitch-complex="variable"/>
    </style:style>
    <style:style style:name="ListLabel_20_543" style:display-name="ListLabel 543" style:family="text">
      <style:text-properties style:font-name-complex="Courier New" style:font-family-complex="'Courier New'" style:font-family-generic-complex="system" style:font-pitch-complex="variable"/>
    </style:style>
    <style:style style:name="ListLabel_20_544" style:display-name="ListLabel 544" style:family="text">
      <style:text-properties style:font-name-complex="Wingdings" style:font-family-complex="Wingdings" style:font-family-generic-complex="system" style:font-pitch-complex="variable"/>
    </style:style>
    <style:style style:name="ListLabel_20_545" style:display-name="ListLabel 545" style:family="text">
      <style:text-properties style:font-name-complex="Symbol" style:font-family-complex="Symbol" style:font-family-generic-complex="system" style:font-pitch-complex="variable"/>
    </style:style>
    <style:style style:name="ListLabel_20_546" style:display-name="ListLabel 546" style:family="text">
      <style:text-properties style:font-name-complex="Courier New" style:font-family-complex="'Courier New'" style:font-family-generic-complex="system" style:font-pitch-complex="variable"/>
    </style:style>
    <style:style style:name="ListLabel_20_547" style:display-name="ListLabel 547" style:family="text">
      <style:text-properties style:font-name-complex="Wingdings" style:font-family-complex="Wingdings" style:font-family-generic-complex="system" style:font-pitch-complex="variable"/>
    </style:style>
    <style:style style:name="ListLabel_20_548" style:display-name="ListLabel 548" style:family="text">
      <style:text-properties style:font-name-complex="Symbol" style:font-family-complex="Symbol" style:font-family-generic-complex="system" style:font-pitch-complex="variable"/>
    </style:style>
    <style:style style:name="ListLabel_20_549" style:display-name="ListLabel 549"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50" style:display-name="ListLabel 550" style:family="text">
      <style:text-properties style:font-name-complex="Wingdings" style:font-family-complex="Wingdings" style:font-family-generic-complex="system" style:font-pitch-complex="variable"/>
    </style:style>
    <style:style style:name="ListLabel_20_551" style:display-name="ListLabel 551" style:family="text">
      <style:text-properties style:font-name-complex="Symbol" style:font-family-complex="Symbol" style:font-family-generic-complex="system" style:font-pitch-complex="variable"/>
    </style:style>
    <style:style style:name="ListLabel_20_552" style:display-name="ListLabel 552" style:family="text">
      <style:text-properties style:font-name-complex="Courier New" style:font-family-complex="'Courier New'" style:font-family-generic-complex="system" style:font-pitch-complex="variable"/>
    </style:style>
    <style:style style:name="ListLabel_20_553" style:display-name="ListLabel 553" style:family="text">
      <style:text-properties style:font-name-complex="Wingdings" style:font-family-complex="Wingdings" style:font-family-generic-complex="system" style:font-pitch-complex="variable"/>
    </style:style>
    <style:style style:name="ListLabel_20_554" style:display-name="ListLabel 554" style:family="text">
      <style:text-properties style:font-name-complex="Symbol" style:font-family-complex="Symbol" style:font-family-generic-complex="system" style:font-pitch-complex="variable"/>
    </style:style>
    <style:style style:name="ListLabel_20_555" style:display-name="ListLabel 555" style:family="text">
      <style:text-properties style:font-name-complex="Courier New" style:font-family-complex="'Courier New'" style:font-family-generic-complex="system" style:font-pitch-complex="variable"/>
    </style:style>
    <style:style style:name="ListLabel_20_556" style:display-name="ListLabel 556" style:family="text">
      <style:text-properties style:font-name-complex="Wingdings" style:font-family-complex="Wingdings" style:font-family-generic-complex="system" style:font-pitch-complex="variable"/>
    </style:style>
    <style:style style:name="ListLabel_20_557" style:display-name="ListLabel 557"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558" style:display-name="ListLabel 558" style:family="text">
      <style:text-properties style:font-name-complex="Courier New" style:font-family-complex="'Courier New'" style:font-family-generic-complex="system" style:font-pitch-complex="variable"/>
    </style:style>
    <style:style style:name="ListLabel_20_559" style:display-name="ListLabel 559" style:family="text">
      <style:text-properties style:font-name-complex="Wingdings" style:font-family-complex="Wingdings" style:font-family-generic-complex="system" style:font-pitch-complex="variable"/>
    </style:style>
    <style:style style:name="ListLabel_20_560" style:display-name="ListLabel 560" style:family="text">
      <style:text-properties style:font-name-complex="Symbol" style:font-family-complex="Symbol" style:font-family-generic-complex="system" style:font-pitch-complex="variable"/>
    </style:style>
    <style:style style:name="ListLabel_20_561" style:display-name="ListLabel 561" style:family="text">
      <style:text-properties style:font-name-complex="Courier New" style:font-family-complex="'Courier New'" style:font-family-generic-complex="system" style:font-pitch-complex="variable"/>
    </style:style>
    <style:style style:name="ListLabel_20_562" style:display-name="ListLabel 562" style:family="text">
      <style:text-properties style:font-name-complex="Wingdings" style:font-family-complex="Wingdings" style:font-family-generic-complex="system" style:font-pitch-complex="variable"/>
    </style:style>
    <style:style style:name="ListLabel_20_563" style:display-name="ListLabel 563" style:family="text">
      <style:text-properties style:font-name-complex="Symbol" style:font-family-complex="Symbol" style:font-family-generic-complex="system" style:font-pitch-complex="variable"/>
    </style:style>
    <style:style style:name="ListLabel_20_564" style:display-name="ListLabel 564" style:family="text">
      <style:text-properties style:font-name-complex="Courier New" style:font-family-complex="'Courier New'" style:font-family-generic-complex="system" style:font-pitch-complex="variable"/>
    </style:style>
    <style:style style:name="ListLabel_20_565" style:display-name="ListLabel 565" style:family="text">
      <style:text-properties style:font-name-complex="Wingdings" style:font-family-complex="Wingdings" style:font-family-generic-complex="system" style:font-pitch-complex="variable"/>
    </style:style>
    <style:style style:name="ListLabel_20_566" style:display-name="ListLabel 566" style:family="text">
      <style:text-properties style:font-name-complex="Symbol" style:font-family-complex="Symbol" style:font-family-generic-complex="system" style:font-pitch-complex="variable"/>
    </style:style>
    <style:style style:name="ListLabel_20_567" style:display-name="ListLabel 567"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68" style:display-name="ListLabel 568" style:family="text">
      <style:text-properties style:font-name-complex="Wingdings" style:font-family-complex="Wingdings" style:font-family-generic-complex="system" style:font-pitch-complex="variable"/>
    </style:style>
    <style:style style:name="ListLabel_20_569" style:display-name="ListLabel 569" style:family="text">
      <style:text-properties style:font-name-complex="Symbol" style:font-family-complex="Symbol" style:font-family-generic-complex="system" style:font-pitch-complex="variable"/>
    </style:style>
    <style:style style:name="ListLabel_20_570" style:display-name="ListLabel 570" style:family="text">
      <style:text-properties style:font-name-complex="Courier New" style:font-family-complex="'Courier New'" style:font-family-generic-complex="system" style:font-pitch-complex="variable"/>
    </style:style>
    <style:style style:name="ListLabel_20_571" style:display-name="ListLabel 571" style:family="text">
      <style:text-properties style:font-name-complex="Wingdings" style:font-family-complex="Wingdings" style:font-family-generic-complex="system" style:font-pitch-complex="variable"/>
    </style:style>
    <style:style style:name="ListLabel_20_572" style:display-name="ListLabel 572" style:family="text">
      <style:text-properties style:font-name-complex="Symbol" style:font-family-complex="Symbol" style:font-family-generic-complex="system" style:font-pitch-complex="variable"/>
    </style:style>
    <style:style style:name="ListLabel_20_573" style:display-name="ListLabel 573" style:family="text">
      <style:text-properties style:font-name-complex="Courier New" style:font-family-complex="'Courier New'" style:font-family-generic-complex="system" style:font-pitch-complex="variable"/>
    </style:style>
    <style:style style:name="ListLabel_20_574" style:display-name="ListLabel 574" style:family="text">
      <style:text-properties style:font-name-complex="Wingdings" style:font-family-complex="Wingdings" style:font-family-generic-complex="system" style:font-pitch-complex="variable"/>
    </style:style>
    <style:style style:name="ListLabel_20_575" style:display-name="ListLabel 575" style:family="text">
      <style:text-properties style:font-name-complex="Symbol" style:font-family-complex="Symbol" style:font-family-generic-complex="system" style:font-pitch-complex="variable"/>
    </style:style>
    <style:style style:name="ListLabel_20_576" style:display-name="ListLabel 576"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77" style:display-name="ListLabel 577" style:family="text">
      <style:text-properties style:font-name-complex="Wingdings" style:font-family-complex="Wingdings" style:font-family-generic-complex="system" style:font-pitch-complex="variable"/>
    </style:style>
    <style:style style:name="ListLabel_20_578" style:display-name="ListLabel 578" style:family="text">
      <style:text-properties style:font-name-complex="Symbol" style:font-family-complex="Symbol" style:font-family-generic-complex="system" style:font-pitch-complex="variable"/>
    </style:style>
    <style:style style:name="ListLabel_20_579" style:display-name="ListLabel 579" style:family="text">
      <style:text-properties style:font-name-complex="Courier New" style:font-family-complex="'Courier New'" style:font-family-generic-complex="system" style:font-pitch-complex="variable"/>
    </style:style>
    <style:style style:name="ListLabel_20_580" style:display-name="ListLabel 580" style:family="text">
      <style:text-properties style:font-name-complex="Wingdings" style:font-family-complex="Wingdings" style:font-family-generic-complex="system" style:font-pitch-complex="variable"/>
    </style:style>
    <style:style style:name="ListLabel_20_581" style:display-name="ListLabel 581" style:family="text">
      <style:text-properties style:font-name-complex="Symbol" style:font-family-complex="Symbol" style:font-family-generic-complex="system" style:font-pitch-complex="variable"/>
    </style:style>
    <style:style style:name="ListLabel_20_582" style:display-name="ListLabel 582" style:family="text">
      <style:text-properties style:font-name-complex="Courier New" style:font-family-complex="'Courier New'" style:font-family-generic-complex="system" style:font-pitch-complex="variable"/>
    </style:style>
    <style:style style:name="ListLabel_20_583" style:display-name="ListLabel 583" style:family="text">
      <style:text-properties style:font-name-complex="Wingdings" style:font-family-complex="Wingdings" style:font-family-generic-complex="system" style:font-pitch-complex="variable"/>
    </style:style>
    <style:style style:name="ListLabel_20_584" style:display-name="ListLabel 584" style:family="text">
      <style:text-properties style:font-name-complex="Symbol" style:font-family-complex="Symbol" style:font-family-generic-complex="system" style:font-pitch-complex="variable"/>
    </style:style>
    <style:style style:name="ListLabel_20_585" style:display-name="ListLabel 585"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86" style:display-name="ListLabel 586" style:family="text">
      <style:text-properties style:font-name-complex="Wingdings" style:font-family-complex="Wingdings" style:font-family-generic-complex="system" style:font-pitch-complex="variable"/>
    </style:style>
    <style:style style:name="ListLabel_20_587" style:display-name="ListLabel 587" style:family="text">
      <style:text-properties style:font-name-complex="Symbol" style:font-family-complex="Symbol" style:font-family-generic-complex="system" style:font-pitch-complex="variable"/>
    </style:style>
    <style:style style:name="ListLabel_20_588" style:display-name="ListLabel 588" style:family="text">
      <style:text-properties style:font-name-complex="Courier New" style:font-family-complex="'Courier New'" style:font-family-generic-complex="system" style:font-pitch-complex="variable"/>
    </style:style>
    <style:style style:name="ListLabel_20_589" style:display-name="ListLabel 589" style:family="text">
      <style:text-properties style:font-name-complex="Wingdings" style:font-family-complex="Wingdings" style:font-family-generic-complex="system" style:font-pitch-complex="variable"/>
    </style:style>
    <style:style style:name="ListLabel_20_590" style:display-name="ListLabel 590" style:family="text">
      <style:text-properties style:font-name-complex="Symbol" style:font-family-complex="Symbol" style:font-family-generic-complex="system" style:font-pitch-complex="variable"/>
    </style:style>
    <style:style style:name="ListLabel_20_591" style:display-name="ListLabel 591" style:family="text">
      <style:text-properties style:font-name-complex="Courier New" style:font-family-complex="'Courier New'" style:font-family-generic-complex="system" style:font-pitch-complex="variable"/>
    </style:style>
    <style:style style:name="ListLabel_20_592" style:display-name="ListLabel 592" style:family="text">
      <style:text-properties style:font-name-complex="Wingdings" style:font-family-complex="Wingdings" style:font-family-generic-complex="system" style:font-pitch-complex="variable"/>
    </style:style>
    <style:style style:name="ListLabel_20_593" style:display-name="ListLabel 593" style:family="text">
      <style:text-properties style:font-name-complex="Symbol" style:font-family-complex="Symbol" style:font-family-generic-complex="system" style:font-pitch-complex="variable"/>
    </style:style>
    <style:style style:name="ListLabel_20_594" style:display-name="ListLabel 594"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595" style:display-name="ListLabel 595" style:family="text">
      <style:text-properties style:font-name-complex="Wingdings" style:font-family-complex="Wingdings" style:font-family-generic-complex="system" style:font-pitch-complex="variable"/>
    </style:style>
    <style:style style:name="ListLabel_20_596" style:display-name="ListLabel 596" style:family="text">
      <style:text-properties style:font-name-complex="Symbol" style:font-family-complex="Symbol" style:font-family-generic-complex="system" style:font-pitch-complex="variable"/>
    </style:style>
    <style:style style:name="ListLabel_20_597" style:display-name="ListLabel 597" style:family="text">
      <style:text-properties style:font-name-complex="Courier New" style:font-family-complex="'Courier New'" style:font-family-generic-complex="system" style:font-pitch-complex="variable"/>
    </style:style>
    <style:style style:name="ListLabel_20_598" style:display-name="ListLabel 598" style:family="text">
      <style:text-properties style:font-name-complex="Wingdings" style:font-family-complex="Wingdings" style:font-family-generic-complex="system" style:font-pitch-complex="variable"/>
    </style:style>
    <style:style style:name="ListLabel_20_599" style:display-name="ListLabel 599" style:family="text">
      <style:text-properties style:font-name-complex="Symbol" style:font-family-complex="Symbol" style:font-family-generic-complex="system" style:font-pitch-complex="variable"/>
    </style:style>
    <style:style style:name="ListLabel_20_600" style:display-name="ListLabel 600" style:family="text">
      <style:text-properties style:font-name-complex="Courier New" style:font-family-complex="'Courier New'" style:font-family-generic-complex="system" style:font-pitch-complex="variable"/>
    </style:style>
    <style:style style:name="ListLabel_20_601" style:display-name="ListLabel 601" style:family="text">
      <style:text-properties style:font-name-complex="Wingdings" style:font-family-complex="Wingdings" style:font-family-generic-complex="system" style:font-pitch-complex="variable"/>
    </style:style>
    <style:style style:name="ListLabel_20_602" style:display-name="ListLabel 602"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03" style:display-name="ListLabel 603" style:family="text">
      <style:text-properties style:font-name-complex="Courier New" style:font-family-complex="'Courier New'" style:font-family-generic-complex="system" style:font-pitch-complex="variable"/>
    </style:style>
    <style:style style:name="ListLabel_20_604" style:display-name="ListLabel 604" style:family="text">
      <style:text-properties style:font-name-complex="Wingdings" style:font-family-complex="Wingdings"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Courier New" style:font-family-complex="'Courier New'" style:font-family-generic-complex="system" style:font-pitch-complex="variable"/>
    </style:style>
    <style:style style:name="ListLabel_20_607" style:display-name="ListLabel 607" style:family="text">
      <style:text-properties style:font-name-complex="Wingdings" style:font-family-complex="Wingdings"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Courier New" style:font-family-complex="'Courier New'" style:font-family-generic-complex="system" style:font-pitch-complex="variable"/>
    </style:style>
    <style:style style:name="ListLabel_20_610" style:display-name="ListLabel 610" style:family="text">
      <style:text-properties style:font-name-complex="Wingdings" style:font-family-complex="Wingdings" style:font-family-generic-complex="system" style:font-pitch-complex="variable"/>
    </style:style>
    <style:style style:name="ListLabel_20_611" style:display-name="ListLabel 611" style:family="text">
      <style:text-properties style:font-name-complex="Symbol" style:font-family-complex="Symbol" style:font-family-generic-complex="system" style:font-pitch-complex="variable"/>
    </style:style>
    <style:style style:name="ListLabel_20_612" style:display-name="ListLabel 612"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13" style:display-name="ListLabel 613" style:family="text">
      <style:text-properties style:font-name-complex="Wingdings" style:font-family-complex="Wingdings"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Courier New" style:font-family-complex="'Courier New'" style:font-family-generic-complex="system" style:font-pitch-complex="variable"/>
    </style:style>
    <style:style style:name="ListLabel_20_616" style:display-name="ListLabel 616" style:family="text">
      <style:text-properties style:font-name-complex="Wingdings" style:font-family-complex="Wingdings"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Courier New" style:font-family-complex="'Courier New'" style:font-family-generic-complex="system" style:font-pitch-complex="variable"/>
    </style:style>
    <style:style style:name="ListLabel_20_619" style:display-name="ListLabel 619" style:family="text">
      <style:text-properties style:font-name-complex="Wingdings" style:font-family-complex="Wingdings" style:font-family-generic-complex="system" style:font-pitch-complex="variable"/>
    </style:style>
    <style:style style:name="ListLabel_20_620" style:display-name="ListLabel 620" style:family="text">
      <style:text-properties style:font-name-complex="Symbol" style:font-family-complex="Symbol" style:font-family-generic-complex="system" style:font-pitch-complex="variable"/>
    </style:style>
    <style:style style:name="ListLabel_20_621" style:display-name="ListLabel 621"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22" style:display-name="ListLabel 622" style:family="text">
      <style:text-properties style:font-name-complex="Wingdings" style:font-family-complex="Wingdings"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Courier New" style:font-family-complex="'Courier New'" style:font-family-generic-complex="system" style:font-pitch-complex="variable"/>
    </style:style>
    <style:style style:name="ListLabel_20_625" style:display-name="ListLabel 625" style:family="text">
      <style:text-properties style:font-name-complex="Wingdings" style:font-family-complex="Wingdings"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Courier New" style:font-family-complex="'Courier New'" style:font-family-generic-complex="system" style:font-pitch-complex="variable"/>
    </style:style>
    <style:style style:name="ListLabel_20_628" style:display-name="ListLabel 628" style:family="text">
      <style:text-properties style:font-name-complex="Wingdings" style:font-family-complex="Wingdings" style:font-family-generic-complex="system" style:font-pitch-complex="variable"/>
    </style:style>
    <style:style style:name="ListLabel_20_629" style:display-name="ListLabel 629" style:family="text">
      <style:text-properties style:font-name-complex="Symbol" style:font-family-complex="Symbol" style:font-family-generic-complex="system" style:font-pitch-complex="variable"/>
    </style:style>
    <style:style style:name="ListLabel_20_630" style:display-name="ListLabel 630"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31" style:display-name="ListLabel 631" style:family="text">
      <style:text-properties style:font-name-complex="Wingdings" style:font-family-complex="Wingdings" style:font-family-generic-complex="system" style:font-pitch-complex="variable"/>
    </style:style>
    <style:style style:name="ListLabel_20_632" style:display-name="ListLabel 632" style:family="text">
      <style:text-properties style:font-name-complex="Symbol" style:font-family-complex="Symbol" style:font-family-generic-complex="system" style:font-pitch-complex="variable"/>
    </style:style>
    <style:style style:name="ListLabel_20_633" style:display-name="ListLabel 633" style:family="text">
      <style:text-properties style:font-name-complex="Courier New" style:font-family-complex="'Courier New'" style:font-family-generic-complex="system" style:font-pitch-complex="variable"/>
    </style:style>
    <style:style style:name="ListLabel_20_634" style:display-name="ListLabel 634" style:family="text">
      <style:text-properties style:font-name-complex="Wingdings" style:font-family-complex="Wingdings" style:font-family-generic-complex="system" style:font-pitch-complex="variable"/>
    </style:style>
    <style:style style:name="ListLabel_20_635" style:display-name="ListLabel 635" style:family="text">
      <style:text-properties style:font-name-complex="Symbol" style:font-family-complex="Symbol" style:font-family-generic-complex="system" style:font-pitch-complex="variable"/>
    </style:style>
    <style:style style:name="ListLabel_20_636" style:display-name="ListLabel 636" style:family="text">
      <style:text-properties style:font-name-complex="Courier New" style:font-family-complex="'Courier New'" style:font-family-generic-complex="system" style:font-pitch-complex="variable"/>
    </style:style>
    <style:style style:name="ListLabel_20_637" style:display-name="ListLabel 637" style:family="text">
      <style:text-properties style:font-name-complex="Wingdings" style:font-family-complex="Wingdings"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648" style:display-name="ListLabel 648" style:family="text">
      <style:text-properties style:font-name="Liberation Serif" fo:font-family="'Liberation Serif'" style:font-family-generic="swiss" fo:font-size="12pt" style:font-size-asian="12pt" style:font-name-complex="Wingdings" style:font-family-complex="Wingdings" style:font-family-generic-complex="system" style:font-pitch-complex="variable"/>
    </style:style>
    <style:style style:name="ListLabel_20_649" style:display-name="ListLabel 649" style:family="text">
      <style:text-properties style:font-name-complex="Wingdings" style:font-family-complex="Wingdings" style:font-family-generic-complex="system" style:font-pitch-complex="variable"/>
    </style:style>
    <style:style style:name="ListLabel_20_650" style:display-name="ListLabel 650" style:family="text">
      <style:text-properties style:font-name-complex="Symbol" style:font-family-complex="Symbol" style:font-family-generic-complex="system" style:font-pitch-complex="variable"/>
    </style:style>
    <style:style style:name="ListLabel_20_651" style:display-name="ListLabel 651" style:family="text">
      <style:text-properties style:font-name-complex="Courier New" style:font-family-complex="'Courier New'" style:font-family-generic-complex="system" style:font-pitch-complex="variable"/>
    </style:style>
    <style:style style:name="ListLabel_20_652" style:display-name="ListLabel 652" style:family="text">
      <style:text-properties style:font-name-complex="Wingdings" style:font-family-complex="Wingdings" style:font-family-generic-complex="system" style:font-pitch-complex="variable"/>
    </style:style>
    <style:style style:name="ListLabel_20_653" style:display-name="ListLabel 653" style:family="text">
      <style:text-properties style:font-name-complex="Symbol" style:font-family-complex="Symbol" style:font-family-generic-complex="system" style:font-pitch-complex="variable"/>
    </style:style>
    <style:style style:name="ListLabel_20_654" style:display-name="ListLabel 654" style:family="text">
      <style:text-properties style:font-name-complex="Courier New" style:font-family-complex="'Courier New'" style:font-family-generic-complex="system" style:font-pitch-complex="variable"/>
    </style:style>
    <style:style style:name="ListLabel_20_655" style:display-name="ListLabel 655" style:family="text">
      <style:text-properties style:font-name-complex="Wingdings" style:font-family-complex="Wingdings" style:font-family-generic-complex="system" style:font-pitch-complex="variable"/>
    </style:style>
    <style:style style:name="ListLabel_20_656" style:display-name="ListLabel 656" style:family="text">
      <style:text-properties style:font-name="Liberation Serif" fo:font-family="'Liberation Serif'" style:font-family-generic="swiss" fo:font-size="12pt" style:font-size-asian="12pt" style:font-name-complex="Wingdings" style:font-family-complex="Wingdings" style:font-family-generic-complex="system" style:font-pitch-complex="variable"/>
    </style:style>
    <style:style style:name="ListLabel_20_657" style:display-name="ListLabel 657" style:family="text">
      <style:text-properties style:font-name-complex="Courier New" style:font-family-complex="'Courier New'" style:font-family-generic-complex="system" style:font-pitch-complex="variable"/>
    </style:style>
    <style:style style:name="ListLabel_20_658" style:display-name="ListLabel 658" style:family="text">
      <style:text-properties style:font-name-complex="Wingdings" style:font-family-complex="Wingdings" style:font-family-generic-complex="system" style:font-pitch-complex="variable"/>
    </style:style>
    <style:style style:name="ListLabel_20_659" style:display-name="ListLabel 659" style:family="text">
      <style:text-properties style:font-name-complex="Symbol" style:font-family-complex="Symbol" style:font-family-generic-complex="system" style:font-pitch-complex="variable"/>
    </style:style>
    <style:style style:name="ListLabel_20_660" style:display-name="ListLabel 660" style:family="text">
      <style:text-properties style:font-name-complex="Courier New" style:font-family-complex="'Courier New'" style:font-family-generic-complex="system" style:font-pitch-complex="variable"/>
    </style:style>
    <style:style style:name="ListLabel_20_661" style:display-name="ListLabel 661" style:family="text">
      <style:text-properties style:font-name-complex="Wingdings" style:font-family-complex="Wingdings" style:font-family-generic-complex="system" style:font-pitch-complex="variable"/>
    </style:style>
    <style:style style:name="ListLabel_20_662" style:display-name="ListLabel 662" style:family="text">
      <style:text-properties style:font-name-complex="Symbol" style:font-family-complex="Symbol" style:font-family-generic-complex="system" style:font-pitch-complex="variable"/>
    </style:style>
    <style:style style:name="ListLabel_20_663" style:display-name="ListLabel 663" style:family="text">
      <style:text-properties style:font-name-complex="Courier New" style:font-family-complex="'Courier New'" style:font-family-generic-complex="system" style:font-pitch-complex="variable"/>
    </style:style>
    <style:style style:name="ListLabel_20_664" style:display-name="ListLabel 664" style:family="text">
      <style:text-properties style:font-name-complex="Wingdings" style:font-family-complex="Wingdings" style:font-family-generic-complex="system" style:font-pitch-complex="variable"/>
    </style:style>
    <style:style style:name="ListLabel_20_665" style:display-name="ListLabel 665"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66" style:display-name="ListLabel 666" style:family="text">
      <style:text-properties style:font-name-complex="Times New Roman1" style:font-family-complex="'Times New Roman'" style:font-family-generic-complex="system" style:font-pitch-complex="variable"/>
    </style:style>
    <style:style style:name="ListLabel_20_667" style:display-name="ListLabel 667" style:family="text">
      <style:text-properties style:font-name-complex="Wingdings" style:font-family-complex="Wingdings" style:font-family-generic-complex="system" style:font-pitch-complex="variable"/>
    </style:style>
    <style:style style:name="ListLabel_20_668" style:display-name="ListLabel 668" style:family="text">
      <style:text-properties style:font-name-complex="Symbol" style:font-family-complex="Symbol" style:font-family-generic-complex="system" style:font-pitch-complex="variable"/>
    </style:style>
    <style:style style:name="ListLabel_20_669" style:display-name="ListLabel 669" style:family="text">
      <style:text-properties style:font-name-complex="Courier New" style:font-family-complex="'Courier New'" style:font-family-generic-complex="system" style:font-pitch-complex="variable"/>
    </style:style>
    <style:style style:name="ListLabel_20_670" style:display-name="ListLabel 670" style:family="text">
      <style:text-properties style:font-name-complex="Wingdings" style:font-family-complex="Wingdings" style:font-family-generic-complex="system" style:font-pitch-complex="variable"/>
    </style:style>
    <style:style style:name="ListLabel_20_671" style:display-name="ListLabel 671" style:family="text">
      <style:text-properties style:font-name-complex="Symbol" style:font-family-complex="Symbol" style:font-family-generic-complex="system" style:font-pitch-complex="variable"/>
    </style:style>
    <style:style style:name="ListLabel_20_672" style:display-name="ListLabel 672" style:family="text">
      <style:text-properties style:font-name-complex="Courier New" style:font-family-complex="'Courier New'" style:font-family-generic-complex="system" style:font-pitch-complex="variable"/>
    </style:style>
    <style:style style:name="ListLabel_20_673" style:display-name="ListLabel 673" style:family="text">
      <style:text-properties style:font-name-complex="Wingdings" style:font-family-complex="Wingdings" style:font-family-generic-complex="system" style:font-pitch-complex="variable"/>
    </style:style>
    <style:style style:name="ListLabel_20_674" style:display-name="ListLabel 674" style:family="text">
      <style:text-properties style:font-name-complex="Symbol" style:font-family-complex="Symbol" style:font-family-generic-complex="system" style:font-pitch-complex="variable"/>
    </style:style>
    <style:style style:name="ListLabel_20_675" style:display-name="ListLabel 675"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76" style:display-name="ListLabel 676" style:family="text">
      <style:text-properties style:font-name-complex="Wingdings" style:font-family-complex="Wingdings" style:font-family-generic-complex="system" style:font-pitch-complex="variable"/>
    </style:style>
    <style:style style:name="ListLabel_20_677" style:display-name="ListLabel 677" style:family="text">
      <style:text-properties style:font-name-complex="Symbol" style:font-family-complex="Symbol" style:font-family-generic-complex="system" style:font-pitch-complex="variable"/>
    </style:style>
    <style:style style:name="ListLabel_20_678" style:display-name="ListLabel 678" style:family="text">
      <style:text-properties style:font-name-complex="Courier New" style:font-family-complex="'Courier New'" style:font-family-generic-complex="system" style:font-pitch-complex="variable"/>
    </style:style>
    <style:style style:name="ListLabel_20_679" style:display-name="ListLabel 679" style:family="text">
      <style:text-properties style:font-name-complex="Wingdings" style:font-family-complex="Wingdings" style:font-family-generic-complex="system" style:font-pitch-complex="variable"/>
    </style:style>
    <style:style style:name="ListLabel_20_680" style:display-name="ListLabel 680" style:family="text">
      <style:text-properties style:font-name-complex="Symbol" style:font-family-complex="Symbol" style:font-family-generic-complex="system" style:font-pitch-complex="variable"/>
    </style:style>
    <style:style style:name="ListLabel_20_681" style:display-name="ListLabel 681" style:family="text">
      <style:text-properties style:font-name-complex="Courier New" style:font-family-complex="'Courier New'" style:font-family-generic-complex="system" style:font-pitch-complex="variable"/>
    </style:style>
    <style:style style:name="ListLabel_20_682" style:display-name="ListLabel 682" style:family="text">
      <style:text-properties style:font-name-complex="Wingdings" style:font-family-complex="Wingdings" style:font-family-generic-complex="system" style:font-pitch-complex="variable"/>
    </style:style>
    <style:style style:name="ListLabel_20_683" style:display-name="ListLabel 683" style:family="text">
      <style:text-properties style:font-name-complex="Symbol" style:font-family-complex="Symbol" style:font-family-generic-complex="system" style:font-pitch-complex="variable"/>
    </style:style>
    <style:style style:name="ListLabel_20_684" style:display-name="ListLabel 684"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85" style:display-name="ListLabel 685" style:family="text">
      <style:text-properties style:font-name-complex="Wingdings" style:font-family-complex="Wingdings" style:font-family-generic-complex="system" style:font-pitch-complex="variable"/>
    </style:style>
    <style:style style:name="ListLabel_20_686" style:display-name="ListLabel 686" style:family="text">
      <style:text-properties style:font-name-complex="Symbol" style:font-family-complex="Symbol" style:font-family-generic-complex="system" style:font-pitch-complex="variable"/>
    </style:style>
    <style:style style:name="ListLabel_20_687" style:display-name="ListLabel 687" style:family="text">
      <style:text-properties style:font-name-complex="Courier New" style:font-family-complex="'Courier New'" style:font-family-generic-complex="system" style:font-pitch-complex="variable"/>
    </style:style>
    <style:style style:name="ListLabel_20_688" style:display-name="ListLabel 688" style:family="text">
      <style:text-properties style:font-name-complex="Wingdings" style:font-family-complex="Wingdings" style:font-family-generic-complex="system" style:font-pitch-complex="variable"/>
    </style:style>
    <style:style style:name="ListLabel_20_689" style:display-name="ListLabel 689" style:family="text">
      <style:text-properties style:font-name-complex="Symbol" style:font-family-complex="Symbol" style:font-family-generic-complex="system" style:font-pitch-complex="variable"/>
    </style:style>
    <style:style style:name="ListLabel_20_690" style:display-name="ListLabel 690" style:family="text">
      <style:text-properties style:font-name-complex="Courier New" style:font-family-complex="'Courier New'" style:font-family-generic-complex="system" style:font-pitch-complex="variable"/>
    </style:style>
    <style:style style:name="ListLabel_20_691" style:display-name="ListLabel 691" style:family="text">
      <style:text-properties style:font-name-complex="Wingdings" style:font-family-complex="Wingdings" style:font-family-generic-complex="system" style:font-pitch-complex="variable"/>
    </style:style>
    <style:style style:name="ListLabel_20_692" style:display-name="ListLabel 692" style:family="text">
      <style:text-properties style:font-name-complex="Symbol" style:font-family-complex="Symbol" style:font-family-generic-complex="system" style:font-pitch-complex="variable"/>
    </style:style>
    <style:style style:name="ListLabel_20_693" style:display-name="ListLabel 693"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694" style:display-name="ListLabel 694" style:family="text">
      <style:text-properties style:font-name-complex="Wingdings" style:font-family-complex="Wingdings" style:font-family-generic-complex="system" style:font-pitch-complex="variable"/>
    </style:style>
    <style:style style:name="ListLabel_20_695" style:display-name="ListLabel 695" style:family="text">
      <style:text-properties style:font-name-complex="Symbol" style:font-family-complex="Symbol" style:font-family-generic-complex="system" style:font-pitch-complex="variable"/>
    </style:style>
    <style:style style:name="ListLabel_20_696" style:display-name="ListLabel 696" style:family="text">
      <style:text-properties style:font-name-complex="Courier New" style:font-family-complex="'Courier New'" style:font-family-generic-complex="system" style:font-pitch-complex="variable"/>
    </style:style>
    <style:style style:name="ListLabel_20_697" style:display-name="ListLabel 697" style:family="text">
      <style:text-properties style:font-name-complex="Wingdings" style:font-family-complex="Wingdings" style:font-family-generic-complex="system" style:font-pitch-complex="variable"/>
    </style:style>
    <style:style style:name="ListLabel_20_698" style:display-name="ListLabel 698" style:family="text">
      <style:text-properties style:font-name-complex="Symbol" style:font-family-complex="Symbol" style:font-family-generic-complex="system" style:font-pitch-complex="variable"/>
    </style:style>
    <style:style style:name="ListLabel_20_699" style:display-name="ListLabel 699" style:family="text">
      <style:text-properties style:font-name-complex="Courier New" style:font-family-complex="'Courier New'" style:font-family-generic-complex="system" style:font-pitch-complex="variable"/>
    </style:style>
    <style:style style:name="ListLabel_20_700" style:display-name="ListLabel 700" style:family="text">
      <style:text-properties style:font-name-complex="Wingdings" style:font-family-complex="Wingdings" style:font-family-generic-complex="system" style:font-pitch-complex="variable"/>
    </style:style>
    <style:style style:name="ListLabel_20_701" style:display-name="ListLabel 701" style:family="text">
      <style:text-properties style:font-name-complex="Symbol" style:font-family-complex="Symbol" style:font-family-generic-complex="system" style:font-pitch-complex="variable"/>
    </style:style>
    <style:style style:name="ListLabel_20_702" style:display-name="ListLabel 702"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03" style:display-name="ListLabel 703" style:family="text">
      <style:text-properties style:font-name-complex="Wingdings" style:font-family-complex="Wingdings" style:font-family-generic-complex="system" style:font-pitch-complex="variable"/>
    </style:style>
    <style:style style:name="ListLabel_20_704" style:display-name="ListLabel 704" style:family="text">
      <style:text-properties style:font-name-complex="Symbol" style:font-family-complex="Symbol" style:font-family-generic-complex="system" style:font-pitch-complex="variable"/>
    </style:style>
    <style:style style:name="ListLabel_20_705" style:display-name="ListLabel 705" style:family="text">
      <style:text-properties style:font-name-complex="Courier New" style:font-family-complex="'Courier New'" style:font-family-generic-complex="system" style:font-pitch-complex="variable"/>
    </style:style>
    <style:style style:name="ListLabel_20_706" style:display-name="ListLabel 706" style:family="text">
      <style:text-properties style:font-name-complex="Wingdings" style:font-family-complex="Wingdings" style:font-family-generic-complex="system" style:font-pitch-complex="variable"/>
    </style:style>
    <style:style style:name="ListLabel_20_707" style:display-name="ListLabel 707" style:family="text">
      <style:text-properties style:font-name-complex="Symbol" style:font-family-complex="Symbol" style:font-family-generic-complex="system" style:font-pitch-complex="variable"/>
    </style:style>
    <style:style style:name="ListLabel_20_708" style:display-name="ListLabel 708" style:family="text">
      <style:text-properties style:font-name-complex="Courier New" style:font-family-complex="'Courier New'" style:font-family-generic-complex="system" style:font-pitch-complex="variable"/>
    </style:style>
    <style:style style:name="ListLabel_20_709" style:display-name="ListLabel 709" style:family="text">
      <style:text-properties style:font-name-complex="Wingdings" style:font-family-complex="Wingdings" style:font-family-generic-complex="system" style:font-pitch-complex="variable"/>
    </style:style>
    <style:style style:name="ListLabel_20_710" style:display-name="ListLabel 710" style:family="text">
      <style:text-properties style:font-name-complex="Symbol" style:font-family-complex="Symbol" style:font-family-generic-complex="system" style:font-pitch-complex="variable"/>
    </style:style>
    <style:style style:name="ListLabel_20_711" style:display-name="ListLabel 711" style:family="text">
      <style:text-properties style:font-name="Times New Roman" fo:font-family="'Times New Roman'" style:font-family-generic="swiss" style:font-name-complex="Symbol" style:font-family-complex="Symbol" style:font-family-generic-complex="system" style:font-pitch-complex="variable"/>
    </style:style>
    <style:style style:name="ListLabel_20_712" style:display-name="ListLabel 712" style:family="text">
      <style:text-properties style:font-name-complex="Wingdings" style:font-family-complex="Wingdings" style:font-family-generic-complex="system" style:font-pitch-complex="variable"/>
    </style:style>
    <style:style style:name="ListLabel_20_713" style:display-name="ListLabel 713" style:family="text">
      <style:text-properties style:font-name-complex="Symbol" style:font-family-complex="Symbol" style:font-family-generic-complex="system" style:font-pitch-complex="variable"/>
    </style:style>
    <style:style style:name="ListLabel_20_714" style:display-name="ListLabel 714" style:family="text">
      <style:text-properties style:font-name-complex="Courier New" style:font-family-complex="'Courier New'" style:font-family-generic-complex="system" style:font-pitch-complex="variable"/>
    </style:style>
    <style:style style:name="ListLabel_20_715" style:display-name="ListLabel 715" style:family="text">
      <style:text-properties style:font-name-complex="Wingdings" style:font-family-complex="Wingdings" style:font-family-generic-complex="system" style:font-pitch-complex="variable"/>
    </style:style>
    <style:style style:name="ListLabel_20_716" style:display-name="ListLabel 716" style:family="text">
      <style:text-properties style:font-name-complex="Symbol" style:font-family-complex="Symbol" style:font-family-generic-complex="system" style:font-pitch-complex="variable"/>
    </style:style>
    <style:style style:name="ListLabel_20_717" style:display-name="ListLabel 717" style:family="text">
      <style:text-properties style:font-name-complex="Courier New" style:font-family-complex="'Courier New'" style:font-family-generic-complex="system" style:font-pitch-complex="variable"/>
    </style:style>
    <style:style style:name="ListLabel_20_718" style:display-name="ListLabel 718" style:family="text">
      <style:text-properties style:font-name-complex="Wingdings" style:font-family-complex="Wingdings" style:font-family-generic-complex="system" style:font-pitch-complex="variable"/>
    </style:style>
    <style:style style:name="ListLabel_20_719" style:display-name="ListLabel 719"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20" style:display-name="ListLabel 720"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21" style:display-name="ListLabel 721" style:family="text">
      <style:text-properties style:font-name-complex="Wingdings" style:font-family-complex="Wingdings" style:font-family-generic-complex="system" style:font-pitch-complex="variable"/>
    </style:style>
    <style:style style:name="ListLabel_20_722" style:display-name="ListLabel 722" style:family="text">
      <style:text-properties style:font-name-complex="Symbol" style:font-family-complex="Symbol" style:font-family-generic-complex="system" style:font-pitch-complex="variable"/>
    </style:style>
    <style:style style:name="ListLabel_20_723" style:display-name="ListLabel 723" style:family="text">
      <style:text-properties style:font-name-complex="Courier New" style:font-family-complex="'Courier New'" style:font-family-generic-complex="system" style:font-pitch-complex="variable"/>
    </style:style>
    <style:style style:name="ListLabel_20_724" style:display-name="ListLabel 724" style:family="text">
      <style:text-properties style:font-name-complex="Wingdings" style:font-family-complex="Wingdings" style:font-family-generic-complex="system" style:font-pitch-complex="variable"/>
    </style:style>
    <style:style style:name="ListLabel_20_725" style:display-name="ListLabel 725" style:family="text">
      <style:text-properties style:font-name-complex="Symbol" style:font-family-complex="Symbol" style:font-family-generic-complex="system" style:font-pitch-complex="variable"/>
    </style:style>
    <style:style style:name="ListLabel_20_726" style:display-name="ListLabel 726" style:family="text">
      <style:text-properties style:font-name-complex="Courier New" style:font-family-complex="'Courier New'" style:font-family-generic-complex="system" style:font-pitch-complex="variable"/>
    </style:style>
    <style:style style:name="ListLabel_20_727" style:display-name="ListLabel 727" style:family="text">
      <style:text-properties style:font-name-complex="Wingdings" style:font-family-complex="Wingdings" style:font-family-generic-complex="system" style:font-pitch-complex="variable"/>
    </style:style>
    <style:style style:name="ListLabel_20_728" style:display-name="ListLabel 728" style:family="text">
      <style:text-properties style:font-name-complex="Symbol" style:font-family-complex="Symbol" style:font-family-generic-complex="system" style:font-pitch-complex="variable"/>
    </style:style>
    <style:style style:name="ListLabel_20_729" style:display-name="ListLabel 729"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30" style:display-name="ListLabel 730" style:family="text">
      <style:text-properties style:font-name-complex="Wingdings" style:font-family-complex="Wingdings"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Courier New" style:font-family-complex="'Courier New'" style:font-family-generic-complex="system" style:font-pitch-complex="variable"/>
    </style:style>
    <style:style style:name="ListLabel_20_733" style:display-name="ListLabel 733" style:family="text">
      <style:text-properties style:font-name-complex="Wingdings" style:font-family-complex="Wingdings"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Courier New" style:font-family-complex="'Courier New'" style:font-family-generic-complex="system" style:font-pitch-complex="variable"/>
    </style:style>
    <style:style style:name="ListLabel_20_736" style:display-name="ListLabel 736" style:family="text">
      <style:text-properties style:font-name-complex="Wingdings" style:font-family-complex="Wingdings" style:font-family-generic-complex="system" style:font-pitch-complex="variable"/>
    </style:style>
    <style:style style:name="ListLabel_20_737" style:display-name="ListLabel 737" style:family="text">
      <style:text-properties style:font-name-complex="Symbol" style:font-family-complex="Symbol" style:font-family-generic-complex="system" style:font-pitch-complex="variable"/>
    </style:style>
    <style:style style:name="ListLabel_20_738" style:display-name="ListLabel 738"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39" style:display-name="ListLabel 739" style:family="text">
      <style:text-properties style:font-name-complex="Wingdings" style:font-family-complex="Wingdings"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Courier New" style:font-family-complex="'Courier New'" style:font-family-generic-complex="system" style:font-pitch-complex="variable"/>
    </style:style>
    <style:style style:name="ListLabel_20_742" style:display-name="ListLabel 742" style:family="text">
      <style:text-properties style:font-name-complex="Wingdings" style:font-family-complex="Wingdings"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Courier New" style:font-family-complex="'Courier New'" style:font-family-generic-complex="system" style:font-pitch-complex="variable"/>
    </style:style>
    <style:style style:name="ListLabel_20_745" style:display-name="ListLabel 745" style:family="text">
      <style:text-properties style:font-name-complex="Wingdings" style:font-family-complex="Wingdings" style:font-family-generic-complex="system" style:font-pitch-complex="variable"/>
    </style:style>
    <style:style style:name="ListLabel_20_746" style:display-name="ListLabel 746" style:family="text">
      <style:text-properties style:font-name-complex="Symbol" style:font-family-complex="Symbol" style:font-family-generic-complex="system" style:font-pitch-complex="variable"/>
    </style:style>
    <style:style style:name="ListLabel_20_747" style:display-name="ListLabel 747"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48" style:display-name="ListLabel 748" style:family="text">
      <style:text-properties style:font-name-complex="Wingdings" style:font-family-complex="Wingdings"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Courier New" style:font-family-complex="'Courier New'" style:font-family-generic-complex="system" style:font-pitch-complex="variable"/>
    </style:style>
    <style:style style:name="ListLabel_20_751" style:display-name="ListLabel 751" style:family="text">
      <style:text-properties style:font-name-complex="Wingdings" style:font-family-complex="Wingdings"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Courier New" style:font-family-complex="'Courier New'" style:font-family-generic-complex="system" style:font-pitch-complex="variable"/>
    </style:style>
    <style:style style:name="ListLabel_20_754" style:display-name="ListLabel 754" style:family="text">
      <style:text-properties style:font-name-complex="Wingdings" style:font-family-complex="Wingdings" style:font-family-generic-complex="system" style:font-pitch-complex="variable"/>
    </style:style>
    <style:style style:name="ListLabel_20_755" style:display-name="ListLabel 755" style:family="tex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style>
    <style:style style:name="ListLabel_20_756" style:display-name="ListLabel 756" style:family="text">
      <style:text-properties style:font-name-complex="Courier New" style:font-family-complex="'Courier New'" style:font-family-generic-complex="system" style:font-pitch-complex="variable"/>
    </style:style>
    <style:style style:name="ListLabel_20_757" style:display-name="ListLabel 757" style:family="text">
      <style:text-properties style:font-name-complex="Wingdings" style:font-family-complex="Wingdings" style:font-family-generic-complex="system" style:font-pitch-complex="variable"/>
    </style:style>
    <style:style style:name="ListLabel_20_758" style:display-name="ListLabel 758" style:family="text">
      <style:text-properties style:font-name-complex="Symbol" style:font-family-complex="Symbol" style:font-family-generic-complex="system" style:font-pitch-complex="variable"/>
    </style:style>
    <style:style style:name="ListLabel_20_759" style:display-name="ListLabel 759" style:family="text">
      <style:text-properties style:font-name-complex="Courier New" style:font-family-complex="'Courier New'" style:font-family-generic-complex="system" style:font-pitch-complex="variable"/>
    </style:style>
    <style:style style:name="ListLabel_20_760" style:display-name="ListLabel 760" style:family="text">
      <style:text-properties style:font-name-complex="Wingdings" style:font-family-complex="Wingdings" style:font-family-generic-complex="system" style:font-pitch-complex="variable"/>
    </style:style>
    <style:style style:name="ListLabel_20_761" style:display-name="ListLabel 761" style:family="text">
      <style:text-properties style:font-name-complex="Symbol" style:font-family-complex="Symbol" style:font-family-generic-complex="system" style:font-pitch-complex="variable"/>
    </style:style>
    <style:style style:name="ListLabel_20_762" style:display-name="ListLabel 762" style:family="text">
      <style:text-properties style:font-name-complex="Courier New" style:font-family-complex="'Courier New'" style:font-family-generic-complex="system" style:font-pitch-complex="variable"/>
    </style:style>
    <style:style style:name="ListLabel_20_763" style:display-name="ListLabel 763" style:family="text">
      <style:text-properties style:font-name-complex="Wingdings" style:font-family-complex="Wingdings" style:font-family-generic-complex="system" style:font-pitch-complex="variable"/>
    </style:style>
    <style:style style:name="ListLabel_20_764" style:display-name="ListLabel 764" style:family="text">
      <style:text-properties style:font-name-complex="Symbol" style:font-family-complex="Symbol" style:font-family-generic-complex="system" style:font-pitch-complex="variable"/>
    </style:style>
    <style:style style:name="ListLabel_20_765" style:display-name="ListLabel 765"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66" style:display-name="ListLabel 766" style:family="text">
      <style:text-properties style:font-name-complex="Wingdings" style:font-family-complex="Wingdings" style:font-family-generic-complex="system" style:font-pitch-complex="variable"/>
    </style:style>
    <style:style style:name="ListLabel_20_767" style:display-name="ListLabel 767" style:family="text">
      <style:text-properties style:font-name-complex="Symbol" style:font-family-complex="Symbol" style:font-family-generic-complex="system" style:font-pitch-complex="variable"/>
    </style:style>
    <style:style style:name="ListLabel_20_768" style:display-name="ListLabel 768" style:family="text">
      <style:text-properties style:font-name-complex="Courier New" style:font-family-complex="'Courier New'" style:font-family-generic-complex="system" style:font-pitch-complex="variable"/>
    </style:style>
    <style:style style:name="ListLabel_20_769" style:display-name="ListLabel 769" style:family="text">
      <style:text-properties style:font-name-complex="Wingdings" style:font-family-complex="Wingdings" style:font-family-generic-complex="system" style:font-pitch-complex="variable"/>
    </style:style>
    <style:style style:name="ListLabel_20_770" style:display-name="ListLabel 770" style:family="text">
      <style:text-properties style:font-name-complex="Symbol" style:font-family-complex="Symbol" style:font-family-generic-complex="system" style:font-pitch-complex="variable"/>
    </style:style>
    <style:style style:name="ListLabel_20_771" style:display-name="ListLabel 771" style:family="text">
      <style:text-properties style:font-name-complex="Courier New" style:font-family-complex="'Courier New'" style:font-family-generic-complex="system" style:font-pitch-complex="variable"/>
    </style:style>
    <style:style style:name="ListLabel_20_772" style:display-name="ListLabel 772" style:family="text">
      <style:text-properties style:font-name-complex="Wingdings" style:font-family-complex="Wingdings" style:font-family-generic-complex="system" style:font-pitch-complex="variable"/>
    </style:style>
    <style:style style:name="ListLabel_20_773" style:display-name="ListLabel 773" style:family="text">
      <style:text-properties style:font-name-complex="Symbol" style:font-family-complex="Symbol" style:font-family-generic-complex="system" style:font-pitch-complex="variable"/>
    </style:style>
    <style:style style:name="ListLabel_20_774" style:display-name="ListLabel 774"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75" style:display-name="ListLabel 775" style:family="text">
      <style:text-properties style:font-name-complex="Wingdings" style:font-family-complex="Wingdings" style:font-family-generic-complex="system" style:font-pitch-complex="variable"/>
    </style:style>
    <style:style style:name="ListLabel_20_776" style:display-name="ListLabel 776" style:family="text">
      <style:text-properties style:font-name-complex="Symbol" style:font-family-complex="Symbol" style:font-family-generic-complex="system" style:font-pitch-complex="variable"/>
    </style:style>
    <style:style style:name="ListLabel_20_777" style:display-name="ListLabel 777" style:family="text">
      <style:text-properties style:font-name-complex="Courier New" style:font-family-complex="'Courier New'" style:font-family-generic-complex="system" style:font-pitch-complex="variable"/>
    </style:style>
    <style:style style:name="ListLabel_20_778" style:display-name="ListLabel 778" style:family="text">
      <style:text-properties style:font-name-complex="Wingdings" style:font-family-complex="Wingdings" style:font-family-generic-complex="system" style:font-pitch-complex="variable"/>
    </style:style>
    <style:style style:name="ListLabel_20_779" style:display-name="ListLabel 779" style:family="text">
      <style:text-properties style:font-name-complex="Symbol" style:font-family-complex="Symbol" style:font-family-generic-complex="system" style:font-pitch-complex="variable"/>
    </style:style>
    <style:style style:name="ListLabel_20_780" style:display-name="ListLabel 780" style:family="text">
      <style:text-properties style:font-name-complex="Courier New" style:font-family-complex="'Courier New'" style:font-family-generic-complex="system" style:font-pitch-complex="variable"/>
    </style:style>
    <style:style style:name="ListLabel_20_781" style:display-name="ListLabel 781" style:family="text">
      <style:text-properties style:font-name-complex="Wingdings" style:font-family-complex="Wingdings" style:font-family-generic-complex="system" style:font-pitch-complex="variable"/>
    </style:style>
    <style:style style:name="ListLabel_20_782" style:display-name="ListLabel 782" style:family="text">
      <style:text-properties style:font-name-complex="Symbol" style:font-family-complex="Symbol" style:font-family-generic-complex="system" style:font-pitch-complex="variable"/>
    </style:style>
    <style:style style:name="ListLabel_20_783" style:display-name="ListLabel 783"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84" style:display-name="ListLabel 784" style:family="text">
      <style:text-properties style:font-name-complex="Wingdings" style:font-family-complex="Wingdings" style:font-family-generic-complex="system" style:font-pitch-complex="variable"/>
    </style:style>
    <style:style style:name="ListLabel_20_785" style:display-name="ListLabel 785" style:family="text">
      <style:text-properties style:font-name-complex="Symbol" style:font-family-complex="Symbol" style:font-family-generic-complex="system" style:font-pitch-complex="variable"/>
    </style:style>
    <style:style style:name="ListLabel_20_786" style:display-name="ListLabel 786" style:family="text">
      <style:text-properties style:font-name-complex="Courier New" style:font-family-complex="'Courier New'" style:font-family-generic-complex="system" style:font-pitch-complex="variable"/>
    </style:style>
    <style:style style:name="ListLabel_20_787" style:display-name="ListLabel 787" style:family="text">
      <style:text-properties style:font-name-complex="Wingdings" style:font-family-complex="Wingdings" style:font-family-generic-complex="system" style:font-pitch-complex="variable"/>
    </style:style>
    <style:style style:name="ListLabel_20_788" style:display-name="ListLabel 788" style:family="text">
      <style:text-properties style:font-name-complex="Symbol" style:font-family-complex="Symbol" style:font-family-generic-complex="system" style:font-pitch-complex="variable"/>
    </style:style>
    <style:style style:name="ListLabel_20_789" style:display-name="ListLabel 789" style:family="text">
      <style:text-properties style:font-name-complex="Courier New" style:font-family-complex="'Courier New'" style:font-family-generic-complex="system" style:font-pitch-complex="variable"/>
    </style:style>
    <style:style style:name="ListLabel_20_790" style:display-name="ListLabel 790" style:family="text">
      <style:text-properties style:font-name-complex="Wingdings" style:font-family-complex="Wingdings" style:font-family-generic-complex="system" style:font-pitch-complex="variable"/>
    </style:style>
    <style:style style:name="ListLabel_20_791" style:display-name="ListLabel 791" style:family="text">
      <style:text-properties style:font-name-complex="Symbol" style:font-family-complex="Symbol" style:font-family-generic-complex="system" style:font-pitch-complex="variable"/>
    </style:style>
    <style:style style:name="ListLabel_20_792" style:display-name="ListLabel 792"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793" style:display-name="ListLabel 793" style:family="text">
      <style:text-properties style:font-name-complex="Wingdings" style:font-family-complex="Wingdings" style:font-family-generic-complex="system" style:font-pitch-complex="variable"/>
    </style:style>
    <style:style style:name="ListLabel_20_794" style:display-name="ListLabel 794" style:family="text">
      <style:text-properties style:font-name-complex="Symbol" style:font-family-complex="Symbol" style:font-family-generic-complex="system" style:font-pitch-complex="variable"/>
    </style:style>
    <style:style style:name="ListLabel_20_795" style:display-name="ListLabel 795" style:family="text">
      <style:text-properties style:font-name-complex="Courier New" style:font-family-complex="'Courier New'" style:font-family-generic-complex="system" style:font-pitch-complex="variable"/>
    </style:style>
    <style:style style:name="ListLabel_20_796" style:display-name="ListLabel 796" style:family="text">
      <style:text-properties style:font-name-complex="Wingdings" style:font-family-complex="Wingdings" style:font-family-generic-complex="system" style:font-pitch-complex="variable"/>
    </style:style>
    <style:style style:name="ListLabel_20_797" style:display-name="ListLabel 797" style:family="text">
      <style:text-properties style:font-name-complex="Symbol" style:font-family-complex="Symbol" style:font-family-generic-complex="system" style:font-pitch-complex="variable"/>
    </style:style>
    <style:style style:name="ListLabel_20_798" style:display-name="ListLabel 798" style:family="text">
      <style:text-properties style:font-name-complex="Courier New" style:font-family-complex="'Courier New'" style:font-family-generic-complex="system" style:font-pitch-complex="variable"/>
    </style:style>
    <style:style style:name="ListLabel_20_799" style:display-name="ListLabel 799" style:family="text">
      <style:text-properties style:font-name-complex="Wingdings" style:font-family-complex="Wingdings" style:font-family-generic-complex="system" style:font-pitch-complex="variable"/>
    </style:style>
    <style:style style:name="ListLabel_20_800" style:display-name="ListLabel 800"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801" style:display-name="ListLabel 801" style:family="text">
      <style:text-properties style:font-name-complex="Courier New" style:font-family-complex="'Courier New'" style:font-family-generic-complex="system" style:font-pitch-complex="variable"/>
    </style:style>
    <style:style style:name="ListLabel_20_802" style:display-name="ListLabel 802" style:family="text">
      <style:text-properties style:font-name-complex="Wingdings" style:font-family-complex="Wingdings" style:font-family-generic-complex="system" style:font-pitch-complex="variable"/>
    </style:style>
    <style:style style:name="ListLabel_20_803" style:display-name="ListLabel 803" style:family="text">
      <style:text-properties style:font-name-complex="Symbol" style:font-family-complex="Symbol" style:font-family-generic-complex="system" style:font-pitch-complex="variable"/>
    </style:style>
    <style:style style:name="ListLabel_20_804" style:display-name="ListLabel 804" style:family="text">
      <style:text-properties style:font-name-complex="Courier New" style:font-family-complex="'Courier New'" style:font-family-generic-complex="system" style:font-pitch-complex="variable"/>
    </style:style>
    <style:style style:name="ListLabel_20_805" style:display-name="ListLabel 805" style:family="text">
      <style:text-properties style:font-name-complex="Wingdings" style:font-family-complex="Wingdings" style:font-family-generic-complex="system" style:font-pitch-complex="variable"/>
    </style:style>
    <style:style style:name="ListLabel_20_806" style:display-name="ListLabel 806" style:family="text">
      <style:text-properties style:font-name-complex="Symbol" style:font-family-complex="Symbol" style:font-family-generic-complex="system" style:font-pitch-complex="variable"/>
    </style:style>
    <style:style style:name="ListLabel_20_807" style:display-name="ListLabel 807" style:family="text">
      <style:text-properties style:font-name-complex="Courier New" style:font-family-complex="'Courier New'" style:font-family-generic-complex="system" style:font-pitch-complex="variable"/>
    </style:style>
    <style:style style:name="ListLabel_20_808" style:display-name="ListLabel 808" style:family="text">
      <style:text-properties style:font-name-complex="Wingdings" style:font-family-complex="Wingdings" style:font-family-generic-complex="system" style:font-pitch-complex="variable"/>
    </style:style>
    <style:style style:name="ListLabel_20_809" style:display-name="ListLabel 809" style:family="text">
      <style:text-properties style:font-name-complex="Symbol" style:font-family-complex="Symbol" style:font-family-generic-complex="system" style:font-pitch-complex="variable"/>
    </style:style>
    <style:style style:name="ListLabel_20_810" style:display-name="ListLabel 810"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811" style:display-name="ListLabel 811" style:family="text">
      <style:text-properties style:font-name-complex="Wingdings" style:font-family-complex="Wingdings" style:font-family-generic-complex="system" style:font-pitch-complex="variable"/>
    </style:style>
    <style:style style:name="ListLabel_20_812" style:display-name="ListLabel 812" style:family="text">
      <style:text-properties style:font-name-complex="Symbol" style:font-family-complex="Symbol" style:font-family-generic-complex="system" style:font-pitch-complex="variable"/>
    </style:style>
    <style:style style:name="ListLabel_20_813" style:display-name="ListLabel 813" style:family="text">
      <style:text-properties style:font-name-complex="Courier New" style:font-family-complex="'Courier New'" style:font-family-generic-complex="system" style:font-pitch-complex="variable"/>
    </style:style>
    <style:style style:name="ListLabel_20_814" style:display-name="ListLabel 814" style:family="text">
      <style:text-properties style:font-name-complex="Wingdings" style:font-family-complex="Wingdings" style:font-family-generic-complex="system" style:font-pitch-complex="variable"/>
    </style:style>
    <style:style style:name="ListLabel_20_815" style:display-name="ListLabel 815" style:family="text">
      <style:text-properties style:font-name-complex="Symbol" style:font-family-complex="Symbol" style:font-family-generic-complex="system" style:font-pitch-complex="variable"/>
    </style:style>
    <style:style style:name="ListLabel_20_816" style:display-name="ListLabel 816" style:family="text">
      <style:text-properties style:font-name-complex="Courier New" style:font-family-complex="'Courier New'" style:font-family-generic-complex="system" style:font-pitch-complex="variable"/>
    </style:style>
    <style:style style:name="ListLabel_20_817" style:display-name="ListLabel 817" style:family="text">
      <style:text-properties style:font-name-complex="Wingdings" style:font-family-complex="Wingdings" style:font-family-generic-complex="system" style:font-pitch-complex="variable"/>
    </style:style>
    <style:style style:name="ListLabel_20_818" style:display-name="ListLabel 818" style:family="text">
      <style:text-properties style:font-name-complex="Symbol" style:font-family-complex="Symbol" style:font-family-generic-complex="system" style:font-pitch-complex="variable"/>
    </style:style>
    <style:style style:name="ListLabel_20_819" style:display-name="ListLabel 819"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820" style:display-name="ListLabel 820" style:family="text">
      <style:text-properties style:font-name-complex="Wingdings" style:font-family-complex="Wingdings" style:font-family-generic-complex="system" style:font-pitch-complex="variable"/>
    </style:style>
    <style:style style:name="ListLabel_20_821" style:display-name="ListLabel 821" style:family="text">
      <style:text-properties style:font-name-complex="Symbol" style:font-family-complex="Symbol" style:font-family-generic-complex="system" style:font-pitch-complex="variable"/>
    </style:style>
    <style:style style:name="ListLabel_20_822" style:display-name="ListLabel 822" style:family="text">
      <style:text-properties style:font-name-complex="Courier New" style:font-family-complex="'Courier New'" style:font-family-generic-complex="system" style:font-pitch-complex="variable"/>
    </style:style>
    <style:style style:name="ListLabel_20_823" style:display-name="ListLabel 823" style:family="text">
      <style:text-properties style:font-name-complex="Wingdings" style:font-family-complex="Wingdings" style:font-family-generic-complex="system" style:font-pitch-complex="variable"/>
    </style:style>
    <style:style style:name="ListLabel_20_824" style:display-name="ListLabel 824" style:family="text">
      <style:text-properties style:font-name-complex="Symbol" style:font-family-complex="Symbol" style:font-family-generic-complex="system" style:font-pitch-complex="variable"/>
    </style:style>
    <style:style style:name="ListLabel_20_825" style:display-name="ListLabel 825" style:family="text">
      <style:text-properties style:font-name-complex="Courier New" style:font-family-complex="'Courier New'" style:font-family-generic-complex="system" style:font-pitch-complex="variable"/>
    </style:style>
    <style:style style:name="ListLabel_20_826" style:display-name="ListLabel 826" style:family="text">
      <style:text-properties style:font-name-complex="Wingdings" style:font-family-complex="Wingdings" style:font-family-generic-complex="system" style:font-pitch-complex="variable"/>
    </style:style>
    <style:style style:name="ListLabel_20_827" style:display-name="ListLabel 827" style:family="text">
      <style:text-properties style:font-name-complex="Symbol" style:font-family-complex="Symbol" style:font-family-generic-complex="system" style:font-pitch-complex="variable"/>
    </style:style>
    <style:style style:name="ListLabel_20_828" style:display-name="ListLabel 828" style:family="text">
      <style:text-properties style:font-name="Times New Roman" fo:font-family="'Times New Roman'" style:font-family-generic="swiss" fo:font-size="12pt" style:font-size-asian="12pt" style:font-name-complex="Symbol" style:font-family-complex="Symbol" style:font-family-generic-complex="system" style:font-pitch-complex="variable"/>
    </style:style>
    <style:style style:name="ListLabel_20_829" style:display-name="ListLabel 829" style:family="text">
      <style:text-properties style:font-name-complex="Wingdings" style:font-family-complex="Wingdings" style:font-family-generic-complex="system" style:font-pitch-complex="variable"/>
    </style:style>
    <style:style style:name="ListLabel_20_830" style:display-name="ListLabel 830" style:family="text">
      <style:text-properties style:font-name-complex="Symbol" style:font-family-complex="Symbol" style:font-family-generic-complex="system" style:font-pitch-complex="variable"/>
    </style:style>
    <style:style style:name="ListLabel_20_831" style:display-name="ListLabel 831" style:family="text">
      <style:text-properties style:font-name-complex="Courier New" style:font-family-complex="'Courier New'" style:font-family-generic-complex="system" style:font-pitch-complex="variable"/>
    </style:style>
    <style:style style:name="ListLabel_20_832" style:display-name="ListLabel 832" style:family="text">
      <style:text-properties style:font-name-complex="Wingdings" style:font-family-complex="Wingdings" style:font-family-generic-complex="system" style:font-pitch-complex="variable"/>
    </style:style>
    <style:style style:name="ListLabel_20_833" style:display-name="ListLabel 833" style:family="text">
      <style:text-properties style:font-name-complex="Symbol" style:font-family-complex="Symbol" style:font-family-generic-complex="system" style:font-pitch-complex="variable"/>
    </style:style>
    <style:style style:name="ListLabel_20_834" style:display-name="ListLabel 834" style:family="text">
      <style:text-properties style:font-name-complex="Courier New" style:font-family-complex="'Courier New'" style:font-family-generic-complex="system" style:font-pitch-complex="variable"/>
    </style:style>
    <style:style style:name="ListLabel_20_835" style:display-name="ListLabel 835" style:family="text">
      <style:text-properties style:font-name-complex="Wingdings" style:font-family-complex="Wingdings"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47" style:num-suffix="" text:bullet-char="">
        <style:list-level-properties text:list-level-position-and-space-mode="label-alignment">
          <style:list-level-label-alignment text:label-followed-by="listtab" fo:text-indent="-0.4898in" fo:margin-left="0.7398in"/>
        </style:list-level-properties>
        <style:text-properties fo:font-family="Symbol" style:font-charset="x-symbol"/>
      </text:list-level-style-bullet>
      <text:list-level-style-bullet text:level="2" text:style-name="ListLabel_20_648"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3" text:style-name="ListLabel_20_64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5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5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5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5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5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56" style:num-suffix="" text:bullet-char="">
        <style:list-level-properties text:list-level-position-and-space-mode="label-alignment">
          <style:list-level-label-alignment text:label-followed-by="listtab" fo:text-indent="-0.25in" fo:margin-left="0.5457in"/>
        </style:list-level-properties>
        <style:text-properties fo:font-family="Symbol" style:font-charset="x-symbol"/>
      </text:list-level-style-bullet>
      <text:list-level-style-bullet text:level="2" text:style-name="ListLabel_20_657" style:num-suffix="o" text:bullet-char="o">
        <style:list-level-properties text:list-level-position-and-space-mode="label-alignment">
          <style:list-level-label-alignment text:label-followed-by="listtab" fo:text-indent="-0.25in" fo:margin-left="1.0457in"/>
        </style:list-level-properties>
        <style:text-properties fo:font-family="'Courier New'"/>
      </text:list-level-style-bullet>
      <text:list-level-style-bullet text:level="3" text:style-name="ListLabel_20_658" style:num-suffix="" text:bullet-char="">
        <style:list-level-properties text:list-level-position-and-space-mode="label-alignment">
          <style:list-level-label-alignment text:label-followed-by="listtab" fo:text-indent="-0.25in" fo:margin-left="1.5457in"/>
        </style:list-level-properties>
        <style:text-properties fo:font-family="Wingdings" style:font-charset="x-symbol"/>
      </text:list-level-style-bullet>
      <text:list-level-style-bullet text:level="4" text:style-name="ListLabel_20_659" style:num-suffix="" text:bullet-char="">
        <style:list-level-properties text:list-level-position-and-space-mode="label-alignment">
          <style:list-level-label-alignment text:label-followed-by="listtab" fo:text-indent="-0.25in" fo:margin-left="2.0457in"/>
        </style:list-level-properties>
        <style:text-properties fo:font-family="Symbol" style:font-charset="x-symbol"/>
      </text:list-level-style-bullet>
      <text:list-level-style-bullet text:level="5" text:style-name="ListLabel_20_660" style:num-suffix="o" text:bullet-char="o">
        <style:list-level-properties text:list-level-position-and-space-mode="label-alignment">
          <style:list-level-label-alignment text:label-followed-by="listtab" fo:text-indent="-0.25in" fo:margin-left="2.5457in"/>
        </style:list-level-properties>
        <style:text-properties fo:font-family="'Courier New'"/>
      </text:list-level-style-bullet>
      <text:list-level-style-bullet text:level="6" text:style-name="ListLabel_20_661" style:num-suffix="" text:bullet-char="">
        <style:list-level-properties text:list-level-position-and-space-mode="label-alignment">
          <style:list-level-label-alignment text:label-followed-by="listtab" fo:text-indent="-0.25in" fo:margin-left="3.0457in"/>
        </style:list-level-properties>
        <style:text-properties fo:font-family="Wingdings" style:font-charset="x-symbol"/>
      </text:list-level-style-bullet>
      <text:list-level-style-bullet text:level="7" text:style-name="ListLabel_20_662" style:num-suffix="" text:bullet-char="">
        <style:list-level-properties text:list-level-position-and-space-mode="label-alignment">
          <style:list-level-label-alignment text:label-followed-by="listtab" fo:text-indent="-0.25in" fo:margin-left="3.5457in"/>
        </style:list-level-properties>
        <style:text-properties fo:font-family="Symbol" style:font-charset="x-symbol"/>
      </text:list-level-style-bullet>
      <text:list-level-style-bullet text:level="8" text:style-name="ListLabel_20_663" style:num-suffix="o" text:bullet-char="o">
        <style:list-level-properties text:list-level-position-and-space-mode="label-alignment">
          <style:list-level-label-alignment text:label-followed-by="listtab" fo:text-indent="-0.25in" fo:margin-left="4.0457in"/>
        </style:list-level-properties>
        <style:text-properties fo:font-family="'Courier New'"/>
      </text:list-level-style-bullet>
      <text:list-level-style-bullet text:level="9" text:style-name="ListLabel_20_664" style:num-suffix="" text:bullet-char="">
        <style:list-level-properties text:list-level-position-and-space-mode="label-alignment">
          <style:list-level-label-alignment text:label-followed-by="listtab" fo:text-indent="-0.25in" fo:margin-left="4.54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65"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666" style:num-suffix="•" text:bullet-char="•">
        <style:list-level-properties text:list-level-position-and-space-mode="label-alignment">
          <style:list-level-label-alignment text:label-followed-by="listtab" fo:text-indent="-0.25in" fo:margin-left="1.3937in"/>
        </style:list-level-properties>
        <style:text-properties fo:font-family="'Times New Roman'"/>
      </text:list-level-style-bullet>
      <text:list-level-style-bullet text:level="3" text:style-name="ListLabel_20_667"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668"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669"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670"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671"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672"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673"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74"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675"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676"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677"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678"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679"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680"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681"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682"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83"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684"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685"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686"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687"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688"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689"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690"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691"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92"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693"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694"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695"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696"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697"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698"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699"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00"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01"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02"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03"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04"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05"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06"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07"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08"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09"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10"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11"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12"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13"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14"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15"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16"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17"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18"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19"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2" text:style-name="ListLabel_20_720" style:num-suffix="" text:bullet-char="">
        <style:list-level-properties text:list-level-position-and-space-mode="label-alignment">
          <style:list-level-label-alignment text:label-followed-by="listtab" fo:text-indent="-0.25in" fo:margin-left="1.8937in"/>
        </style:list-level-properties>
        <style:text-properties fo:font-family="Symbol" style:font-charset="x-symbol"/>
      </text:list-level-style-bullet>
      <text:list-level-style-bullet text:level="3" text:style-name="ListLabel_20_721" style:num-suffix="" text:bullet-char="">
        <style:list-level-properties text:list-level-position-and-space-mode="label-alignment">
          <style:list-level-label-alignment text:label-followed-by="listtab" fo:text-indent="-0.25in" fo:margin-left="2.3937in"/>
        </style:list-level-properties>
        <style:text-properties fo:font-family="Wingdings" style:font-charset="x-symbol"/>
      </text:list-level-style-bullet>
      <text:list-level-style-bullet text:level="4" text:style-name="ListLabel_20_722" style:num-suffix="" text:bullet-char="">
        <style:list-level-properties text:list-level-position-and-space-mode="label-alignment">
          <style:list-level-label-alignment text:label-followed-by="listtab" fo:text-indent="-0.25in" fo:margin-left="2.8937in"/>
        </style:list-level-properties>
        <style:text-properties fo:font-family="Symbol" style:font-charset="x-symbol"/>
      </text:list-level-style-bullet>
      <text:list-level-style-bullet text:level="5" text:style-name="ListLabel_20_723" style:num-suffix="o" text:bullet-char="o">
        <style:list-level-properties text:list-level-position-and-space-mode="label-alignment">
          <style:list-level-label-alignment text:label-followed-by="listtab" fo:text-indent="-0.25in" fo:margin-left="3.3937in"/>
        </style:list-level-properties>
        <style:text-properties fo:font-family="'Courier New'"/>
      </text:list-level-style-bullet>
      <text:list-level-style-bullet text:level="6" text:style-name="ListLabel_20_724" style:num-suffix="" text:bullet-char="">
        <style:list-level-properties text:list-level-position-and-space-mode="label-alignment">
          <style:list-level-label-alignment text:label-followed-by="listtab" fo:text-indent="-0.25in" fo:margin-left="3.8937in"/>
        </style:list-level-properties>
        <style:text-properties fo:font-family="Wingdings" style:font-charset="x-symbol"/>
      </text:list-level-style-bullet>
      <text:list-level-style-bullet text:level="7" text:style-name="ListLabel_20_725" style:num-suffix="" text:bullet-char="">
        <style:list-level-properties text:list-level-position-and-space-mode="label-alignment">
          <style:list-level-label-alignment text:label-followed-by="listtab" fo:text-indent="-0.25in" fo:margin-left="4.3937in"/>
        </style:list-level-properties>
        <style:text-properties fo:font-family="Symbol" style:font-charset="x-symbol"/>
      </text:list-level-style-bullet>
      <text:list-level-style-bullet text:level="8" text:style-name="ListLabel_20_726" style:num-suffix="o" text:bullet-char="o">
        <style:list-level-properties text:list-level-position-and-space-mode="label-alignment">
          <style:list-level-label-alignment text:label-followed-by="listtab" fo:text-indent="-0.25in" fo:margin-left="4.8937in"/>
        </style:list-level-properties>
        <style:text-properties fo:font-family="'Courier New'"/>
      </text:list-level-style-bullet>
      <text:list-level-style-bullet text:level="9" text:style-name="ListLabel_20_727" style:num-suffix="" text:bullet-char="">
        <style:list-level-properties text:list-level-position-and-space-mode="label-alignment">
          <style:list-level-label-alignment text:label-followed-by="listtab" fo:text-indent="-0.25in" fo:margin-left="5.3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28"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29"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30"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31"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32"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33"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34"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35"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36"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37"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738" style:num-suffix="" text:bullet-char="">
        <style:list-level-properties text:list-level-position-and-space-mode="label-alignment">
          <style:list-level-label-alignment text:label-followed-by="listtab" fo:text-indent="-0.25in" fo:margin-left="1.4925in"/>
        </style:list-level-properties>
        <style:text-properties fo:font-family="Symbol" style:font-charset="x-symbol"/>
      </text:list-level-style-bullet>
      <text:list-level-style-bullet text:level="3" text:style-name="ListLabel_20_739"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740"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741"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742"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743"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744"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745"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46"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47"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48"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49"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50"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51"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52"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53"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54"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55" style:num-suffix="" text:bullet-char="">
        <style:list-level-properties text:list-level-position-and-space-mode="label-alignment">
          <style:list-level-label-alignment text:label-followed-by="listtab" fo:text-indent="-0.4898in" fo:margin-left="0.7398in"/>
        </style:list-level-properties>
        <style:text-properties fo:font-family="Symbol" style:font-charset="x-symbol"/>
      </text:list-level-style-bullet>
      <text:list-level-style-bullet text:level="2" text:style-name="ListLabel_20_75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5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5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6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6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6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6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64"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65"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66"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67"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68"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69"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70"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71"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72"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73"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74"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75"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76"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77"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78"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79"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80"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81"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782"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83"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84"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85"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86"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87"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88"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89"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90"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791"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792"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793"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794"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795"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796"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97"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98"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99"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800"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2" text:style-name="ListLabel_20_801" style:num-suffix="o" text:bullet-char="o">
        <style:list-level-properties text:list-level-position-and-space-mode="label-alignment">
          <style:list-level-label-alignment text:label-followed-by="listtab" fo:text-indent="-0.25in" fo:margin-left="1.8937in"/>
        </style:list-level-properties>
        <style:text-properties fo:font-family="'Courier New'"/>
      </text:list-level-style-bullet>
      <text:list-level-style-bullet text:level="3" text:style-name="ListLabel_20_802" style:num-suffix="" text:bullet-char="">
        <style:list-level-properties text:list-level-position-and-space-mode="label-alignment">
          <style:list-level-label-alignment text:label-followed-by="listtab" fo:text-indent="-0.25in" fo:margin-left="2.3937in"/>
        </style:list-level-properties>
        <style:text-properties fo:font-family="Wingdings" style:font-charset="x-symbol"/>
      </text:list-level-style-bullet>
      <text:list-level-style-bullet text:level="4" text:style-name="ListLabel_20_803" style:num-suffix="" text:bullet-char="">
        <style:list-level-properties text:list-level-position-and-space-mode="label-alignment">
          <style:list-level-label-alignment text:label-followed-by="listtab" fo:text-indent="-0.25in" fo:margin-left="2.8937in"/>
        </style:list-level-properties>
        <style:text-properties fo:font-family="Symbol" style:font-charset="x-symbol"/>
      </text:list-level-style-bullet>
      <text:list-level-style-bullet text:level="5" text:style-name="ListLabel_20_804" style:num-suffix="o" text:bullet-char="o">
        <style:list-level-properties text:list-level-position-and-space-mode="label-alignment">
          <style:list-level-label-alignment text:label-followed-by="listtab" fo:text-indent="-0.25in" fo:margin-left="3.3937in"/>
        </style:list-level-properties>
        <style:text-properties fo:font-family="'Courier New'"/>
      </text:list-level-style-bullet>
      <text:list-level-style-bullet text:level="6" text:style-name="ListLabel_20_805" style:num-suffix="" text:bullet-char="">
        <style:list-level-properties text:list-level-position-and-space-mode="label-alignment">
          <style:list-level-label-alignment text:label-followed-by="listtab" fo:text-indent="-0.25in" fo:margin-left="3.8937in"/>
        </style:list-level-properties>
        <style:text-properties fo:font-family="Wingdings" style:font-charset="x-symbol"/>
      </text:list-level-style-bullet>
      <text:list-level-style-bullet text:level="7" text:style-name="ListLabel_20_806" style:num-suffix="" text:bullet-char="">
        <style:list-level-properties text:list-level-position-and-space-mode="label-alignment">
          <style:list-level-label-alignment text:label-followed-by="listtab" fo:text-indent="-0.25in" fo:margin-left="4.3937in"/>
        </style:list-level-properties>
        <style:text-properties fo:font-family="Symbol" style:font-charset="x-symbol"/>
      </text:list-level-style-bullet>
      <text:list-level-style-bullet text:level="8" text:style-name="ListLabel_20_807" style:num-suffix="o" text:bullet-char="o">
        <style:list-level-properties text:list-level-position-and-space-mode="label-alignment">
          <style:list-level-label-alignment text:label-followed-by="listtab" fo:text-indent="-0.25in" fo:margin-left="4.8937in"/>
        </style:list-level-properties>
        <style:text-properties fo:font-family="'Courier New'"/>
      </text:list-level-style-bullet>
      <text:list-level-style-bullet text:level="9" text:style-name="ListLabel_20_808" style:num-suffix="" text:bullet-char="">
        <style:list-level-properties text:list-level-position-and-space-mode="label-alignment">
          <style:list-level-label-alignment text:label-followed-by="listtab" fo:text-indent="-0.25in" fo:margin-left="5.3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09"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2" text:style-name="ListLabel_20_810" style:num-suffix="" text:bullet-char="">
        <style:list-level-properties text:list-level-position-and-space-mode="label-alignment">
          <style:list-level-label-alignment text:label-followed-by="listtab" fo:text-indent="-0.25in" fo:margin-left="1.8937in"/>
        </style:list-level-properties>
        <style:text-properties fo:font-family="Symbol" style:font-charset="x-symbol"/>
      </text:list-level-style-bullet>
      <text:list-level-style-bullet text:level="3" text:style-name="ListLabel_20_811" style:num-suffix="" text:bullet-char="">
        <style:list-level-properties text:list-level-position-and-space-mode="label-alignment">
          <style:list-level-label-alignment text:label-followed-by="listtab" fo:text-indent="-0.25in" fo:margin-left="2.3937in"/>
        </style:list-level-properties>
        <style:text-properties fo:font-family="Wingdings" style:font-charset="x-symbol"/>
      </text:list-level-style-bullet>
      <text:list-level-style-bullet text:level="4" text:style-name="ListLabel_20_812" style:num-suffix="" text:bullet-char="">
        <style:list-level-properties text:list-level-position-and-space-mode="label-alignment">
          <style:list-level-label-alignment text:label-followed-by="listtab" fo:text-indent="-0.25in" fo:margin-left="2.8937in"/>
        </style:list-level-properties>
        <style:text-properties fo:font-family="Symbol" style:font-charset="x-symbol"/>
      </text:list-level-style-bullet>
      <text:list-level-style-bullet text:level="5" text:style-name="ListLabel_20_813" style:num-suffix="o" text:bullet-char="o">
        <style:list-level-properties text:list-level-position-and-space-mode="label-alignment">
          <style:list-level-label-alignment text:label-followed-by="listtab" fo:text-indent="-0.25in" fo:margin-left="3.3937in"/>
        </style:list-level-properties>
        <style:text-properties fo:font-family="'Courier New'"/>
      </text:list-level-style-bullet>
      <text:list-level-style-bullet text:level="6" text:style-name="ListLabel_20_814" style:num-suffix="" text:bullet-char="">
        <style:list-level-properties text:list-level-position-and-space-mode="label-alignment">
          <style:list-level-label-alignment text:label-followed-by="listtab" fo:text-indent="-0.25in" fo:margin-left="3.8937in"/>
        </style:list-level-properties>
        <style:text-properties fo:font-family="Wingdings" style:font-charset="x-symbol"/>
      </text:list-level-style-bullet>
      <text:list-level-style-bullet text:level="7" text:style-name="ListLabel_20_815" style:num-suffix="" text:bullet-char="">
        <style:list-level-properties text:list-level-position-and-space-mode="label-alignment">
          <style:list-level-label-alignment text:label-followed-by="listtab" fo:text-indent="-0.25in" fo:margin-left="4.3937in"/>
        </style:list-level-properties>
        <style:text-properties fo:font-family="Symbol" style:font-charset="x-symbol"/>
      </text:list-level-style-bullet>
      <text:list-level-style-bullet text:level="8" text:style-name="ListLabel_20_816" style:num-suffix="o" text:bullet-char="o">
        <style:list-level-properties text:list-level-position-and-space-mode="label-alignment">
          <style:list-level-label-alignment text:label-followed-by="listtab" fo:text-indent="-0.25in" fo:margin-left="4.8937in"/>
        </style:list-level-properties>
        <style:text-properties fo:font-family="'Courier New'"/>
      </text:list-level-style-bullet>
      <text:list-level-style-bullet text:level="9" text:style-name="ListLabel_20_817" style:num-suffix="" text:bullet-char="">
        <style:list-level-properties text:list-level-position-and-space-mode="label-alignment">
          <style:list-level-label-alignment text:label-followed-by="listtab" fo:text-indent="-0.25in" fo:margin-left="5.3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818"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819"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820"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821"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822"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823"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824"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825"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826"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7"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828" style:num-suffix="" text:bullet-char="">
        <style:list-level-properties text:list-level-position-and-space-mode="label-alignment">
          <style:list-level-label-alignment text:label-followed-by="listtab" fo:text-indent="-0.25in" fo:margin-left="1.3937in"/>
        </style:list-level-properties>
        <style:text-properties fo:font-family="Symbol" style:font-charset="x-symbol"/>
      </text:list-level-style-bullet>
      <text:list-level-style-bullet text:level="3" text:style-name="ListLabel_20_829"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830"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831"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832"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833"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834"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835"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83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838"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83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4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84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84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4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84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text-indent="0in" style:auto-text-indent="false" style:writing-mode="lr-tb"/>
      <style:text-properties fo:color="#00000a" style:font-name="Liberation Sans Narrow" fo:font-size="11pt" fo:language="es" fo:country="ES" officeooo:rsid="00129926" officeooo:paragraph-rsid="0014471d" style:font-name-asian="Calibri1" style:font-size-asian="11pt" style:language-asian="en" style:country-asian="US" style:font-name-complex="Times New Roman1" style:font-size-complex="11pt" style:language-complex="ar" style:country-complex="SA"/>
    </style:style>
    <style:page-layout style:name="Mpm1">
      <style:page-layout-properties fo:page-width="8.2701in" fo:page-height="11.6902in" style:num-format="1" style:print-orientation="portrait" fo:margin-top="0.7in" fo:margin-bottom="0.9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 UN Med 2017 6(1): 87-17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2:45:00</meta:creation-date>
    <meta:initial-creator>José Diarte</meta:initial-creator>
    <dc:language>es-AR</dc:language>
    <dc:date>2017-12-10T20:59:53.750248786</dc:date>
    <meta:editing-cycles>75</meta:editing-cycles>
    <meta:editing-duration>PT14H18M41S</meta:editing-duration>
    <meta:generator>LibreOffice/5.4.2.2$Linux_X86_64 LibreOffice_project/40m0$Build-2</meta:generator>
    <dc:creator>Alcides Chaux</dc:creator>
    <meta:document-statistic meta:table-count="0" meta:image-count="0" meta:object-count="0" meta:page-count="25" meta:paragraph-count="563" meta:word-count="16651" meta:character-count="110618" meta:non-whitespace-character-count="944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